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style:font-family-generic="swiss"/>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4mm"/>
    </style:style>
    <style:style style:name="co2" style:family="table-column">
      <style:table-column-properties fo:break-before="auto" style:column-width="84mm"/>
    </style:style>
    <style:style style:name="co3" style:family="table-column">
      <style:table-column-properties fo:break-before="auto" style:column-width="17mm"/>
    </style:style>
    <style:style style:name="co4" style:family="table-column">
      <style:table-column-properties fo:break-before="auto" style:column-width="15.4mm"/>
    </style:style>
    <style:style style:name="co5" style:family="table-column">
      <style:table-column-properties fo:break-before="auto" style:column-width="21.27mm"/>
    </style:style>
    <style:style style:name="co6" style:family="table-column">
      <style:table-column-properties fo:break-before="auto" style:column-width="110.6mm"/>
    </style:style>
    <style:style style:name="co7" style:family="table-column">
      <style:table-column-properties fo:break-before="auto" style:column-width="53.48mm"/>
    </style:style>
    <style:style style:name="co8" style:family="table-column">
      <style:table-column-properties fo:break-before="auto" style:column-width="41.72mm"/>
    </style:style>
    <style:style style:name="co9" style:family="table-column">
      <style:table-column-properties fo:break-before="auto" style:column-width="127.12mm"/>
    </style:style>
    <style:style style:name="co10" style:family="table-column">
      <style:table-column-properties fo:break-before="auto" style:column-width="87.63mm"/>
    </style:style>
    <style:style style:name="co11" style:family="table-column">
      <style:table-column-properties fo:break-before="auto" style:column-width="25.75mm"/>
    </style:style>
    <style:style style:name="co12" style:family="table-column">
      <style:table-column-properties fo:break-before="auto" style:column-width="106.4mm"/>
    </style:style>
    <style:style style:name="co13" style:family="table-column">
      <style:table-column-properties fo:break-before="auto" style:column-width="33.6mm"/>
    </style:style>
    <style:style style:name="ro1" style:family="table-row">
      <style:table-row-properties style:row-height="4.5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4.76mm" fo:break-before="auto" style:use-optimal-row-height="true"/>
    </style:style>
    <style:style style:name="ro4" style:family="table-row">
      <style:table-row-properties style:row-height="13.49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4.73mm" fo:break-before="auto" style:use-optimal-row-height="true"/>
    </style:style>
    <style:style style:name="ro7" style:family="table-row">
      <style:table-row-properties style:row-height="5.01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11.31mm" fo:break-before="auto" style:use-optimal-row-height="true"/>
    </style:style>
    <style:style style:name="ro10" style:family="table-row">
      <style:table-row-properties style:row-height="6.35mm" fo:break-before="auto" style:use-optimal-row-height="true"/>
    </style:style>
    <style:style style:name="ro11" style:family="table-row">
      <style:table-row-properties style:row-height="9mm" fo:break-before="auto" style:use-optimal-row-height="true"/>
    </style:style>
    <style:style style:name="ro12" style:family="table-row">
      <style:table-row-properties style:row-height="40.48mm" fo:break-before="auto" style:use-optimal-row-height="true"/>
    </style:style>
    <style:style style:name="ro13" style:family="table-row">
      <style:table-row-properties style:row-height="11.98mm" fo:break-before="auto" style:use-optimal-row-height="false"/>
    </style:style>
    <style:style style:name="ro14" style:family="table-row">
      <style:table-row-properties style:row-height="28.42mm" fo:break-before="auto" style:use-optimal-row-height="true"/>
    </style:style>
    <style:style style:name="ro15" style:family="table-row">
      <style:table-row-properties style:row-height="72.23mm" fo:break-before="auto" style:use-optimal-row-height="false"/>
    </style:style>
    <style:style style:name="ro16" style:family="table-row">
      <style:table-row-properties style:row-height="14.73mm" fo:break-before="auto" style:use-optimal-row-height="true"/>
    </style:style>
    <style:style style:name="ro17" style:family="table-row">
      <style:table-row-properties style:row-height="12.95mm" fo:break-before="auto" style:use-optimal-row-height="true"/>
    </style:style>
    <style:style style:name="ro18" style:family="table-row">
      <style:table-row-properties style:row-height="8.98mm" fo:break-before="auto" style:use-optimal-row-height="true"/>
    </style:style>
    <style:style style:name="ro19" style:family="table-row">
      <style:table-row-properties style:row-height="20.88mm" fo:break-before="auto" style:use-optimal-row-height="true"/>
    </style:style>
    <style:style style:name="ro20" style:family="table-row">
      <style:table-row-properties style:row-height="16.92mm" fo:break-before="auto" style:use-optimal-row-height="true"/>
    </style:style>
    <style:style style:name="ro21" style:family="table-row">
      <style:table-row-properties style:row-height="5.57mm" fo:break-before="auto" style:use-optimal-row-height="true"/>
    </style:style>
    <style:style style:name="ro22" style:family="table-row">
      <style:table-row-properties style:row-height="24.85mm" fo:break-before="auto" style:use-optimal-row-height="true"/>
    </style:style>
    <style:style style:name="ro23" style:family="table-row">
      <style:table-row-properties style:row-height="36.76mm" fo:break-before="auto" style:use-optimal-row-height="true"/>
    </style:style>
    <style:style style:name="ro24" style:family="table-row">
      <style:table-row-properties style:row-height="52.12mm" fo:break-before="auto" style:use-optimal-row-height="false"/>
    </style:style>
    <style:style style:name="ro25" style:family="table-row">
      <style:table-row-properties style:row-height="19.58mm" fo:break-before="auto" style:use-optimal-row-height="false"/>
    </style:style>
    <style:style style:name="ro26" style:family="table-row">
      <style:table-row-properties style:row-height="28.82mm" fo:break-before="auto" style:use-optimal-row-height="true"/>
    </style:style>
    <style:style style:name="ro27" style:family="table-row">
      <style:table-row-properties style:row-height="92.32mm" fo:break-before="auto" style:use-optimal-row-height="true"/>
    </style:style>
    <style:style style:name="ro28" style:family="table-row">
      <style:table-row-properties style:row-height="16.7mm" fo:break-before="auto" style:use-optimal-row-height="false"/>
    </style:style>
    <style:style style:name="ro29" style:family="table-row">
      <style:table-row-properties style:row-height="68.51mm" fo:break-before="auto" style:use-optimal-row-height="true"/>
    </style:style>
    <style:style style:name="ro30" style:family="table-row">
      <style:table-row-properties style:row-height="44.7mm" fo:break-before="auto" style:use-optimal-row-height="true"/>
    </style:style>
    <style:style style:name="ro31" style:family="table-row">
      <style:table-row-properties style:row-height="20.6mm" fo:break-before="auto" style:use-optimal-row-height="false"/>
    </style:style>
    <style:style style:name="ro32" style:family="table-row">
      <style:table-row-properties style:row-height="18.93mm" fo:break-before="auto" style:use-optimal-row-height="false"/>
    </style:style>
    <style:style style:name="ro33" style:family="table-row">
      <style:table-row-properties style:row-height="60.57mm" fo:break-before="auto" style:use-optimal-row-height="true"/>
    </style:style>
    <style:style style:name="ro34" style:family="table-row">
      <style:table-row-properties style:row-height="100.26mm" fo:break-before="auto" style:use-optimal-row-height="true"/>
    </style:style>
    <style:style style:name="ro35" style:family="table-row">
      <style:table-row-properties style:row-height="7.92mm" fo:break-before="auto" style:use-optimal-row-height="true"/>
    </style:style>
    <style:style style:name="ro36" style:family="table-row">
      <style:table-row-properties style:row-height="14.8mm" fo:break-before="auto" style:use-optimal-row-height="true"/>
    </style:style>
    <style:style style:name="ro37" style:family="table-row">
      <style:table-row-properties style:row-height="32.79mm" fo:break-before="auto" style:use-optimal-row-height="true"/>
    </style:style>
    <style:style style:name="ro38" style:family="table-row">
      <style:table-row-properties style:row-height="48.67mm" fo:break-before="auto" style:use-optimal-row-height="true"/>
    </style:style>
    <style:style style:name="ro39" style:family="table-row">
      <style:table-row-properties style:row-height="52.63mm" fo:break-before="auto" style:use-optimal-row-height="true"/>
    </style:style>
    <style:style style:name="ro40" style:family="table-row">
      <style:table-row-properties style:row-height="132.01mm" fo:break-before="auto" style:use-optimal-row-height="true"/>
    </style:style>
    <style:style style:name="ro41" style:family="table-row">
      <style:table-row-properties style:row-height="40.73mm" fo:break-before="auto" style:use-optimal-row-height="true"/>
    </style:style>
    <style:style style:name="ro42" style:family="table-row">
      <style:table-row-properties style:row-height="21.68mm" fo:break-before="auto" style:use-optimal-row-height="true"/>
    </style:style>
    <style:style style:name="ro43" style:family="table-row">
      <style:table-row-properties style:row-height="64.54mm" fo:break-before="auto" style:use-optimal-row-height="true"/>
    </style:style>
    <style:style style:name="ro44" style:family="table-row">
      <style:table-row-properties style:row-height="76.71mm" fo:break-before="auto" style:use-optimal-row-height="true"/>
    </style:style>
    <style:style style:name="ro45" style:family="table-row">
      <style:table-row-properties style:row-height="49.19mm" fo:break-before="auto" style:use-optimal-row-height="true"/>
    </style:style>
    <style:style style:name="ro46" style:family="table-row">
      <style:table-row-properties style:row-height="56.6mm" fo:break-before="auto" style:use-optimal-row-height="true"/>
    </style:style>
    <style:style style:name="ro47" style:family="table-row">
      <style:table-row-properties style:row-height="73.27mm" fo:break-before="auto" style:use-optimal-row-height="true"/>
    </style:style>
    <style:style style:name="ro48" style:family="table-row">
      <style:table-row-properties style:row-height="11.36mm" fo:break-before="auto" style:use-optimal-row-height="true"/>
    </style:style>
    <style:style style:name="ro49" style:family="table-row">
      <style:table-row-properties style:row-height="28.56mm" fo:break-before="auto" style:use-optimal-row-height="true"/>
    </style:style>
    <style:style style:name="ro50" style:family="table-row">
      <style:table-row-properties style:row-height="7.88mm" fo:break-before="auto" style:use-optimal-row-height="true"/>
    </style:style>
    <style:style style:name="ro51" style:family="table-row">
      <style:table-row-properties style:row-height="9.91mm" fo:break-before="auto" style:use-optimal-row-height="false"/>
    </style:style>
    <style:style style:name="ro52" style:family="table-row">
      <style:table-row-properties style:row-height="67.2mm" fo:break-before="auto" style:use-optimal-row-height="false"/>
    </style:style>
    <style:style style:name="ro53" style:family="table-row">
      <style:table-row-properties style:row-height="35.44mm" fo:break-before="auto" style:use-optimal-row-height="true"/>
    </style:style>
    <style:style style:name="ro54" style:family="table-row">
      <style:table-row-properties style:row-height="207.42mm" fo:break-before="auto" style:use-optimal-row-height="true"/>
    </style:style>
    <style:style style:name="ro55" style:family="table-row">
      <style:table-row-properties style:row-height="76.45mm" fo:break-before="auto" style:use-optimal-row-height="true"/>
    </style:style>
    <style:style style:name="ro56" style:family="table-row">
      <style:table-row-properties style:row-height="85.2mm" fo:break-before="auto" style:use-optimal-row-height="false"/>
    </style:style>
    <style:style style:name="ro57" style:family="table-row">
      <style:table-row-properties style:row-height="18.24mm" fo:break-before="auto" style:use-optimal-row-height="true"/>
    </style:style>
    <style:style style:name="ro58" style:family="table-row">
      <style:table-row-properties style:row-height="69.83mm" fo:break-before="auto" style:use-optimal-row-height="true"/>
    </style:style>
    <style:style style:name="ro59" style:family="table-row">
      <style:table-row-properties style:row-height="62.95mm" fo:break-before="auto" style:use-optimal-row-height="true"/>
    </style:style>
    <style:style style:name="ro60" style:family="table-row">
      <style:table-row-properties style:row-height="42.32mm" fo:break-before="auto" style:use-optimal-row-height="true"/>
    </style:style>
    <style:style style:name="ta1" style:family="table" style:master-page-name="PageStyle_5f_Kura_20_QA">
      <style:table-properties table:display="true" style:writing-mode="lr-tb"/>
    </style:style>
    <style:style style:name="ta2" style:family="table" style:master-page-name="PageStyle_5f_Revisions">
      <style:table-properties table:display="true" style:writing-mode="lr-tb"/>
    </style:style>
    <style:style style:name="ta3" style:family="table" style:master-page-name="PageStyle_5f_Report">
      <style:table-properties table:display="true" style:writing-mode="lr-tb"/>
    </style:style>
    <number:text-style style:name="N100">
      <number:text-content/>
    </number:text-style>
    <style:style style:name="ce1" style:family="table-cell" style:parent-style-name="Default">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113">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12"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5"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9"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data-style-name="N100">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data-style-name="N10113">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51"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54"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style>
    <style:style style:name="ce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style>
    <style:style style:name="ce64" style:family="table-cell" style:parent-style-name="Default">
      <style:table-cell-properties fo:border-bottom="2.49pt solid #ffffff" fo:background-color="#4f81bd" style:diagonal-bl-tr="none" style:diagonal-tl-br="none" style:text-align-source="value-type" style:repeat-content="false" fo:wrap-option="wrap" fo:border-left="0.74pt solid #ffffff" style:direction="ltr" fo:border-right="0.74pt solid #ffffff" style:rotation-angle="0" style:rotation-align="none" style:shrink-to-fit="false" fo:border-top="2.49pt solid #a7c0de" style:vertical-align="middle"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21"/>
    </style:style>
    <style:style style:name="ce121"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221"/>
    </style:style>
    <style:style style:name="ce122"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221"/>
    </style:style>
    <style:style style:name="ce123"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font-name="Arial1" fo:font-size="10pt" style:font-size-asian="10pt" style:font-size-complex="10pt"/>
      <style:map style:condition="is-true-formula(ISODD(ROW()))" style:apply-style-name="zebra_5f_odd" style:base-cell-address="Report.A221"/>
    </style:style>
    <style:style style:name="ce12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style:font-name="Arial1" fo:font-size="10pt" style:font-size-asian="10pt" style:font-size-complex="10pt"/>
      <style:map style:condition="is-true-formula(ISODD(ROW()))" style:apply-style-name="zebra_5f_odd" style:base-cell-address="Report.A221"/>
    </style:style>
    <style:style style:name="ce125" style:family="table-cell" style:parent-style-name="Default">
      <style:map style:condition="is-true-formula(ISODD(ROW()))" style:apply-style-name="zebra_5f_odd" style:base-cell-address="Report.A221"/>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21"/>
    </style:style>
    <style:style style:name="ce128" style:family="table-cell" style:parent-style-name="Default">
      <style:table-cell-properties style:rotation-align="none" style:vertical-align="top"/>
      <style:text-properties style:font-name="Arial1" fo:font-size="10pt" style:font-size-asian="10pt" style:font-size-complex="10pt"/>
      <style:map style:condition="is-true-formula(ISODD(ROW()))" style:apply-style-name="zebra_5f_odd" style:base-cell-address="Report.A221"/>
    </style:style>
    <style:style style:name="ce129" style:family="table-cell" style:parent-style-name="Default">
      <style:table-cell-properties style:text-align-source="fix" style:repeat-content="false" style:rotation-align="none" style:vertical-align="top"/>
      <style:paragraph-properties fo:text-align="center" fo:margin-left="0mm"/>
      <style:text-properties style:font-name="Arial1" fo:font-size="10pt" style:font-size-asian="10pt" style:font-size-complex="10pt"/>
      <style:map style:condition="is-true-formula(ISODD(ROW()))" style:apply-style-name="zebra_5f_odd" style:base-cell-address="Report.A221"/>
    </style:style>
    <style:style style:name="ce130" style:family="table-cell" style:parent-style-name="Default">
      <style:table-cell-properties style:text-align-source="fix" style:repeat-content="false" style:rotation-align="none" style:vertical-align="top"/>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21"/>
    </style:style>
    <style:style style:name="ce136"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21"/>
    </style:style>
    <style:style style:name="ce13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map style:condition="is-true-formula(ISODD(ROW()))" style:apply-style-name="zebra_5f_odd" style:base-cell-address="Report.A221"/>
    </style:style>
    <style:style style:name="ce14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map style:condition="is-true-formula(ISODD(ROW()))" style:apply-style-name="zebra_5f_odd" style:base-cell-address="Report.A221"/>
    </style:style>
    <style:style style:name="ce14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142" style:family="table-cell" style:parent-style-name="Default">
      <style:table-cell-properties style:vertical-align="top"/>
    </style:style>
    <style:style style:name="ce40"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mm" style:writing-mode="page"/>
    </style:style>
    <style:style style:name="ce4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font-name="Arial1" style:font-name-complex="Arial1"/>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17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21"/>
    </style:style>
    <style:style style:name="ce158"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221"/>
    </style:style>
    <style:style style:name="ce1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221"/>
    </style:style>
    <style:style style:name="ce160"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221"/>
    </style:style>
    <style:style style:name="ce162"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221"/>
    </style:style>
    <style:style style:name="ce163"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221"/>
    </style:style>
    <style:style style:name="ce164"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font-name="Arial1" fo:font-size="10pt" style:font-size-asian="10pt" style:font-size-complex="10pt"/>
      <style:map style:condition="is-true-formula(ISODD(ROW()))" style:apply-style-name="zebra_5f_odd" style:base-cell-address="Report.A221"/>
    </style:style>
    <style:style style:name="ce1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font-name="Arial1" fo:font-size="10pt" style:font-size-asian="10pt" style:font-size-complex="10pt"/>
      <style:map style:condition="is-true-formula(ISODD(ROW()))" style:apply-style-name="zebra_5f_odd" style:base-cell-address="Report.A221"/>
    </style:style>
    <style:style style:name="ce16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21"/>
    </style:style>
    <style:style style:name="ce16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21"/>
    </style:style>
    <style:style style:name="ce17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ff7f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21"/>
    </style:style>
    <style:style style:name="ce1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7f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21"/>
    </style:style>
    <style:style style:name="ce17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221"/>
    </style:style>
    <style:style style:name="ce1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name-asian="Microsoft YaHei"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221"/>
    </style:style>
    <style:style style:name="ce17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7f00" style:text-outline="false" style:text-line-through-style="none" style:text-line-through-type="none" style:font-name="Arial1" fo:font-size="10pt" fo:font-style="normal" fo:text-shadow="none" style:text-underline-style="none" fo:font-weight="normal" style:font-name-asian="Microsoft YaHei"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21"/>
    </style:style>
    <style:style style:name="ce18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name-asian="Microsoft YaHei"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21"/>
    </style:style>
    <style:style style:name="ce18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221"/>
    </style:style>
    <style:style style:name="ce182"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221"/>
    </style:style>
    <style:style style:name="ce18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font-name="Arial1" fo:font-size="10pt" style:font-size-asian="10pt" style:font-size-complex="10pt"/>
      <style:map style:condition="is-true-formula(ISODD(ROW()))" style:apply-style-name="zebra_5f_odd" style:base-cell-address="Report.A221"/>
    </style:style>
    <style:style style:name="ce18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21"/>
    </style:style>
    <style:style style:name="ce18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ff7f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21"/>
    </style:style>
    <style:style style:name="ce192"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221"/>
    </style:style>
    <style:style style:name="ce19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ff7f00" style:text-outline="false" style:text-line-through-style="none" style:text-line-through-type="none" style:font-name="Arial" fo:font-size="10pt" fo:language="en" fo:country="GB" fo:font-style="normal" fo:text-shadow="none" style:text-underline-style="none" fo:font-weight="normal"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map style:condition="is-true-formula(ISODD(ROW()))" style:apply-style-name="zebra_5f_odd" style:base-cell-address="Report.A221"/>
    </style:style>
    <style:style style:name="ce197" style:family="table-cell" style:parent-style-name="Default">
      <style:table-cell-properties fo:wrap-option="wrap"/>
      <style:text-properties fo:color="#ff7f00" style:text-outline="false" style:text-line-through-style="none" style:text-line-through-type="none" fo:font-size="10pt" fo:language="sl" fo:country="SI"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is-true-formula(ISODD(ROW()))" style:apply-style-name="zebra_5f_odd" style:base-cell-address="Report.A221"/>
    </style:style>
    <style:style style:name="ce19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ff7f00"/>
      <style:map style:condition="is-true-formula(ISODD(ROW()))" style:apply-style-name="zebra_5f_odd" style:base-cell-address="Report.A221"/>
    </style:style>
    <style:style style:name="ce68"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mm" style:writing-mode="page"/>
    </style:style>
    <style:style style:name="ce69"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style>
    <style:style style:name="ce207" style:family="table-cell" style:parent-style-name="Default">
      <style:table-cell-properties fo:wrap-option="wrap" style:vertical-align="top"/>
      <style:text-properties style:font-name="Arial1" fo:font-size="10pt" style:font-name-asian="Microsoft YaHei" style:font-size-asian="10pt" style:font-name-complex="Arial2" style:font-size-complex="10pt"/>
      <style:map style:condition="is-true-formula(ISODD(ROW()))" style:apply-style-name="zebra_5f_odd" style:base-cell-address="Report.A221"/>
    </style:style>
    <style:style style:name="ce20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221"/>
    </style:style>
    <style:style style:name="ce20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21"/>
    </style:style>
    <style:style style:name="ce210"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21"/>
    </style:style>
    <style:style style:name="ce77"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78" style:family="table-cell" style:parent-style-name="Default" style:data-style-name="N1011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217"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218"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222"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223"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224" style:family="table-cell" style:parent-style-name="Default">
      <style:table-cell-properties fo:background-color="transparent" style:rotation-align="none" style:vertical-align="top"/>
      <style:text-properties style:use-window-font-color="true"/>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226" style:family="table-cell" style:parent-style-name="Default">
      <style:table-cell-properties style:rotation-align="none" style:vertical-align="top"/>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2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22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9"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1"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221"/>
    </style:style>
    <style:style style:name="ce232"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221"/>
    </style:style>
    <style:style style:name="ce23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21"/>
    </style:style>
    <style:style style:name="ce234"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map style:condition="is-true-formula(ISODD(ROW()))" style:apply-style-name="zebra_5f_odd" style:base-cell-address="Report.A221"/>
    </style:style>
    <style:style style:name="ce235"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221"/>
    </style:style>
    <style:style style:name="ce236" style:family="table-cell" style:parent-style-name="Default">
      <style:table-cell-properties style:rotation-align="none" style:vertical-align="top"/>
      <style:map style:condition="is-true-formula(ISODD(ROW()))" style:apply-style-name="zebra_5f_odd" style:base-cell-address="Report.A221"/>
    </style:style>
    <style:style style:name="ce9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map style:condition="is-true-formula(ISODD(ROW()))" style:apply-style-name="zebra_5f_odd" style:base-cell-address="Report.A221"/>
    </style:style>
    <style:style style:name="ce2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221"/>
    </style:style>
    <style:style style:name="ce2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map style:condition="is-true-formula(ISODD(ROW()))" style:apply-style-name="zebra_5f_odd" style:base-cell-address="Report.A221"/>
    </style:style>
    <style:style style:name="T1" style:family="text">
      <style:text-properties fo:color="#000000"/>
    </style:style>
    <style:style style:name="T2" style:family="text">
      <style:text-properties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normal" style:font-weight-asian="normal" style:font-weight-complex="normal" fo:color="#000000"/>
    </style:style>
    <style:style style:name="T7" style:family="text">
      <style:text-properties fo:color="#000000" fo:font-weight="normal" style:font-weight-asian="normal" style:font-weight-complex="normal"/>
    </style:style>
    <style:style style:name="T8" style:family="text">
      <style:text-properties fo:color="#ff7f00"/>
    </style:style>
    <style:style style:name="T9" style:family="text">
      <style:text-properties fo:color="#ff7f00" fo:font-weight="normal" style:font-weight-asian="normal" style:font-weight-complex="normal"/>
    </style:style>
    <style:style style:name="T10" style:family="text">
      <style:text-properties fo:color="#3f8000"/>
    </style:style>
    <style:style style:name="T11" style:family="text">
      <style:text-properties fo:font-size="10pt" style:font-size-asian="10pt" style:font-size-complex="10pt"/>
    </style:style>
    <style:style style:name="T12" style:family="text">
      <style:text-properties fo:font-size="10pt" style:font-size-asian="10pt" style:font-size-complex="10pt" fo:font-weight="bold" fo:language="en" fo:country="GB" style:language-asian="en" style:country-asian="GB" style:language-complex="ar" style:country-complex="SA" style:font-name-asian="Times New Roman" style:font-name-complex="Times New Roman" style:font-weight-asian="bold" style:font-weight-complex="bold"/>
    </style:style>
    <style:style style:name="T13" style:family="text">
      <style:text-properties fo:color="#ff9900"/>
    </style:style>
    <style:style style:name="T14" style:family="text">
      <style:text-properties fo:color="#333333"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5" style:family="text">
      <style:text-properties style:font-name="Arial" fo:font-size="10pt" style:font-size-asian="10pt" style:font-size-complex="10pt"/>
    </style:style>
    <style:style style:name="T16" style:family="text">
      <style:text-properties fo:color="#ff7f00" style:font-name="Arial" fo:font-size="10pt" fo:language="en" fo:country="GB" style:language-asian="en" style:country-asian="GB" style:language-complex="ar" style:country-complex="SA" style:font-name-asian="Times New Roman" style:font-name-complex="Times New Roman" style:font-size-asian="10pt" style:font-size-complex="10pt"/>
    </style:style>
    <style:style style:name="T17"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Kura QA"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number-columns-repeated="1024"/>
        </table:table-row>
        <table:table-row table:style-name="ro1">
          <table:table-cell table:style-name="ce1"/>
          <table:table-cell table:style-name="ce1" office:value-type="string" calcext:value-type="string">
            <text:p>Kura QA spreadsheet</text:p>
          </table:table-cell>
          <table:table-cell table:number-columns-repeated="1022"/>
        </table:table-row>
        <table:table-row table:style-name="ro2">
          <table:table-cell table:style-name="ce1" office:value-type="string" calcext:value-type="string">
            <text:p>Version</text:p>
          </table:table-cell>
          <table:table-cell table:style-name="ce2" office:value-type="string" calcext:value-type="string">
            <text:p>1.12</text:p>
          </table:table-cell>
          <table:table-cell table:number-columns-repeated="1022"/>
        </table:table-row>
        <table:table-row table:style-name="ro2">
          <table:table-cell table:style-name="ce1" office:value-type="string" calcext:value-type="string">
            <text:p>Date</text:p>
          </table:table-cell>
          <table:table-cell table:style-name="ce3" office:value-type="date" office:date-value="2017-09-25" calcext:value-type="date">
            <text:p>25.9.2017</text:p>
          </table:table-cell>
          <table:table-cell table:number-columns-repeated="1022"/>
        </table:table-row>
        <table:table-row table:style-name="ro1">
          <table:table-cell table:style-name="ce1" office:value-type="string" calcext:value-type="string">
            <text:p>Author</text:p>
          </table:table-cell>
          <table:table-cell table:style-name="ce4" office:value-type="string" calcext:value-type="string">
            <text:p>Marko Erker et al</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Revisions" table:style-name="ta2">
        <office:forms form:automatic-focus="false" form:apply-design-mode="false"/>
        <table:table-column table:style-name="co4" table:default-cell-style-name="ce8"/>
        <table:table-column table:style-name="co5" table:default-cell-style-name="ce11"/>
        <table:table-column table:style-name="co6" table:default-cell-style-name="ce15"/>
        <table:table-column table:style-name="co7" table:default-cell-style-name="Default"/>
        <table:table-column table:style-name="co3" table:number-columns-repeated="1020" table:default-cell-style-name="Default"/>
        <table:table-row table:style-name="ro3">
          <table:table-cell table:style-name="ce5" office:value-type="string" calcext:value-type="string">
            <text:p>Version</text:p>
          </table:table-cell>
          <table:table-cell table:style-name="ce9" office:value-type="string" calcext:value-type="string">
            <text:p>Date</text:p>
          </table:table-cell>
          <table:table-cell table:style-name="ce12" office:value-type="string" calcext:value-type="string">
            <text:p>Updates</text:p>
          </table:table-cell>
          <table:table-cell table:style-name="ce12" office:value-type="string" calcext:value-type="string">
            <text:p>Author(s)</text:p>
          </table:table-cell>
          <table:table-cell table:number-columns-repeated="1020"/>
        </table:table-row>
        <table:table-row table:style-name="ro1">
          <table:table-cell table:style-name="ce6" office:value-type="string" calcext:value-type="string">
            <text:p>1.0</text:p>
          </table:table-cell>
          <table:table-cell table:style-name="ce10"/>
          <table:table-cell table:style-name="ce13" office:value-type="string" calcext:value-type="string">
            <text:p>Initial version</text:p>
          </table:table-cell>
          <table:table-cell table:style-name="ce13" office:value-type="string" calcext:value-type="string">
            <text:p>Eurotech</text:p>
          </table:table-cell>
          <table:table-cell table:style-name="ce15" table:number-columns-repeated="1020"/>
        </table:table-row>
        <table:table-row table:style-name="ro4">
          <table:table-cell table:style-name="ce7" office:value-type="string" calcext:value-type="string">
            <text:p>1.1</text:p>
          </table:table-cell>
          <table:table-cell office:value-type="date" office:date-value="2017-01-27" calcext:value-type="date">
            <text:p>27.1.2017</text:p>
          </table:table-cell>
          <table:table-cell table:style-name="ce14" office:value-type="string" calcext:value-type="string">
            <text:p>Updated most test descriptions, added more specific commands and test comments, added conditional formatting of results and value restrictions</text:p>
          </table:table-cell>
          <table:table-cell table:style-name="ce14" office:value-type="string" calcext:value-type="string">
            <text:p>Đuro Drljača, Marko Erker, Matteo Maeiro, Jens Reimann</text:p>
          </table:table-cell>
          <table:table-cell table:number-columns-repeated="1020"/>
        </table:table-row>
        <table:table-row table:style-name="ro1">
          <table:table-cell office:value-type="string" calcext:value-type="string">
            <text:p>1.2</text:p>
          </table:table-cell>
          <table:table-cell office:value-type="date" office:date-value="2017-02-07" calcext:value-type="date">
            <text:p>7.2.2017</text:p>
          </table:table-cell>
          <table:table-cell office:value-type="string" calcext:value-type="string">
            <text:p>Added test information</text:p>
          </table:table-cell>
          <table:table-cell office:value-type="string" calcext:value-type="string">
            <text:p>Cristiano De Alti</text:p>
          </table:table-cell>
          <table:table-cell table:number-columns-repeated="1020"/>
        </table:table-row>
        <table:table-row table:style-name="ro1">
          <table:table-cell table:style-name="ce7" office:value-type="string" calcext:value-type="string">
            <text:p>1.3</text:p>
          </table:table-cell>
          <table:table-cell office:value-type="date" office:date-value="2017-02-16" calcext:value-type="date">
            <text:p>16.2.2017</text:p>
          </table:table-cell>
          <table:table-cell table:style-name="ce14" office:value-type="string" calcext:value-type="string">
            <text:p>Added browser versions</text:p>
          </table:table-cell>
          <table:table-cell table:style-name="ce14" office:value-type="string" calcext:value-type="string">
            <text:p>Marko Erker</text:p>
          </table:table-cell>
          <table:table-cell table:number-columns-repeated="1020"/>
        </table:table-row>
        <table:table-row table:style-name="ro1">
          <table:table-cell office:value-type="string" calcext:value-type="string">
            <text:p>1.4</text:p>
          </table:table-cell>
          <table:table-cell office:value-type="date" office:date-value="2017-02-23" calcext:value-type="date">
            <text:p>23.2.2017</text:p>
          </table:table-cell>
          <table:table-cell office:value-type="string" calcext:value-type="string">
            <text:p>Added Wires tests, updated a few other details</text:p>
          </table:table-cell>
          <table:table-cell table:style-name="ce14" office:value-type="string" calcext:value-type="string">
            <text:p>Đuro Drljača, Marko Erker</text:p>
          </table:table-cell>
          <table:table-cell table:number-columns-repeated="1020"/>
        </table:table-row>
        <table:table-row table:style-name="ro1">
          <table:table-cell office:value-type="string" calcext:value-type="string">
            <text:p>1.5</text:p>
          </table:table-cell>
          <table:table-cell office:value-type="date" office:date-value="2017-03-10" calcext:value-type="date">
            <text:p>10.3.2017</text:p>
          </table:table-cell>
          <table:table-cell table:style-name="ce14" office:value-type="string" calcext:value-type="string">
            <text:p>Updated formulas and conditional formatting</text:p>
          </table:table-cell>
          <table:table-cell table:style-name="ce14" office:value-type="string" calcext:value-type="string">
            <text:p>Marko Erker</text:p>
          </table:table-cell>
          <table:table-cell table:number-columns-repeated="1020"/>
        </table:table-row>
        <table:table-row table:style-name="ro5">
          <table:table-cell office:value-type="string" calcext:value-type="string">
            <text:p>1.6</text:p>
          </table:table-cell>
          <table:table-cell office:value-type="date" office:date-value="2017-03-22" calcext:value-type="date">
            <text:p>22.3.2017</text:p>
          </table:table-cell>
          <table:table-cell office:value-type="string" calcext:value-type="string">
            <text:p>Added DEN-POS-003</text:p>
          </table:table-cell>
          <table:table-cell office:value-type="string" calcext:value-type="string">
            <text:p>Pierantonio Merlino</text:p>
          </table:table-cell>
          <table:table-cell table:number-columns-repeated="1020"/>
        </table:table-row>
        <table:table-row table:style-name="ro6">
          <table:table-cell office:value-type="string" calcext:value-type="string">
            <text:p>1.7</text:p>
          </table:table-cell>
          <table:table-cell office:value-type="date" office:date-value="2017-04-10" calcext:value-type="date">
            <text:p>10.4.2017</text:p>
          </table:table-cell>
          <table:table-cell office:value-type="string" calcext:value-type="string">
            <text:p>Added DATA-LIMIT-*</text:p>
          </table:table-cell>
          <table:table-cell office:value-type="string" calcext:value-type="string">
            <text:p>Marko Erker</text:p>
          </table:table-cell>
          <table:table-cell table:number-columns-repeated="1020"/>
        </table:table-row>
        <table:table-row table:style-name="ro7">
          <table:table-cell office:value-type="string" calcext:value-type="string">
            <text:p>1.8</text:p>
          </table:table-cell>
          <table:table-cell office:value-type="date" office:date-value="2017-04-13" calcext:value-type="date">
            <text:p>13.4.2017</text:p>
          </table:table-cell>
          <table:table-cell office:value-type="string" calcext:value-type="string">
            <text:p>Added Watchdog service and OPC UA, IPv6, etc.</text:p>
          </table:table-cell>
          <table:table-cell office:value-type="string" calcext:value-type="string">
            <text:p>Marko Erker, Dario Novaković</text:p>
          </table:table-cell>
          <table:table-cell table:number-columns-repeated="1020"/>
        </table:table-row>
        <table:table-row table:style-name="ro8">
          <table:table-cell office:value-type="string" calcext:value-type="string">
            <text:p>1.9</text:p>
          </table:table-cell>
          <table:table-cell office:value-type="date" office:date-value="2017-05-16" calcext:value-type="date">
            <text:p>16.5.2017</text:p>
          </table:table-cell>
          <table:table-cell office:value-type="string" calcext:value-type="string">
            <text:p>Merged updates and increased version</text:p>
          </table:table-cell>
          <table:table-cell office:value-type="string" calcext:value-type="string">
            <text:p>Marko Erker</text:p>
          </table:table-cell>
          <table:table-cell table:number-columns-repeated="1020"/>
        </table:table-row>
        <table:table-row table:style-name="ro8">
          <table:table-cell office:value-type="string" calcext:value-type="string">
            <text:p>1.10</text:p>
          </table:table-cell>
          <table:table-cell office:value-type="date" office:date-value="2017-07-06" calcext:value-type="date">
            <text:p>6.7.2017</text:p>
          </table:table-cell>
          <table:table-cell office:value-type="string" calcext:value-type="string">
            <text:p>Restructured DataService tests and added new ones</text:p>
          </table:table-cell>
          <table:table-cell office:value-type="string" calcext:value-type="string">
            <text:p>Cristiano De Alti, Marko Erker, Matteo Maeiro</text:p>
          </table:table-cell>
          <table:table-cell table:number-columns-repeated="1020"/>
        </table:table-row>
        <table:table-row table:style-name="ro8">
          <table:table-cell office:value-type="string" calcext:value-type="string">
            <text:p>1.11</text:p>
          </table:table-cell>
          <table:table-cell office:value-type="date" office:date-value="2017-07-10" calcext:value-type="date">
            <text:p>10.7.2017</text:p>
          </table:table-cell>
          <table:table-cell office:value-type="string" calcext:value-type="string">
            <text:p>H2 DB tests</text:p>
          </table:table-cell>
          <table:table-cell office:value-type="string" calcext:value-type="string">
            <text:p>Marko Erker</text:p>
          </table:table-cell>
          <table:table-cell table:number-columns-repeated="1020"/>
        </table:table-row>
        <table:table-row table:style-name="ro9">
          <table:table-cell office:value-type="string" calcext:value-type="string">
            <text:p>1.12</text:p>
          </table:table-cell>
          <table:table-cell office:value-type="date" office:date-value="2017-09-11" calcext:value-type="date">
            <text:p>11.9.2017</text:p>
          </table:table-cell>
          <table:table-cell office:value-type="string" calcext:value-type="string">
            <text:p>Updated critical component test, H2 server tests, Wires asset tests, added Artemis broker tests, Wires ScriptFilter tests, Rest service test, added TinyB-related tests</text:p>
          </table:table-cell>
          <table:table-cell office:value-type="string" calcext:value-type="string">
            <text:p>Marko Erker, Pierantonio Merlino</text:p>
          </table:table-cell>
          <table:table-cell table:number-columns-repeated="1020"/>
        </table:table-row>
        <table:table-row table:style-name="ro1" table:number-rows-repeated="1048561">
          <table:table-cell table:number-columns-repeated="1024"/>
        </table:table-row>
        <table:table-row table:style-name="ro1">
          <table:table-cell table:number-columns-repeated="1024"/>
        </table:table-row>
      </table:table>
      <table:table table:name="Report" table:style-name="ta3">
        <office:forms form:automatic-focus="false" form:apply-design-mode="false"/>
        <table:table-column table:style-name="co8" table:default-cell-style-name="Default"/>
        <table:table-column table:style-name="co9" table:default-cell-style-name="ce47"/>
        <table:table-column table:style-name="co10" table:default-cell-style-name="ce141"/>
        <table:table-column table:style-name="co11" table:default-cell-style-name="Default"/>
        <table:table-column table:style-name="co12" table:default-cell-style-name="Default"/>
        <table:table-column table:style-name="co13" table:number-columns-repeated="1019" table:default-cell-style-name="Default"/>
        <table:table-row table:style-name="ro10">
          <table:table-cell table:style-name="ce16" office:value-type="string" calcext:value-type="string">
            <text:p>Test Information</text:p>
          </table:table-cell>
          <table:table-cell table:style-name="ce40"/>
          <table:table-cell table:style-name="ce68"/>
          <table:table-cell table:style-name="ce16" table:number-columns-repeated="5"/>
          <table:table-cell table:number-columns-repeated="1016"/>
        </table:table-row>
        <table:table-row-group>
          <table:table-row table:style-name="ro3">
            <table:table-cell table:style-name="ce59" office:value-type="string" calcext:value-type="string">
              <text:p>Platform Name</text:p>
            </table:table-cell>
            <table:table-cell table:style-name="ce41" table:number-columns-repeated="2"/>
            <table:table-cell table:style-name="ce77" office:value-type="string" calcext:value-type="string" table:number-columns-spanned="2" table:number-rows-spanned="1">
              <text:p>e.g. Raspberry Pi 3</text:p>
            </table:table-cell>
            <table:covered-table-cell table:style-name="ce59"/>
            <table:table-cell table:style-name="ce57" table:number-columns-repeated="1019"/>
          </table:table-row>
          <table:table-row table:style-name="ro1">
            <table:table-cell table:style-name="ce18" office:value-type="string" calcext:value-type="string">
              <text:p>Hardware Variant</text:p>
            </table:table-cell>
            <table:table-cell table:style-name="ce93" table:number-columns-repeated="2"/>
            <table:table-cell table:style-name="ce78"/>
            <table:table-cell table:style-name="ce18"/>
            <table:table-cell table:style-name="ce57" table:number-columns-repeated="1019"/>
          </table:table-row>
          <table:table-row table:style-name="ro1">
            <table:table-cell table:style-name="ce18" office:value-type="string" calcext:value-type="string">
              <text:p>Hardware Revision</text:p>
            </table:table-cell>
            <table:table-cell table:style-name="ce93" table:number-columns-repeated="2"/>
            <table:table-cell table:style-name="ce18" table:number-columns-repeated="2"/>
            <table:table-cell table:style-name="ce57" table:number-columns-repeated="1019"/>
          </table:table-row>
          <table:table-row table:style-name="ro1">
            <table:table-cell table:style-name="ce18" office:value-type="string" calcext:value-type="string">
              <text:p>OS download URL</text:p>
            </table:table-cell>
            <table:table-cell table:style-name="ce93" table:number-columns-repeated="2"/>
            <table:table-cell table:style-name="ce20" office:value-type="string" calcext:value-type="string">
              <text:p>e.g. https://downloads.raspberrypi.org/raspbian_lite_latest</text:p>
            </table:table-cell>
            <table:table-cell table:style-name="ce18"/>
            <table:table-cell table:number-columns-repeated="1019"/>
          </table:table-row>
          <table:table-row table:style-name="ro1">
            <table:table-cell table:style-name="ce19" office:value-type="string" calcext:value-type="string" table:number-columns-spanned="2" table:number-rows-spanned="1">
              <text:p>Linux Kernel Version (uname -a)</text:p>
            </table:table-cell>
            <table:covered-table-cell table:style-name="ce18"/>
            <table:table-cell table:style-name="ce18"/>
            <table:table-cell table:style-name="ce19" office:value-type="string" calcext:value-type="string" table:number-columns-spanned="2" table:number-rows-spanned="1">
              <text:p>e.g. Linux raspberrypi 4.1.18-v7+ #846 SMP Thu Feb 25 14:22:53 GMT 2016 armv7l GNU/Linux</text:p>
            </table:table-cell>
            <table:covered-table-cell table:style-name="ce18"/>
            <table:table-cell table:number-columns-repeated="1019"/>
          </table:table-row>
          <table:table-row table:style-name="ro1">
            <table:table-cell table:style-name="ce19" office:value-type="string" calcext:value-type="string" table:number-columns-spanned="2" table:number-rows-spanned="1">
              <text:p>Linux Distrib Version (cat /etc/issue)</text:p>
            </table:table-cell>
            <table:covered-table-cell table:style-name="ce18"/>
            <table:table-cell table:style-name="ce18"/>
            <table:table-cell table:style-name="ce19" office:value-type="string" calcext:value-type="string" table:number-columns-spanned="2" table:number-rows-spanned="1">
              <text:p>e.g. Raspbian GNU/Linux 8</text:p>
            </table:table-cell>
            <table:covered-table-cell table:style-name="ce18"/>
            <table:table-cell table:number-columns-repeated="1019"/>
          </table:table-row>
          <table:table-row table:style-name="ro1">
            <table:table-cell table:style-name="ce20" office:value-type="string" calcext:value-type="string">
              <text:p>Linux /etc/*release files (find /etc -name "*release" <text:s/>-exec tail -n +1 {} \+)</text:p>
            </table:table-cell>
            <table:table-cell table:style-name="ce18" table:number-columns-repeated="4"/>
            <table:table-cell table:number-columns-repeated="1019"/>
          </table:table-row>
          <table:table-row table:style-name="ro1">
            <table:table-cell table:style-name="ce20" office:value-type="string" calcext:value-type="string">
              <text:p>Linux vendor-specific versions (e.g. /usr/sbin/eurotech_versions)</text:p>
            </table:table-cell>
            <table:table-cell table:style-name="ce18" table:number-columns-repeated="4"/>
            <table:table-cell table:number-columns-repeated="1019"/>
          </table:table-row>
          <table:table-row table:style-name="ro1">
            <table:table-cell table:style-name="ce20" office:value-type="string" calcext:value-type="string">
              <text:p>OS upgraded? (e.g. "apt-get update; apt-get upgrade")</text:p>
            </table:table-cell>
            <table:table-cell table:style-name="ce18" table:number-columns-repeated="2"/>
            <table:table-cell table:style-name="ce20" office:value-type="string" calcext:value-type="string">
              <text:p>e.g. No</text:p>
            </table:table-cell>
            <table:table-cell table:style-name="ce18"/>
            <table:table-cell table:number-columns-repeated="1019"/>
          </table:table-row>
          <table:table-row table:style-name="ro1">
            <table:table-cell table:style-name="ce20" office:value-type="string" calcext:value-type="string">
              <text:p>JVM download URL</text:p>
            </table:table-cell>
            <table:table-cell table:style-name="ce18" table:number-columns-repeated="2"/>
            <table:table-cell table:style-name="ce20" office:value-type="string" calcext:value-type="string">
              <text:p>indicate the URL if the JVM has been manually downloaded. If installed from packages indicate the package</text:p>
            </table:table-cell>
            <table:table-cell table:style-name="ce18"/>
            <table:table-cell table:number-columns-repeated="1019"/>
          </table:table-row>
          <table:table-row table:style-name="ro11">
            <table:table-cell table:style-name="ce18" office:value-type="string" calcext:value-type="string">
              <text:p>JVM Version (java -version)</text:p>
            </table:table-cell>
            <table:table-cell table:style-name="ce93" table:number-columns-repeated="2"/>
            <table:table-cell table:style-name="ce19" office:value-type="string" calcext:value-type="string" table:number-columns-spanned="2" table:number-rows-spanned="1">
              <text:p>e.g. java version "1.8.0_65"</text:p>
              <text:p>Java(TM) SE Runtime Environment (build 1.8.0_65-b17)</text:p>
              <text:p>Java HotSpot(TM) Client VM (build 25.65-b01, mixed mode)</text:p>
            </table:table-cell>
            <table:covered-table-cell table:style-name="ce18"/>
            <table:table-cell table:number-columns-repeated="1019"/>
          </table:table-row>
          <table:table-row table:style-name="ro1">
            <table:table-cell table:style-name="ce20" office:value-type="string" calcext:value-type="string">
              <text:p>Kura CI Job</text:p>
            </table:table-cell>
            <table:table-cell table:style-name="ce93" table:number-columns-repeated="2"/>
            <table:table-cell table:style-name="ce20" office:value-type="string" calcext:value-type="string">
              <text:p>e.g. kura-release-candidate</text:p>
            </table:table-cell>
            <table:table-cell table:style-name="ce18"/>
            <table:table-cell table:number-columns-repeated="1019"/>
          </table:table-row>
          <table:table-row table:style-name="ro1">
            <table:table-cell table:style-name="ce20" office:value-type="string" calcext:value-type="string">
              <text:p>Kura version (CI build #(s))</text:p>
            </table:table-cell>
            <table:table-cell table:style-name="ce93" table:number-columns-repeated="2"/>
            <table:table-cell table:style-name="ce79" office:value-type="string" calcext:value-type="string" table:number-columns-spanned="2" table:number-rows-spanned="1">
              <text:p>e.g. 2.1.0, build 12</text:p>
            </table:table-cell>
            <table:covered-table-cell table:style-name="ce93"/>
            <table:table-cell table:number-columns-repeated="1019"/>
          </table:table-row>
          <table:table-row table:style-name="ro1">
            <table:table-cell table:style-name="ce18" office:value-type="string" calcext:value-type="string">
              <text:p>Kura CI commit ID(s)</text:p>
            </table:table-cell>
            <table:table-cell table:style-name="ce93"/>
            <table:table-cell table:style-name="ce56"/>
            <table:table-cell table:style-name="ce19" office:value-type="string" calcext:value-type="string" table:number-columns-spanned="2" table:number-rows-spanned="1">
              <text:p>e.g. 3e769f666497228b72b2ba441d725dbe4e40b795</text:p>
            </table:table-cell>
            <table:covered-table-cell table:style-name="ce18"/>
            <table:table-cell table:number-columns-repeated="1019"/>
          </table:table-row>
          <table:table-row table:style-name="ro1">
            <table:table-cell table:style-name="ce18" office:value-type="string" calcext:value-type="string">
              <text:p>Kura installer filename</text:p>
            </table:table-cell>
            <table:table-cell table:style-name="ce93" table:number-columns-repeated="2"/>
            <table:table-cell table:style-name="ce20" office:value-type="string" calcext:value-type="string">
              <text:p>e.g. kura_2.1.0_raspberry-pi-2-3_installer.deb</text:p>
            </table:table-cell>
            <table:table-cell table:style-name="ce18"/>
            <table:table-cell table:number-columns-repeated="1019"/>
          </table:table-row>
          <table:table-row table:style-name="ro1">
            <table:table-cell table:style-name="ce18" office:value-type="string" calcext:value-type="string">
              <text:p>Install instructions</text:p>
            </table:table-cell>
            <table:table-cell table:style-name="ce93" table:number-columns-repeated="2"/>
            <table:table-cell table:style-name="ce20" office:value-type="string" calcext:value-type="string">
              <text:p>e.g. https://eclipse.github.io/kura/doc/raspberry-pi-quick-start.html</text:p>
            </table:table-cell>
            <table:table-cell table:style-name="ce18"/>
            <table:table-cell table:number-columns-repeated="1019"/>
          </table:table-row>
          <table:table-row table:style-name="ro1">
            <table:table-cell table:style-name="ce18" office:value-type="string" calcext:value-type="string">
              <text:p>Chrome version</text:p>
            </table:table-cell>
            <table:table-cell table:style-name="ce93" table:number-columns-repeated="2"/>
            <table:table-cell table:style-name="ce20"/>
            <table:table-cell table:style-name="ce18"/>
            <table:table-cell table:style-name="ce57" table:number-columns-repeated="1019"/>
          </table:table-row>
          <table:table-row table:style-name="ro1">
            <table:table-cell table:style-name="ce18" office:value-type="string" calcext:value-type="string">
              <text:p>Firefox version</text:p>
            </table:table-cell>
            <table:table-cell table:style-name="ce93" table:number-columns-repeated="2"/>
            <table:table-cell table:style-name="ce20"/>
            <table:table-cell table:style-name="ce18"/>
            <table:table-cell table:style-name="ce57" table:number-columns-repeated="1019"/>
          </table:table-row>
          <table:table-row table:style-name="ro1">
            <table:table-cell table:style-name="ce18" office:value-type="string" calcext:value-type="string">
              <text:p>IE version</text:p>
            </table:table-cell>
            <table:table-cell table:style-name="ce93" table:number-columns-repeated="2"/>
            <table:table-cell table:style-name="ce20"/>
            <table:table-cell table:style-name="ce18"/>
            <table:table-cell table:style-name="ce57" table:number-columns-repeated="1019"/>
          </table:table-row>
          <table:table-row table:style-name="ro1">
            <table:table-cell table:style-name="ce18" office:value-type="string" calcext:value-type="string">
              <text:p>Date</text:p>
            </table:table-cell>
            <table:table-cell table:style-name="ce93" table:number-columns-repeated="2"/>
            <table:table-cell table:style-name="ce80" office:value-type="string" calcext:value-type="string" table:number-columns-spanned="2" table:number-rows-spanned="1">
              <text:p>e.g. 1 April 2017</text:p>
            </table:table-cell>
            <table:covered-table-cell table:style-name="ce18"/>
            <table:table-cell table:number-columns-repeated="1019"/>
          </table:table-row>
          <table:table-row table:style-name="ro1">
            <table:table-cell table:style-name="ce18" office:value-type="string" calcext:value-type="string">
              <text:p>Tested By</text:p>
            </table:table-cell>
            <table:table-cell table:style-name="ce18" table:number-columns-repeated="2"/>
            <table:table-cell table:style-name="ce19" table:number-columns-spanned="2" table:number-rows-spanned="1"/>
            <table:covered-table-cell table:style-name="ce18"/>
            <table:table-cell table:number-columns-repeated="1019"/>
          </table:table-row>
          <table:table-row table:style-name="ro1">
            <table:table-cell table:style-name="ce18" table:number-columns-repeated="5"/>
            <table:table-cell table:style-name="ce57" table:number-columns-repeated="1019"/>
          </table:table-row>
        </table:table-row-group>
        <table:table-row table:style-name="ro12">
          <table:table-cell table:style-name="ce18" office:value-type="string" calcext:value-type="string">
            <text:p>Necessary additional test equipment (may vary across devices)</text:p>
          </table:table-cell>
          <table:table-cell table:style-name="ce18" office:value-type="string" calcext:value-type="string">
            <text:p>- HDMI-DVI adapter cable, depending on the available monitor</text:p>
            <text:p>- additional keyboard and/or mouse for Rpi</text:p>
            <text:p>- cross-over ethernet cable/patch cables and switch</text:p>
            <text:p>- WiFi dongle (not necessary with RPi3)</text:p>
            <text:p>- BT dongle (not necessary with RPi3)</text:p>
            <text:p>- GPS module for testing position service</text:p>
            <text:p>- second computer/RPi/BBB for testing firewall</text:p>
            <text:p>- second device w/BT for testing beacon scanner</text:p>
            <text:p>- TI SensorTag for one of the BT tests</text:p>
          </table:table-cell>
          <table:table-cell table:style-name="ce18" table:number-columns-repeated="3"/>
          <table:table-cell table:number-columns-repeated="1019"/>
        </table:table-row>
        <table:table-row table:style-name="ro1">
          <table:table-cell table:style-name="ce18" table:number-columns-repeated="5"/>
          <table:table-cell table:style-name="ce57" table:number-columns-repeated="1019"/>
        </table:table-row>
        <table:table-row table:style-name="ro1">
          <table:table-cell table:style-name="ce18"/>
          <table:table-cell table:style-name="ce18" office:value-type="string" calcext:value-type="string">
            <text:p>Pass/Fail</text:p>
          </table:table-cell>
          <table:table-cell table:style-name="ce18" office:value-type="string" calcext:value-type="string">
            <text:p>Pass/Fail rate (executed tests only)</text:p>
          </table:table-cell>
          <table:table-cell table:style-name="ce18" table:number-columns-repeated="2"/>
          <table:table-cell table:style-name="ce57" table:number-columns-repeated="1019"/>
        </table:table-row>
        <table:table-row table:style-name="ro2">
          <table:table-cell table:style-name="ce18" office:value-type="string" calcext:value-type="string">
            <text:p>All tests</text:p>
          </table:table-cell>
          <table:table-cell table:style-name="ce18" table:formula="of:=COUNTA([$Report.$A$35:$Report.$A$299])" office:value-type="float" office:value="190" calcext:value-type="float">
            <text:p>190</text:p>
          </table:table-cell>
          <table:table-cell table:style-name="ce18" table:number-columns-repeated="3"/>
          <table:table-cell table:style-name="ce57" table:number-columns-repeated="1019"/>
        </table:table-row>
        <table:table-row table:style-name="ro2">
          <table:table-cell table:style-name="ce18" office:value-type="string" calcext:value-type="string">
            <text:p>Passed</text:p>
          </table:table-cell>
          <table:table-cell table:style-name="ce43" table:formula="of:=COUNTIF([$Report.$D$35:$Report.$D$299]; &quot;Y&quot;)" office:value-type="float" office:value="0" calcext:value-type="float">
            <text:p>0</text:p>
          </table:table-cell>
          <table:table-cell table:style-name="ce69" table:formula="of:=IF(([.$B$27]-[.$B$31]) &gt; 0;[.B28]/([.$B$27]-[.$B$31]);0)" office:value-type="percentage" office:value="0" calcext:value-type="percentage">
            <text:p>0 %</text:p>
          </table:table-cell>
          <table:table-cell table:style-name="ce18" table:number-columns-repeated="2"/>
          <table:table-cell table:number-columns-repeated="1019"/>
        </table:table-row>
        <table:table-row table:style-name="ro2">
          <table:table-cell table:style-name="ce18" office:value-type="string" calcext:value-type="string">
            <text:p>Partial</text:p>
          </table:table-cell>
          <table:table-cell table:style-name="ce44" table:formula="of:=COUNTIF([$Report.$D$35:$Report.$D$299]; &quot;P&quot;)" office:value-type="float" office:value="0" calcext:value-type="float">
            <text:p>0</text:p>
          </table:table-cell>
          <table:table-cell table:style-name="ce70" table:formula="of:=IF(([.$B$27]-[.$B$31]) &gt; 0;[.B29]/([.$B$27]-[.$B$31]);0)" office:value-type="percentage" office:value="0" calcext:value-type="percentage">
            <text:p>0 %</text:p>
          </table:table-cell>
          <table:table-cell table:style-name="ce18" table:number-columns-repeated="2"/>
          <table:table-cell table:number-columns-repeated="1019"/>
        </table:table-row>
        <table:table-row table:style-name="ro2">
          <table:table-cell table:style-name="ce18" office:value-type="string" calcext:value-type="string">
            <text:p>Failed</text:p>
          </table:table-cell>
          <table:table-cell table:style-name="ce45" table:formula="of:=COUNTIF([$Report.$D$35:$Report.$D$299]; &quot;N&quot;)" office:value-type="float" office:value="0" calcext:value-type="float">
            <text:p>0</text:p>
          </table:table-cell>
          <table:table-cell table:style-name="ce71" table:formula="of:=IF(([.$B$27]-[.$B$31]) &gt; 0;[.B30]/([.$B$27]-[.$B$31]);0)" office:value-type="percentage" office:value="0" calcext:value-type="percentage">
            <text:p>0 %</text:p>
          </table:table-cell>
          <table:table-cell table:style-name="ce18" table:number-columns-repeated="2"/>
          <table:table-cell table:number-columns-repeated="1019"/>
        </table:table-row>
        <table:table-row table:style-name="ro1">
          <table:table-cell table:style-name="ce18" office:value-type="string" calcext:value-type="string">
            <text:p>Not tested</text:p>
          </table:table-cell>
          <table:table-cell table:style-name="ce46" table:formula="of:=[.$B$27]-[.$B$28]-[.$B$29]-[.$B$30]" office:value-type="float" office:value="190" calcext:value-type="float">
            <text:p>190</text:p>
          </table:table-cell>
          <table:table-cell table:style-name="ce72"/>
          <table:table-cell table:style-name="ce18" table:number-columns-repeated="2"/>
          <table:table-cell table:number-columns-repeated="1019"/>
        </table:table-row>
        <table:table-row table:style-name="ro2">
          <table:table-cell table:style-name="ce57" office:value-type="string" calcext:value-type="string">
            <text:p>N/A</text:p>
          </table:table-cell>
          <table:table-cell table:style-name="ce145" table:formula="of:=COUNTIF([$Report.$D$35:$Report.$D$299]; &quot;N/A&quot;)" office:value-type="float" office:value="0" calcext:value-type="float">
            <text:p>0</text:p>
          </table:table-cell>
          <table:table-cell/>
          <table:table-cell table:style-name="ce57" table:number-columns-repeated="2"/>
          <table:table-cell table:number-columns-repeated="1019"/>
        </table:table-row>
        <table:table-row table:style-name="ro10">
          <table:table-cell table:style-name="ce21" office:value-type="string" calcext:value-type="string">
            <text:p>Test Report</text:p>
          </table:table-cell>
          <table:table-cell/>
          <table:table-cell table:style-name="ce73"/>
          <table:table-cell table:style-name="ce21"/>
          <table:table-cell table:style-name="ce89"/>
          <table:table-cell table:number-columns-repeated="1019"/>
        </table:table-row>
        <table:table-row table:style-name="ro13">
          <table:table-cell table:style-name="ce64" office:value-type="string" calcext:value-type="string">
            <text:p>Test ID</text:p>
          </table:table-cell>
          <table:table-cell table:style-name="ce64" office:value-type="string" calcext:value-type="string">
            <text:p>Test procedure/steps</text:p>
          </table:table-cell>
          <table:table-cell table:style-name="ce64" office:value-type="string" calcext:value-type="string">
            <text:p>Test Comments</text:p>
            <text:p>Installation and upgrade scripts</text:p>
          </table:table-cell>
          <table:table-cell table:style-name="ce64" office:value-type="string" calcext:value-type="string">
            <text:p>Pass (Y/N?)</text:p>
          </table:table-cell>
          <table:table-cell table:style-name="ce64" office:value-type="string" calcext:value-type="string">
            <text:p>Bug filed and additional information on test conditions</text:p>
          </table:table-cell>
          <table:table-cell table:style-name="ce64" office:value-type="string" calcext:value-type="string">
            <text:p>Build X</text:p>
          </table:table-cell>
          <table:table-cell table:style-name="ce64" office:value-type="string" calcext:value-type="string">
            <text:p>Build Y</text:p>
          </table:table-cell>
          <table:table-cell table:style-name="ce64" office:value-type="string" calcext:value-type="string">
            <text:p>Build Z</text:p>
          </table:table-cell>
          <table:table-cell table:style-name="ce97" table:number-columns-repeated="1016"/>
        </table:table-row>
        <table:table-row table:style-name="ro14">
          <table:table-cell table:style-name="ce126"/>
          <table:table-cell table:style-name="ce172" office:value-type="string" calcext:value-type="string">
            <text:p><text:span text:style-name="T2">Common prerequisites:</text:span></text:p>
            <text:p><text:span text:style-name="T3">remove packages dhcpcd5 and network-manager:</text:span></text:p>
            <text:p><text:span text:style-name="T3">apt-get purge dhcpcd5 network-manager</text:span></text:p>
            <text:p/>
            <text:p><text:span text:style-name="T3">BLE beacon scanner test requires bluez-hcidump package:</text:span></text:p>
            <text:p><text:span text:style-name="T3">apt-get install bluez-hcidump</text:span></text:p>
            <text:p/>
            <text:p><text:span text:style-name="T3">On BBB install using gdebi. Disable connman service.</text:span></text:p>
          </table:table-cell>
          <table:table-cell table:style-name="ce159"/>
          <table:table-cell table:style-name="ce216"/>
          <table:table-cell table:style-name="ce172" table:number-columns-repeated="4"/>
          <table:table-cell table:style-name="ce125" table:number-columns-repeated="20"/>
          <table:table-cell table:number-columns-repeated="996"/>
        </table:table-row>
        <table:table-row table:style-name="ro15">
          <table:table-cell table:style-name="ce126" office:value-type="string" calcext:value-type="string">
            <text:p>SYS-001</text:p>
          </table:table-cell>
          <table:table-cell table:style-name="ce172" office:value-type="string" calcext:value-type="string">
            <text:p>Try to install the new Kura release using the installation script or the .deb package and reboot. Check if at the startup Kura starts and the logs do not show exceptions:</text:p>
            <text:p>- check file /opt/eclipse/kura/log/kura_install_&lt;timestamp&gt;.log for warnings and errors</text:p>
            <text:p>- check file /var/log/kura.log for warnings and errors</text:p>
            <text:p/>
            <text:p>Check contents of the /opt/eclipse/kura/plugins/ and /opt/eclipse/kura/kura/plugins/ and verify that there are no unwanted (i.e. test-only) libraries.</text:p>
            <text:p/>
            <text:p>Configure NTP server address, if the default one doesn't work. Use e.g. one of the system-defined NTP servers (/etc/ntp.conf).</text:p>
          </table:table-cell>
          <table:table-cell table:style-name="ce172" office:value-type="string" calcext:value-type="string">
            <text:p>if not java –version</text:p>
            <text:p>    apt-get install java</text:p>
            <text:p>dpkg -i &lt;file&gt;.deb</text:p>
            <text:p>apt-get install -f</text:p>
            <text:p/>
            <text:p>easier option (installs with all prerequisites):</text:p>
            <text:p>gdebi &lt;file&gt;.deb</text:p>
            <text:p/>
            <text:p>reboot</text:p>
            <text:p/>
            <text:p>If necessary, check contents of the .deb package:</text:p>
            <text:p>dpkg --unpack kura_2.1.0_raspberry-pi-2-3_installer.deb</text:p>
            <text:p>unzip -l /tmp/kura_2.1.0_raspberry-pi-2.zip</text:p>
          </table:table-cell>
          <table:table-cell table:style-name="ce217"/>
          <table:table-cell table:style-name="ce172" table:number-columns-repeated="4"/>
          <table:table-cell table:style-name="ce125" table:number-columns-repeated="20"/>
          <table:table-cell table:number-columns-repeated="996"/>
        </table:table-row>
        <table:table-row table:style-name="ro16">
          <table:table-cell table:style-name="ce121" office:value-type="string" calcext:value-type="string">
            <text:p>SYS-002</text:p>
          </table:table-cell>
          <table:table-cell table:style-name="ce158" office:value-type="string" calcext:value-type="string">
            <text:p>Uninstall</text:p>
            <text:p>apt-get purge kura</text:p>
            <text:p/>
            <text:p>make sure that all files are deleted afterward from /opt/eclipse/kura*</text:p>
          </table:table-cell>
          <table:table-cell table:style-name="ce158"/>
          <table:table-cell table:style-name="ce218"/>
          <table:table-cell table:style-name="ce231" table:number-columns-repeated="4"/>
          <table:table-cell table:style-name="ce225"/>
          <table:table-cell table:style-name="ce227" table:number-columns-repeated="19"/>
          <table:table-cell table:style-name="ce57" table:number-columns-repeated="996"/>
        </table:table-row>
        <table:table-row table:style-name="ro2">
          <table:table-cell table:style-name="ce126"/>
          <table:table-cell table:style-name="ce159" table:number-columns-repeated="2"/>
          <table:table-cell table:style-name="ce216"/>
          <table:table-cell table:style-name="ce172" table:number-columns-repeated="4"/>
          <table:table-cell table:style-name="ce225"/>
          <table:table-cell table:style-name="ce227" table:number-columns-repeated="19"/>
          <table:table-cell table:style-name="ce57" table:number-columns-repeated="996"/>
        </table:table-row>
        <table:table-row table:style-name="ro2">
          <table:table-cell table:style-name="ce126"/>
          <table:table-cell table:style-name="ce159" office:value-type="string" calcext:value-type="string">
            <text:p>First boot and General Kura Functions</text:p>
          </table:table-cell>
          <table:table-cell table:style-name="ce159"/>
          <table:table-cell table:style-name="ce216"/>
          <table:table-cell table:style-name="ce172" table:number-columns-repeated="4"/>
          <table:table-cell table:style-name="ce239" table:number-columns-repeated="20"/>
          <table:table-cell table:style-name="ce97" table:number-columns-repeated="996"/>
        </table:table-row>
        <table:table-row table:style-name="ro17">
          <table:table-cell table:style-name="ce126" office:value-type="string" calcext:value-type="string">
            <text:p>DEN-001</text:p>
          </table:table-cell>
          <table:table-cell table:style-name="ce172" office:value-type="string" calcext:value-type="string">
            <text:p>Power on a device loaded with last Kura release. Start Chrome browser (note the version used) in "incognito mode" and try to connect to Kura Admin web page.</text:p>
          </table:table-cell>
          <table:table-cell table:style-name="ce172" office:value-type="string" calcext:value-type="string">
            <text:p>Connect to http://&lt;host&gt;/</text:p>
          </table:table-cell>
          <table:table-cell table:style-name="ce222"/>
          <table:table-cell table:style-name="ce172" table:number-columns-repeated="4"/>
          <table:table-cell table:style-name="ce125" table:number-columns-repeated="20"/>
          <table:table-cell table:number-columns-repeated="996"/>
        </table:table-row>
        <table:table-row table:style-name="ro18">
          <table:table-cell table:style-name="ce126" office:value-type="string" calcext:value-type="string">
            <text:p>DEN-002</text:p>
          </table:table-cell>
          <table:table-cell table:style-name="ce172" office:value-type="string" calcext:value-type="string">
            <text:p>Verify that the web page opens a login window with username/password = admin/admin</text:p>
          </table:table-cell>
          <table:table-cell table:style-name="ce172" office:value-type="string" calcext:value-type="string">
            <text:p>Note: basic authentication, so the prompts may differ.</text:p>
          </table:table-cell>
          <table:table-cell table:style-name="ce222"/>
          <table:table-cell table:style-name="ce172" table:number-columns-repeated="4"/>
          <table:table-cell table:style-name="ce125" table:number-columns-repeated="20"/>
          <table:table-cell table:number-columns-repeated="996"/>
        </table:table-row>
        <table:table-row table:style-name="ro19">
          <table:table-cell table:style-name="ce126" office:value-type="string" calcext:value-type="string">
            <text:p>DEN-003</text:p>
          </table:table-cell>
          <table:table-cell table:style-name="ce172" office:value-type="string" calcext:value-type="string">
            <text:p>In Kura Admin web page browse to the Services-&gt;WebConsole page and make attempt to change the password, log out (close the window, if you are not prompted for the new credentials automatically), and log back in using the newly created password. Change username, too.</text:p>
            <text:p>Use both short and long usernames and passwords.</text:p>
          </table:table-cell>
          <table:table-cell table:style-name="ce172"/>
          <table:table-cell table:style-name="ce222"/>
          <table:table-cell table:style-name="ce172" table:number-columns-repeated="4"/>
          <table:table-cell table:style-name="ce125" table:number-columns-repeated="20"/>
          <table:table-cell table:number-columns-repeated="996"/>
        </table:table-row>
        <table:table-row table:style-name="ro20">
          <table:table-cell table:style-name="ce126" office:value-type="string" calcext:value-type="string">
            <text:p>DEN-004</text:p>
          </table:table-cell>
          <table:table-cell table:style-name="ce172" office:value-type="string" calcext:value-type="string">
            <text:p>On the System-&gt;Device-&gt;Profile page, verify that all displayed version and status information is correct.</text:p>
            <text:p>Note that Model Name, ID, Part and Serial Number are all the same - device name.</text:p>
          </table:table-cell>
          <table:table-cell table:style-name="ce172"/>
          <table:table-cell table:style-name="ce222"/>
          <table:table-cell table:style-name="ce172" table:number-columns-repeated="4"/>
          <table:table-cell table:style-name="ce125" table:number-columns-repeated="20"/>
          <table:table-cell table:number-columns-repeated="996"/>
        </table:table-row>
        <table:table-row table:style-name="ro2">
          <table:table-cell table:style-name="ce126" office:value-type="string" calcext:value-type="string">
            <text:p>DEN-005</text:p>
          </table:table-cell>
          <table:table-cell table:style-name="ce172" office:value-type="string" calcext:value-type="string">
            <text:p>Select several of the tabs, to make sure they display.</text:p>
          </table:table-cell>
          <table:table-cell table:style-name="ce172"/>
          <table:table-cell table:style-name="ce222"/>
          <table:table-cell table:style-name="ce172" table:number-columns-repeated="4"/>
          <table:table-cell table:style-name="ce125" table:number-columns-repeated="20"/>
          <table:table-cell table:number-columns-repeated="996"/>
        </table:table-row>
        <table:table-row table:style-name="ro2">
          <table:table-cell table:style-name="ce126" office:value-type="string" calcext:value-type="string">
            <text:p>DEN-006</text:p>
          </table:table-cell>
          <table:table-cell table:style-name="ce172" office:value-type="string" calcext:value-type="string">
            <text:p>Repeat the above steps with Internet Explorer (note the version used)</text:p>
          </table:table-cell>
          <table:table-cell table:style-name="ce172"/>
          <table:table-cell table:style-name="ce222"/>
          <table:table-cell table:style-name="ce172" table:number-columns-repeated="4"/>
          <table:table-cell table:style-name="ce125" table:number-columns-repeated="20"/>
          <table:table-cell table:number-columns-repeated="996"/>
        </table:table-row>
        <table:table-row table:style-name="ro2">
          <table:table-cell table:style-name="ce126" office:value-type="string" calcext:value-type="string">
            <text:p>DEN-007</text:p>
          </table:table-cell>
          <table:table-cell table:style-name="ce172" office:value-type="string" calcext:value-type="string">
            <text:p>Repeat the above steps with Mozilla Firefox (note the version used)</text:p>
          </table:table-cell>
          <table:table-cell table:style-name="ce172"/>
          <table:table-cell table:style-name="ce222"/>
          <table:table-cell table:style-name="ce172" table:number-columns-repeated="4"/>
          <table:table-cell table:style-name="ce125" table:number-columns-repeated="20"/>
          <table:table-cell table:number-columns-repeated="996"/>
        </table:table-row>
        <table:table-row table:style-name="ro21">
          <table:table-cell table:style-name="ce121" office:value-type="string" calcext:value-type="string">
            <text:p>DEN-008</text:p>
          </table:table-cell>
          <table:table-cell table:style-name="ce158" office:value-type="string" calcext:value-type="string">
            <text:p>Logout</text:p>
          </table:table-cell>
          <table:table-cell table:style-name="ce158"/>
          <table:table-cell table:style-name="ce218"/>
          <table:table-cell table:style-name="ce231"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72" table:number-columns-repeated="2"/>
          <table:table-cell table:style-name="ce216"/>
          <table:table-cell table:style-name="ce172" table:number-columns-repeated="4"/>
          <table:table-cell table:style-name="ce227" table:number-columns-repeated="20"/>
          <table:table-cell table:style-name="ce57"/>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57" table:number-columns-repeated="996"/>
        </table:table-row>
        <table:table-row table:style-name="ro2">
          <table:table-cell table:style-name="ce126"/>
          <table:table-cell table:style-name="ce159" office:value-type="string" calcext:value-type="string">
            <text:p>Ethernet</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2">
          <table:table-cell table:style-name="ce126" office:value-type="string" calcext:value-type="string">
            <text:p>NET-ETH0-001</text:p>
          </table:table-cell>
          <table:table-cell table:style-name="ce172" office:value-type="string" calcext:value-type="string">
            <text:p>Test eth0: In System-&gt;Network-&gt;eth0 configure interface as follows:</text:p>
            <text:p>     Status: Enabled for LAN</text:p>
            <text:p>     Configure: Manually</text:p>
            <text:p>     IP Address: [some_static_address_allowed_on_your_network]</text:p>
            <text:p>     Subnet Mask: [appropriate_mask_for_your_network]</text:p>
            <text:p>     Then try to connect to<text:span text:style-name="T3"> port 80 with your browser</text:span></text:p>
          </table:table-cell>
          <table:table-cell table:style-name="ce172" office:value-type="string" calcext:value-type="string">
            <text:p>`ifconfig` or `ip addr`</text:p>
            <text:p>route</text:p>
          </table:table-cell>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9">
          <table:table-cell table:style-name="ce126" office:value-type="string" calcext:value-type="string">
            <text:p>NET-ETH0-002</text:p>
          </table:table-cell>
          <table:table-cell table:style-name="ce172" office:value-type="string" calcext:value-type="string">
            <text:p>Open an ssh console and check settings to make sure they are correct: </text:p>
            <text:p>ifconfig should show eth0 with correct ip address and subnet. </text:p>
          </table:table-cell>
          <table:table-cell table:style-name="ce172" office:value-type="string" calcext:value-type="string">
            <text:p>ifconfig</text:p>
            <text:p>or</text:p>
            <text:p>ifconfig eth0</text:p>
            <text:p>or</text:p>
            <text:p>ip addr</text:p>
          </table:table-cell>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3">
          <table:table-cell table:style-name="ce126" office:value-type="string" calcext:value-type="string">
            <text:p>NET-ETH0-003</text:p>
          </table:table-cell>
          <table:table-cell table:style-name="ce172" office:value-type="string" calcext:value-type="string">
            <text:p>Disable all interfaces except eth0 (and lo).</text:p>
            <text:p>Modify eth0 status to "Enabled for WAN"</text:p>
            <text:p>     Gateway: [appropriate_gateway_for_your_network]</text:p>
            <text:p>     DNS Servers: [appropriate]</text:p>
            <text:p>Navigate to System-&gt;Cloud Services and:</text:p>
            <text:p>Configure MqttDataTransport to connect to mqtt://iot.eclipse.org:1883 broker (broker-url).</text:p>
            <text:p>Configure DataService to enable connect.auto-on-startup</text:p>
            <text:p>Check in the kura.log file that the gateway connects correctly.</text:p>
          </table:table-cell>
          <table:table-cell table:style-name="ce172"/>
          <table:table-cell table:style-name="ce222"/>
          <table:table-cell table:style-name="ce172" table:number-columns-repeated="4"/>
          <table:table-cell table:style-name="ce138"/>
          <table:table-cell table:style-name="ce140"/>
          <table:table-cell table:style-name="ce138"/>
          <table:table-cell table:style-name="ce140" table:number-columns-repeated="17"/>
          <table:table-cell table:style-name="ce141"/>
          <table:table-cell table:number-columns-repeated="995"/>
        </table:table-row>
        <table:table-row table:style-name="ro24">
          <table:table-cell table:style-name="ce126" office:value-type="string" calcext:value-type="string">
            <text:p>NET-ETH0-004</text:p>
          </table:table-cell>
          <table:table-cell table:style-name="ce172" office:value-type="string" calcext:value-type="string">
            <text:p>Modify MqttDataTransport configuration to connect using ssl: mqtts://iot.eclipse.org:8883. Verify the gateway reconnects to the broker.</text:p>
          </table:table-cell>
          <table:table-cell table:style-name="ce172" office:value-type="string" calcext:value-type="string">
            <text:p>Preconditions:</text:p>
            <text:p>where is JAVA_HOME?</text:p>
            <text:p>readlink -f `which java` and 2 dirs down</text:p>
            <text:p>export JAVA_HOME=&lt;path to java&gt;</text:p>
            <text:p/>
            <text:p>http://stackoverflow.com/questions/34110426/does-java-support-lets-encrypt-certificates suggests:</text:p>
            <text:p/>
            <text:p>wget https://letsencrypt.org/certs/lets-encrypt-x3-cross-signed.der</text:p>
            <text:p>sudo cp -a $JAVA_HOME/jre/lib/security/cacerts $JAVA_HOME/jre/lib/security/cacerts.orig</text:p>
            <text:p>sudo keytool -trustcacerts -keystore $JAVA_HOME/jre/lib/security/cacerts -storepass changeit -noprompt -importcert -alias lets-encrypt-x3-cross-signed -file lets-encrypt-x3-cross-signed.der</text:p>
            <text:p/>
            <text:p>reboot</text:p>
          </table:table-cell>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office:value-type="string" calcext:value-type="string">
            <text:p>NET-ETH0-005</text:p>
          </table:table-cell>
          <table:table-cell table:style-name="ce172" office:value-type="string" calcext:value-type="string">
            <text:p>Reboot the gateway (Power OFF/ON) and check it reconnects.</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5">
          <table:table-cell table:style-name="ce126" office:value-type="string" calcext:value-type="string">
            <text:p>NET-ETH0-006</text:p>
          </table:table-cell>
          <table:table-cell table:style-name="ce172" office:value-type="string" calcext:value-type="string">
            <text:p>Reconfigure Subnet Mask and DNS servers to something different (but still appropriate for you network) without rebooting. Check the ifconfig and route to make sure it changes correctly.</text:p>
          </table:table-cell>
          <table:table-cell table:style-name="ce172" office:value-type="string" calcext:value-type="string">
            <text:p>route</text:p>
            <text:p>and/or</text:p>
            <text:p>ip route</text:p>
          </table:table-cell>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0">
          <table:table-cell table:style-name="ce126" office:value-type="string" calcext:value-type="string">
            <text:p>NET-ETH0-007</text:p>
          </table:table-cell>
          <table:table-cell table:style-name="ce172" office:value-type="string" calcext:value-type="string">
            <text:p>Remove Ethernet cable and reboot, with serial or VGA/HDMI console connected. Check ifconfig and route.</text:p>
            <text:p>Then connect cable to eth0. Verify that the interface comes up with the fixed IP address, and is able to ping the network.</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7">
          <table:table-cell table:style-name="ce126" office:value-type="string" calcext:value-type="string">
            <text:p>NET-ETH0-008</text:p>
          </table:table-cell>
          <table:table-cell table:style-name="ce172" office:value-type="string" calcext:value-type="string">
            <text:p>Reconfigure eth0 to use DHCP Client. Use console to determine eth0 address after reconfiguration. Repeat ifconfig, route, /etc/resolv.conf, ssh login, and ping tests.</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8">
          <table:table-cell table:style-name="ce126" office:value-type="string" calcext:value-type="string">
            <text:p>NET-ETH0-009</text:p>
          </table:table-cell>
          <table:table-cell table:style-name="ce172" office:value-type="string" calcext:value-type="string">
            <text:p>Remove Ethernet cable and reboot. Check ifconfig – there should be no address.</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6">
          <table:table-cell table:style-name="ce126" office:value-type="string" calcext:value-type="string">
            <text:p>NET-ETH0-010</text:p>
          </table:table-cell>
          <table:table-cell table:style-name="ce172" office:value-type="string" calcext:value-type="string">
            <text:p>Then connect cable to eth0. Verify that the interface comes up with DHCP address. Check settings to make sure they are correct:</text:p>
            <text:p>ifconfig - should show only eth0 Ethernet interface.</text:p>
            <text:p>route - should show the appropriate gateway for your network.</text:p>
            <text:p>/etc/resolv.conf - should show the appropriate DNS servers and search domain, if available, for your network.</text:p>
            <text:p>Ping google.com.</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7">
          <table:table-cell table:style-name="ce126" office:value-type="string" calcext:value-type="string">
            <text:p>NET-ETH0-011</text:p>
          </table:table-cell>
          <table:table-cell table:style-name="ce172" office:value-type="string" calcext:value-type="string">
            <text:p>Test DHCP server function:</text:p>
            <text:p>On the System-&gt;Firewall page, make sure there is a default “Open Ports” configuration for ports 53 &amp; 67 (UDP).</text:p>
            <text:p>On the System-&gt;Network-&gt;eth0 TCP/IP page, set the following</text:p>
            <text:p>Status: Enabled for LAN</text:p>
            <text:p>Configure: Manually</text:p>
            <text:p>IP Address: 192.168.1.1</text:p>
            <text:p>Subnet Mask: 255.255.255.0</text:p>
            <text:p>Gateway: (blank)</text:p>
            <text:p>DNS Servers: (blank)</text:p>
            <text:p/>
            <text:p>On the System-&gt;Network-&gt;eth0 DHCP &amp; NAT page, set the following</text:p>
            <text:p>Router Mode: DHCP and NAT</text:p>
            <text:p>DHCP Beginning Address: 192.168.1.10</text:p>
            <text:p>DHCP Ending Address: 192.168.1.254</text:p>
            <text:p>DHCP Subnet Mask: 255.255.255.0</text:p>
            <text:p>DHCP Default Lease Time: 900</text:p>
            <text:p>DHCP Max Lease Time: 900</text:p>
            <text:p>Pass DNS Servers through DHCP: true</text:p>
            <text:p/>
            <text:p>Use local console to verify that the IP changes, that dhcpd is running, </text:p>
            <text:p>and that the firewall has been set appropriately, and that bind (named) is </text:p>
            <text:p>running</text:p>
          </table:table-cell>
          <table:table-cell table:style-name="ce172" office:value-type="string" calcext:value-type="string">
            <text:p>Prerequisites:</text:p>
            <text:p>remove package dhcpcd5:</text:p>
            <text:p>apt-get purge dhcpcd5</text:p>
            <text:p/>
            <text:p>disable wlan0 to avoid interference with its prerequisites:</text:p>
            <text:p>ifconfig wlan0 down</text:p>
            <text:p/>
            <text:p>kill any stray /usr/sbin/named -f -u bind:</text:p>
            <text:p>kill -9 &lt;pid&gt;</text:p>
            <text:p/>
            <text:p>Note: the change may take up to 1 minute to be applied</text:p>
            <text:p/>
            <text:p>ps aux | grep dhcpd</text:p>
            <text:p>ps aux | grep named</text:p>
            <text:p>iptables -L -n</text:p>
            <text:p>cat /etc/dhcpd-eth0.conf</text:p>
          </table:table-cell>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0">
          <table:table-cell table:style-name="ce126" office:value-type="string" calcext:value-type="string">
            <text:p>NET-ETH0-012</text:p>
          </table:table-cell>
          <table:table-cell table:style-name="ce172" office:value-type="string" calcext:value-type="string">
            <text:p>Disconnect from network, reboot and connect a laptop via crossover cable to device's ethernet port 0 (or cables and a hub/switch). Disconnect the laptop from any other network, and make sure its Ethernet is set to obtain an address automatically.</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9">
          <table:table-cell table:style-name="ce126" office:value-type="string" calcext:value-type="string">
            <text:p>NET-ETH0-013</text:p>
          </table:table-cell>
          <table:table-cell table:style-name="ce172" office:value-type="string" calcext:value-type="string">
            <text:p>Use ‘ipconfig /all’ or 'ifconfig' as appropriate on the laptop to check that the laptop is given a DHCP address from the device, with correct lease time (should be 15 minutes), address (192.168.1.x), subnet (255.255.255.0). 192.168.1.1 should be the DHCP Server, Default Gateway, and DNS server. Check that there are dhcpd and bind tasks running with the right configuration.</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7">
          <table:table-cell table:style-name="ce126" office:value-type="string" calcext:value-type="string">
            <text:p>NET-ETH0-014</text:p>
          </table:table-cell>
          <table:table-cell table:style-name="ce172" office:value-type="string" calcext:value-type="string">
            <text:p>Disconnect Ethernet cable from between the laptop and the gateway. Verify interface is disabled in the laptop. Then reconnect cable and ensure it reacquires its IP, DHCP and DNS addresses.</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8">
          <table:table-cell table:style-name="ce126" office:value-type="string" calcext:value-type="string">
            <text:p>NET-ETH0-017</text:p>
          </table:table-cell>
          <table:table-cell table:style-name="ce172" office:value-type="string" calcext:value-type="string">
            <text:p>Confirm that IPv6 is disabled for wired network interfaces (eth0, eth1 if available). Execute ifconfig eth0 and inspect the ouptut.</text:p>
          </table:table-cell>
          <table:table-cell table:style-name="ce207" office:value-type="string" calcext:value-type="string">
            <text:p>line that displays IPv6 address must not be present, e.g.:</text:p>
            <text:p>inet6 addr: fe80::2677:3ff:fe52:639c/64 Scope:Link</text:p>
          </table:table-cell>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59" office:value-type="string" calcext:value-type="string">
            <text:p>Wifi</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9">
          <table:table-cell table:style-name="ce126" office:value-type="string" calcext:value-type="string">
            <text:p>NET-WIFI-001</text:p>
          </table:table-cell>
          <table:table-cell table:style-name="ce172" office:value-type="string" calcext:value-type="string">
            <text:p>(Connect a wi-fi usb dongle to the device and) configure wlan0 as access point, TCP/IP Settings:</text:p>
            <text:p>Status: Enabled for LAN</text:p>
            <text:p>Configure: Manually</text:p>
            <text:p>IP address: 172.16.1.1 / 255.255.255.0</text:p>
            <text:p>no gateway, no dns</text:p>
            <text:p>Wireless Settings:</text:p>
            <text:p>Wireless Mode: Access Point</text:p>
            <text:p>Network Name: kura_gateway (your choice)</text:p>
            <text:p>Radio Mode: 802.11g/b</text:p>
            <text:p>Wireless security: WPA/WPA2</text:p>
            <text:p>Password : [your choice, default is testKEYS]</text:p>
            <text:p>DHCP &amp; NAT:</text:p>
            <text:p>Beginning / Ending : 172.16.1.100 / 172.16.1.110 - Mask 255.255.255.0</text:p>
            <text:p>Time: 7200</text:p>
            <text:p>Pass DNS server through DHCP: true</text:p>
            <text:p>Apply and check in a console with ifconfig that the wlan0 config is ok</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8">
          <table:table-cell table:style-name="ce126" office:value-type="string" calcext:value-type="string">
            <text:p>NET-WIFI-002</text:p>
          </table:table-cell>
          <table:table-cell table:style-name="ce172" office:value-type="string" calcext:value-type="string">
            <text:p>Try to get an IP address from a laptop connecting to the WiFi SSID kura_gateway and verify Kura Admin web page can be opened on 172.16.1.1</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0">
          <table:table-cell table:style-name="ce126" office:value-type="string" calcext:value-type="string">
            <text:p>NET-WIFI-003</text:p>
          </table:table-cell>
          <table:table-cell table:style-name="ce172" office:value-type="string" calcext:value-type="string">
            <text:p>Disable eth0 as WAN. Configure WiFi as Station Mode to access WAN.</text:p>
            <text:p>TCP/IP Settings:</text:p>
            <text:p>Status: Enabled for WAN</text:p>
            <text:p>Configure: using DHCP</text:p>
            <text:p>Wireless Settings:</text:p>
            <text:p>Wireless Mode: Station Mode</text:p>
            <text:p>Network Name: click on button to select a wireless network and fill the corresponding security fields</text:p>
            <text:p>Radio Mode: 802.11n/g/b</text:p>
            <text:p>Apply and check in a console with ifconfig that the wlan0 get a correct address/gateway/dhcp config</text:p>
          </table:table-cell>
          <table:table-cell table:style-name="ce172" office:value-type="string" calcext:value-type="string">
            <text:p>Note: eth0 may take ~30 s to be disabled.</text:p>
            <text:p/>
            <text:p>Note: in Station Mode only one mode is available and preselected: all modulations.</text:p>
          </table:table-cell>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0">
          <table:table-cell table:style-name="ce126" office:value-type="string" calcext:value-type="string">
            <text:p>NET-WIFI-004</text:p>
          </table:table-cell>
          <table:table-cell table:style-name="ce172" office:value-type="string" calcext:value-type="string">
            <text:p>Configure MqttDataTransport to connect to mqtt://iot.eclipse.org:1883 broker with correct credentials</text:p>
            <text:p>Configure DataService to enable connect.auto-on-startup</text:p>
            <text:p>Check the gateway connects correctly</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1">
          <table:table-cell table:style-name="ce126" office:value-type="string" calcext:value-type="string">
            <text:p>NET-WIFI-005</text:p>
          </table:table-cell>
          <table:table-cell table:style-name="ce172" office:value-type="string" calcext:value-type="string">
            <text:p>Modify MqttDataTransport configuration to connect using ssl: mqtts://iot.eclipse.org:8883.</text:p>
            <text:p>Verify the gateway reconnects to EC.</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office:value-type="string" calcext:value-type="string">
            <text:p>NET-WIFI-006</text:p>
          </table:table-cell>
          <table:table-cell table:style-name="ce172" office:value-type="string" calcext:value-type="string">
            <text:p>Reboot the gateway (power OFF/ON) and check it reconnects on EC console</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2">
          <table:table-cell table:style-name="ce126" office:value-type="string" calcext:value-type="string">
            <text:p>NET-WIFI-007</text:p>
          </table:table-cell>
          <table:table-cell table:style-name="ce172" office:value-type="string" calcext:value-type="string">
            <text:p>Confirm that IPv6 is disabled for wireless network interfaces (wlan0, wlan1 if available). Execute ifconfig wlan0 and inspect the ouptut.</text:p>
          </table:table-cell>
          <table:table-cell table:style-name="ce207" office:value-type="string" calcext:value-type="string">
            <text:p>line that displays IPv6 address must not be present, e.g.:</text:p>
            <text:p>inet6 addr: fe80::2677:3ff:fe52:639c/64 Scope:Link</text:p>
          </table:table-cell>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59" office:value-type="string" calcext:value-type="string">
            <text:p>Firewal: Open Ports</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0">
          <table:table-cell table:style-name="ce126"/>
          <table:table-cell table:style-name="ce172" office:value-type="string" calcext:value-type="string">
            <text:p>Precondition: wlan0 is enabled and configured for lan as in NET-WIFI-001</text:p>
            <text:p/>
            <text:p><text:span text:style-name="T4">Verify that the INPUT and FORWARD policies are set to DROP in iptables (Kura sets these policies).</text:span></text:p>
          </table:table-cell>
          <table:table-cell table:style-name="ce172" office:value-type="string" calcext:value-type="string">
            <text:p><text:span text:style-name="T4">iptables --policy INPUT DROP</text:span></text:p>
            <text:p/>
          </table:table-cell>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3">
          <table:table-cell table:style-name="ce126" office:value-type="string" calcext:value-type="string">
            <text:p>NET-FW-001</text:p>
          </table:table-cell>
          <table:table-cell table:style-name="ce172" office:value-type="string" calcext:value-type="string">
            <text:p>In Kura web UI select the Firewall under 'System' and go to the 'Open Ports' tab. Add a New TCP port, for example 5400, without defining "Permitted Network", "Permitted MAC Address", or "Source Port Range".</text:p>
            <text:p>Try to connect to this port from another system with nc. </text:p>
            <text:p>On gateway: nc -l 5400</text:p>
            <text:p>On connecting host: nc &lt;gateway IP&gt; 5400</text:p>
          </table:table-cell>
          <table:table-cell table:style-name="ce172" office:value-type="string" calcext:value-type="string">
            <text:p><text:span text:style-name="T3">It is better to use</text:span></text:p>
            <text:p><text:span text:style-name="T3">nc -lk 5400</text:span></text:p>
            <text:p><text:span text:style-name="T3">so that nc keeps on listening for more connections.</text:span></text:p>
            <text:p/>
            <text:p><text:span text:style-name="T3">BBB requires use of -p option:</text:span></text:p>
            <text:p><text:span text:style-name="T3">nc -l -p 5400</text:span></text:p>
            <text:p/>
            <text:p><text:span text:style-name="T3">Alternative server:</text:span></text:p>
            <text:p><text:span text:style-name="T3">socat TCP-LISTEN:5400 STDOUT</text:span></text:p>
            <text:p/>
            <text:p><text:span text:style-name="T3">On RPi:</text:span></text:p>
            <text:p><text:span text:style-name="T3">iptables -L</text:span></text:p>
            <text:p/>
            <text:p><text:span text:style-name="T3">Connecting host can also use telnet:</text:span></text:p>
            <text:p><text:span text:style-name="T3">telnet &lt;host&gt; &lt;port&gt;</text:span></text:p>
          </table:table-cell>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8">
          <table:table-cell table:style-name="ce126" office:value-type="string" calcext:value-type="string">
            <text:p>NET-FW-002</text:p>
          </table:table-cell>
          <table:table-cell table:style-name="ce172" office:value-type="string" calcext:value-type="string">
            <text:p>Remove entry created in the previous step and verify that unit no longer allows connections to port 5400.</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1">
          <table:table-cell table:style-name="ce122" office:value-type="string" calcext:value-type="string">
            <text:p>NET-FW-002.5</text:p>
          </table:table-cell>
          <table:table-cell table:style-name="ce160" office:value-type="string" calcext:value-type="string">
            <text:p>Test port range the same way as before (NET-FW-001): 5400:5402.</text:p>
          </table:table-cell>
          <table:table-cell table:style-name="ce160"/>
          <table:table-cell table:style-name="ce223"/>
          <table:table-cell table:style-name="ce232" table:number-columns-repeated="4"/>
          <table:table-cell table:style-name="ce225"/>
          <table:table-cell table:style-name="ce227" table:number-columns-repeated="19"/>
          <table:table-cell table:style-name="ce57" table:number-columns-repeated="996"/>
        </table:table-row>
        <table:table-row table:style-name="ro17">
          <table:table-cell table:style-name="ce126" office:value-type="string" calcext:value-type="string">
            <text:p>NET-FW-003</text:p>
          </table:table-cell>
          <table:table-cell table:style-name="ce172" office:value-type="string" calcext:value-type="string">
            <text:p>Repeat step NET-FW-001 but this time specify permitted network (e.g. 172.16.1.0/24). Using nc, verify that connection to port 5400 is allowed only if originated from the host on 172.16.1.0/24 network.</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7">
          <table:table-cell table:style-name="ce126" office:value-type="string" calcext:value-type="string">
            <text:p>NET-FW-004</text:p>
          </table:table-cell>
          <table:table-cell table:style-name="ce172" office:value-type="string" calcext:value-type="string">
            <text:p>Edit the 'port 5400' entry to allow connection based on permitted interface (eth0) instead of network. Verify that only packets arrived on this interface are allowed. <text:s/></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0">
          <table:table-cell table:style-name="ce126" office:value-type="string" calcext:value-type="string">
            <text:p>NET-FW-005</text:p>
          </table:table-cell>
          <table:table-cell table:style-name="ce172" office:value-type="string" calcext:value-type="string">
            <text:p>Edit the same open port entry as follows: clear the 'Permitted Interface Name' field and add this interface (eth0) to the 'Unpermitted Interface Name' field. Verify that connections connections via eth0 are not allowed while connections via other interfaces are allow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7">
          <table:table-cell table:style-name="ce126" office:value-type="string" calcext:value-type="string">
            <text:p>NET-FW-006</text:p>
          </table:table-cell>
          <table:table-cell table:style-name="ce172" office:value-type="string" calcext:value-type="string">
            <text:p>Edit the same open port entry as follows: specify port (e.g. 5400), protocol (tcp), permitted network (172.16.1.0/24), and permitted MAC address. Verify that connections are allowed only from specific host on specific network. </text:p>
          </table:table-cell>
          <table:table-cell table:style-name="ce17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19">
          <table:table-cell table:style-name="ce126" office:value-type="string" calcext:value-type="string">
            <text:p>NET-FW-007</text:p>
          </table:table-cell>
          <table:table-cell table:style-name="ce172" office:value-type="string" calcext:value-type="string">
            <text:p>Edit the same open port entry as follows: specify port (e.g. 5400), protocol (tcp), and source port range (e.g. 10100:10200). Verify that connection allowed only if source port is within specified range.</text:p>
            <text:p>On gateway: nc -l 5400</text:p>
            <text:p>On connecting host: nc -p 10101 &lt;gateway IP&gt; 5400</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59" office:value-type="string" calcext:value-type="string">
            <text:p>Firewal: Port Forwarding</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4">
          <table:table-cell table:style-name="ce126" office:value-type="string" calcext:value-type="string">
            <text:p>NET-FW-008</text:p>
          </table:table-cell>
          <table:table-cell table:style-name="ce172" office:value-type="string" calcext:value-type="string">
            <text:p>Configure gateway as follows:</text:p>
            <text:p>eth0 - LAN/Static/No NAT/172.16.0.1/24</text:p>
            <text:p>wlan0 - WAN/Using DHCP (let's assume the 10.11.5.4/16 address was assigned)</text:p>
            <text:p>Setup a host (172.16.0.5/24) on the LAN side of the gateway. Make sure no default gateway route is set on this host.  </text:p>
            <text:p/>
            <text:p>In Kura web UI select System-&gt;Firewall-&gt;Port Forwarding. Setup the port forwarding entry as follows:</text:p>
            <text:p>Input Interface: wlan0 - interface via which packets are going to be received</text:p>
            <text:p>Output Interface: eth0 - interface via which packets are going to be forwarded to destination</text:p>
            <text:p>LAN Address: 172.16.0.5 - IP address of destination host</text:p>
            <text:p>Protocol: tcp</text:p>
            <text:p>Internal Port: 4050 - internal destination port (outbound port on a gateway unit)</text:p>
            <text:p>External Port: 3040 - external destination port (inbound port on a gateway unit)</text:p>
            <text:p>Enable Masquerading: yes - all forwarded packets will appear to come from masquerading host (gateway).</text:p>
            <text:p>Permitted Network: leave blank</text:p>
            <text:p>Permitted MAC Address: leave blank</text:p>
            <text:p>Permitted Source Port Range: leave blank </text:p>
            <text:p/>
            <text:p>Using nc verify that connection can be established: </text:p>
            <text:p>On destination host: nc -l 4050</text:p>
            <text:p>On connecting host: nc 10.11.5.4 3040</text:p>
          </table:table-cell>
          <table:table-cell table:style-name="ce172"/>
          <table:table-cell table:style-name="ce222"/>
          <table:table-cell table:style-name="ce233"/>
          <table:table-cell table:style-name="ce172" table:number-columns-repeated="3"/>
          <table:table-cell table:style-name="ce225"/>
          <table:table-cell table:style-name="ce227" table:number-columns-repeated="19"/>
          <table:table-cell table:style-name="ce57"/>
          <table:table-cell table:number-columns-repeated="995"/>
        </table:table-row>
        <table:table-row table:style-name="ro20">
          <table:table-cell table:style-name="ce126" office:value-type="string" calcext:value-type="string">
            <text:p>NET-FW-009</text:p>
          </table:table-cell>
          <table:table-cell table:style-name="ce172" office:value-type="string" calcext:value-type="string">
            <text:p>Modify port forwarding entry by specifying permitted host. To do this, set the 'Permitted Network' entry to the 10.11.5.10/32. Where 10.11.5.10/32 is IP address (in CIDR notation) asigned to the connecting host. Verify that connection is allowed only if it originated from the specified host. </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5">
          <table:table-cell table:style-name="ce126" office:value-type="string" calcext:value-type="string">
            <text:p>NET-FW-010</text:p>
          </table:table-cell>
          <table:table-cell table:style-name="ce162" office:value-type="string" calcext:value-type="string">
            <text:p><text:span text:style-name="T3">Modify port forwarding entry by specifying permitted MAC address. Verify that connection is allowed only if it originated from the specified host. </text:span></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6">
          <table:table-cell table:style-name="ce126" office:value-type="string" calcext:value-type="string">
            <text:p>NET-FW-011</text:p>
          </table:table-cell>
          <table:table-cell table:style-name="ce162" office:value-type="string" calcext:value-type="string">
            <text:p><text:span text:style-name="T3">Modify port forwarding entry by specifying source port range (i.e. 10100:10200). Verify that connection is allowed only if source port falls in the range specified.</text:span></text:p>
            <text:p><text:span text:style-name="T3">On destination host: nc -l 4050</text:span></text:p>
            <text:p><text:span text:style-name="T3">On connecting host: nc -p 10101 10.11.5.4 3040</text:span></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7">
          <table:table-cell table:style-name="ce126" office:value-type="string" calcext:value-type="string">
            <text:p>NET-FW-012</text:p>
          </table:table-cell>
          <table:table-cell table:style-name="ce172" office:value-type="string" calcext:value-type="string">
            <text:p>Modify port forwarding entry by adding permitted network. Establish VPN connections from two connecting laptops that are on different networks. Verify that only connection from a matching network is allow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59" office:value-type="string" calcext:value-type="string">
            <text:p>Firewal: IP Forwarding/Masquerading</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9">
          <table:table-cell table:style-name="ce126" office:value-type="string" calcext:value-type="string">
            <text:p>NET-FW-013</text:p>
          </table:table-cell>
          <table:table-cell table:style-name="ce172" office:value-type="string" calcext:value-type="string">
            <text:p>Use the same setup as in NET-FW-008. On the connecting host setup a route that points to the destination network (i.e. Linux: route add -net 172.16.0.0 netmask 255.255.255.0 gw 10.11.5.4</text:p>
            <text:p>Win: route add 172.16.0.0 mask 255.255.255.0 10.11.5.4).</text:p>
            <text:p/>
            <text:p>Configure 'IP Forwarding/Masquerading' entry as follows:</text:p>
            <text:p>Input Interface Name: wlan0 - interface via which packets are going to be received</text:p>
            <text:p>Output Interface Name: eth0 - interface via which packets are going to be forwarded to destination</text:p>
            <text:p>Protocol: tcp - protocol for the rule to check</text:p>
            <text:p>Source Network/Host: leave blank</text:p>
            <text:p>Destination Network/Host: leave blank</text:p>
            <text:p>Enable Masquerading: yes</text:p>
            <text:p/>
            <text:p>Using nc, verify that connection from any host on source network can be established to any host on destination network.</text:p>
          </table:table-cell>
          <table:table-cell table:style-name="ce172" office:value-type="string" calcext:value-type="string">
            <text:p>Server/destination on e.g. 172.16.0.5:</text:p>
            <text:p>nc -l 5400</text:p>
            <text:p/>
            <text:p>Client/source on 10.11.5.x:</text:p>
            <text:p>nc 172.16.0.5 5400</text:p>
          </table:table-cell>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2">
          <table:table-cell table:style-name="ce126"/>
          <table:table-cell table:style-name="ce159" office:value-type="string" calcext:value-type="string">
            <text:p>Kura web UI Package Deployment</text:p>
          </table:table-cell>
          <table:table-cell table:style-name="ce159"/>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26">
          <table:table-cell table:style-name="ce126" office:value-type="string" calcext:value-type="string">
            <text:p>DEN-DEPLOY-001</text:p>
          </table:table-cell>
          <table:table-cell table:style-name="ce163" office:value-type="string" calcext:value-type="string">
            <text:p>Install from the System-&gt;Packages the org.eclipse.kura.example.publisher.ExamplePublisher deployment package (https://s3.amazonaws.com/esf-resources/securityQA/org.eclipse.kura.example.publisher.dp) and verify after clicking on "Refresh" that the bundle is available the Services’ + dialog among factory components. After it is added and page is reloaded it is available in Services window and its configuration is accessible</text:p>
          </table:table-cell>
          <table:table-cell table:style-name="ce208" office:value-type="string" calcext:value-type="string">
            <text:p><text:span text:style-name="T3">Publish a bundle:</text:span></text:p>
            <text:p><text:span text:style-name="T3">telnet &lt;IP&gt; 5002</text:span></text:p>
            <text:p><text:span text:style-name="T3">&gt; install &lt;path to publisher.jar&gt;</text:span></text:p>
            <text:p><text:span text:style-name="T17">&gt; start &lt;publisher bundle id&gt;</text:span></text:p>
            <text:p><text:span text:style-name="T3">e.g.</text:span></text:p>
            <text:p><text:span text:style-name="T3">&gt; install </text:span><text:span text:style-name="T3"><text:a xlink:href="../../../opt/eurotech/esf/plugins/org.tigris.mtoolkit.iagent.rpc_3.0.0.20110411-0918.jar" xlink:type="simple">file:///opt/eurotech/esf/plugins/org.tigris.mtoolkit.iagent.rpc_3.0.0.20110411-0918.jar</text:a></text:span></text:p>
            <text:p><text:span text:style-name="T3">&gt; start 97</text:span></text:p>
          </table:table-cell>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19">
          <table:table-cell table:style-name="ce126" office:value-type="string" calcext:value-type="string">
            <text:p>DEN-DEPLOY-002</text:p>
          </table:table-cell>
          <table:table-cell table:style-name="ce172" office:value-type="string" calcext:value-type="string">
            <text:p>After connecting the gateway to mqtt://iot.eclipse.org:1883 (or its secure counterpart), verify that the deployed package is functional. By default, it should publish a message every second to the <text:s/>account on the topic defined in bundle configuration parameter: publish.appTopic with the values of its configuration parameters as metrics.</text:p>
          </table:table-cell>
          <table:table-cell table:style-name="ce17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18">
          <table:table-cell table:style-name="ce126" office:value-type="string" calcext:value-type="string">
            <text:p>DEN-DEPLOY-003</text:p>
          </table:table-cell>
          <table:table-cell table:style-name="ce172" office:value-type="string" calcext:value-type="string">
            <text:p>Reboot the gateway (power OFF/ON) and check after reconnection that publisher application is still publishing with the same parameters</text:p>
          </table:table-cell>
          <table:table-cell table:style-name="ce17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20">
          <table:table-cell table:style-name="ce126" office:value-type="string" calcext:value-type="string">
            <text:p>DEN-DEPLOY-004</text:p>
          </table:table-cell>
          <table:table-cell table:style-name="ce172" office:value-type="string" calcext:value-type="string">
            <text:p>Package update. Kura Admin web page &gt; Packages. Rebuild the publisher deployment package with a version number (eg 1.0.0 -&gt; 2.0.0). Upload the new package and verify that the package is still listed in the Packages table and the version number has been updated.</text:p>
          </table:table-cell>
          <table:table-cell table:style-name="ce17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19">
          <table:table-cell table:style-name="ce126" office:value-type="string" calcext:value-type="string">
            <text:p>DEN-DEPLOY-005</text:p>
          </table:table-cell>
          <table:table-cell table:style-name="ce172" office:value-type="string" calcext:value-type="string">
            <text:p>Package uninstall. Kura Admin web page System-&gt;Packages. Select the previously installed </text:p>
            <text:p>org.eclipse.kura.example.publisher.ExamplePublisher package. Click Uninstall button. Verify that the package disappears from the table and it stops publishing.</text:p>
          </table:table-cell>
          <table:table-cell table:style-name="ce17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18">
          <table:table-cell table:style-name="ce126" office:value-type="string" calcext:value-type="string">
            <text:p>DEN-DEPLOY-006</text:p>
          </table:table-cell>
          <table:table-cell table:style-name="ce172" office:value-type="string" calcext:value-type="string">
            <text:p>Reboot the gateway (power OFF/ON) and check after reconnection that publisher application is still not installed and not publishing</text:p>
          </table:table-cell>
          <table:table-cell table:style-name="ce17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37">
          <table:table-cell table:style-name="ce123" office:value-type="string" calcext:value-type="string">
            <text:p>DEN-DEPLOY-007</text:p>
          </table:table-cell>
          <table:table-cell table:style-name="ce164" office:value-type="string" calcext:value-type="string">
            <text:p>Install package from Eclipse Kura Marketplace:</text:p>
            <text:p>Open System-&gt;Packages page</text:p>
            <text:p>In a new browser window navigate to https://marketplace.eclipse.org/taxonomy/term/4397%2C4396/title</text:p>
            <text:p>Drag one of the components to drop location to Install from Eclipse Marketplace™ area</text:p>
            <text:p>Answer Yes to install the file</text:p>
            <text:p>The package will apear in the list of installed packages, if nothing more.</text:p>
          </table:table-cell>
          <table:table-cell table:style-name="ce164"/>
          <table:table-cell table:style-name="ce224"/>
          <table:table-cell table:style-name="ce234" table:number-columns-repeated="3"/>
          <table:table-cell table:style-name="ce232"/>
          <table:table-cell table:style-name="ce227" table:number-columns-repeated="20"/>
          <table:table-cell table:style-name="ce57" table:number-columns-repeated="996"/>
        </table:table-row>
        <table:table-row table:style-name="ro18">
          <table:table-cell table:style-name="ce123" office:value-type="string" calcext:value-type="string">
            <text:p>DEN-DEPLOY-008</text:p>
          </table:table-cell>
          <table:table-cell table:style-name="ce164" office:value-type="string" calcext:value-type="string">
            <text:p>Drag one of the components to a location not planned for installation - installation shouldn't trigger</text:p>
          </table:table-cell>
          <table:table-cell table:style-name="ce160"/>
          <table:table-cell table:style-name="ce222"/>
          <table:table-cell table:style-name="ce232" table:number-columns-repeated="4"/>
          <table:table-cell table:style-name="ce125" table:number-columns-repeated="20"/>
          <table:table-cell table:number-columns-repeated="996"/>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59" office:value-type="string" calcext:value-type="string">
            <text:p>Kura Admin web page Configuration</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0">
          <table:table-cell table:style-name="ce126" office:value-type="string" calcext:value-type="string">
            <text:p>DEN-CONF-001</text:p>
          </table:table-cell>
          <table:table-cell table:style-name="ce172" office:value-type="string" calcext:value-type="string">
            <text:p>After installing bundle ExamplePublisher, open configuration window: Services-&gt;ExamplePublisher. Check all fields are set and correctly published in EC console Results Table. If the fields are not updated or the ExamplePublisher is not listed, click on the Refresh button or add it using Services -&gt; +.</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office:value-type="string" calcext:value-type="string">
            <text:p>DEN-CONF-002</text:p>
          </table:table-cell>
          <table:table-cell table:style-name="ce172" office:value-type="string" calcext:value-type="string">
            <text:p>Change publish.rate and check the time interval is correct on the log.</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office:value-type="string" calcext:value-type="string">
            <text:p>DEN-CONF-003</text:p>
          </table:table-cell>
          <table:table-cell table:style-name="ce172" office:value-type="string" calcext:value-type="string">
            <text:p>Change publish.appTopic and check the topic changes on the log.</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office:value-type="string" calcext:value-type="string">
            <text:p>DEN-CONF-004</text:p>
          </table:table-cell>
          <table:table-cell table:style-name="ce172" office:value-type="string" calcext:value-type="string">
            <text:p>Try to change metric.integer.fixed, you should not be allowed to edit this fiel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8">
          <table:table-cell table:style-name="ce126" office:value-type="string" calcext:value-type="string">
            <text:p>DEN-CONF-005</text:p>
          </table:table-cell>
          <table:table-cell table:style-name="ce172" office:value-type="string" calcext:value-type="string">
            <text:p>Try to change metric.long to 4294967297, an error should be reported saying “Value must be smaller or equal to 4294967296”.</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5">
          <table:table-cell table:style-name="ce124" office:value-type="string" calcext:value-type="string">
            <text:p>DEN-CONF-005.5</text:p>
          </table:table-cell>
          <table:table-cell table:style-name="ce165" office:value-type="string" calcext:value-type="string">
            <text:p>Try to change metric.long to 9999999999999999999 (outside long type range), an error should be reported saying “Value 9999999999999999999 is invalid.”.</text:p>
          </table:table-cell>
          <table:table-cell table:style-name="ce128"/>
          <table:table-cell table:style-name="ce226"/>
          <table:table-cell table:style-name="ce172"/>
          <table:table-cell table:style-name="ce136"/>
          <table:table-cell table:style-name="ce236"/>
          <table:table-cell table:style-name="ce172"/>
          <table:table-cell table:style-name="ce225"/>
          <table:table-cell table:style-name="ce227" table:number-columns-repeated="19"/>
          <table:table-cell table:style-name="ce57" table:number-columns-repeated="996"/>
        </table:table-row>
        <table:table-row table:style-name="ro18">
          <table:table-cell table:style-name="ce126" office:value-type="string" calcext:value-type="string">
            <text:p>DEN-CONF-006</text:p>
          </table:table-cell>
          <table:table-cell table:style-name="ce172" office:value-type="string" calcext:value-type="string">
            <text:p>Try to change metric.long to -4294967297, an error should be reported saying "Value must be greater or equal to -4294967296”.</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5">
          <table:table-cell table:style-name="ce126" office:value-type="string" calcext:value-type="string">
            <text:p>DEN-CONF-007</text:p>
          </table:table-cell>
          <table:table-cell table:style-name="ce166" office:value-type="string" calcext:value-type="string">
            <text:p>Try to change metric.long to 0.1, an error should be reported saying “Value 0.1 is invali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office:value-type="string" calcext:value-type="string">
            <text:p>DEN-CONF-008</text:p>
          </table:table-cell>
          <table:table-cell table:style-name="ce172" office:value-type="string" calcext:value-type="string">
            <text:p>Change metric.long to 0 and check on the log that the message is publish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8">
          <table:table-cell table:style-name="ce126" office:value-type="string" calcext:value-type="string">
            <text:p>DEN-CONF-009</text:p>
          </table:table-cell>
          <table:table-cell table:style-name="ce172" office:value-type="string" calcext:value-type="string">
            <text:p>Try to change metric.integer to 2147483601, an error should be reported saying “Value must be smaller or equal to 2147483600”.</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8">
          <table:table-cell table:style-name="ce126" office:value-type="string" calcext:value-type="string">
            <text:p>DEN-CONF-010</text:p>
          </table:table-cell>
          <table:table-cell table:style-name="ce172" office:value-type="string" calcext:value-type="string">
            <text:p>Try to change metric. integer to -2147483601, an error should be reported saying “Value must be greater or equal to -2147483600”.</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5">
          <table:table-cell table:style-name="ce126" office:value-type="string" calcext:value-type="string">
            <text:p>DEN-CONF-011</text:p>
          </table:table-cell>
          <table:table-cell table:style-name="ce166" office:value-type="string" calcext:value-type="string">
            <text:p>Try to change metric.integer to 2147483648 (just outside int type range), an error should be reported saying “Value 2147483648 is invali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5">
          <table:table-cell table:style-name="ce126" office:value-type="string" calcext:value-type="string">
            <text:p>DEN-CONF-012</text:p>
          </table:table-cell>
          <table:table-cell table:style-name="ce166" office:value-type="string" calcext:value-type="string">
            <text:p>Try to change metric.integer to 0.1, an error should be reported saying “Value 0.1 is invali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office:value-type="string" calcext:value-type="string">
            <text:p>DEN-CONF-013</text:p>
          </table:table-cell>
          <table:table-cell table:style-name="ce172" office:value-type="string" calcext:value-type="string">
            <text:p>Change metric.integer to 0 and check on the log that the message is publish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8">
          <table:table-cell table:style-name="ce126" office:value-type="string" calcext:value-type="string">
            <text:p>DEN-CONF-014</text:p>
          </table:table-cell>
          <table:table-cell table:style-name="ce172" office:value-type="string" calcext:value-type="string">
            <text:p>Try to change metric.short to 32761, an error should be reported saying “Value must be smaller or equal to 32760”.</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8">
          <table:table-cell table:style-name="ce126" office:value-type="string" calcext:value-type="string">
            <text:p>DEN-CONF-015</text:p>
          </table:table-cell>
          <table:table-cell table:style-name="ce172" office:value-type="string" calcext:value-type="string">
            <text:p>Try to change metric.short to - 32761, an error should be reported saying “Value must be greater or equal to -32760”.</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5">
          <table:table-cell table:style-name="ce126" office:value-type="string" calcext:value-type="string">
            <text:p>DEN-CONF-016</text:p>
          </table:table-cell>
          <table:table-cell table:style-name="ce166" office:value-type="string" calcext:value-type="string">
            <text:p>Try to change metric.short to 32768, an error should be reported saying “Value 32768 is invali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5">
          <table:table-cell table:style-name="ce126" office:value-type="string" calcext:value-type="string">
            <text:p>DEN-CONF-017</text:p>
          </table:table-cell>
          <table:table-cell table:style-name="ce166" office:value-type="string" calcext:value-type="string">
            <text:p>Try to change metric.short to 0.1, an error should be reported saying “Value 0.1 is invali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office:value-type="string" calcext:value-type="string">
            <text:p>DEN-CONF-018</text:p>
          </table:table-cell>
          <table:table-cell table:style-name="ce172" office:value-type="string" calcext:value-type="string">
            <text:p>Change metric.short to 0 and check on the log that the message is publish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8">
          <table:table-cell table:style-name="ce126" office:value-type="string" calcext:value-type="string">
            <text:p>DEN-CONF-019</text:p>
          </table:table-cell>
          <table:table-cell table:style-name="ce172" office:value-type="string" calcext:value-type="string">
            <text:p>Try to change metric.double to 4294967296, an error should be reported saying “Value must be smaller or equal to 4294967295.99999”.</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8">
          <table:table-cell table:style-name="ce126" office:value-type="string" calcext:value-type="string">
            <text:p>DEN-CONF-020</text:p>
          </table:table-cell>
          <table:table-cell table:style-name="ce172" office:value-type="string" calcext:value-type="string">
            <text:p>Try to change metric.double to - 4294967296, an error should be reported saying “Value must be greater or equal to -4294967295.99999”.</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8">
          <table:table-cell table:style-name="ce126" office:value-type="string" calcext:value-type="string">
            <text:p>DEN-CONF-021</text:p>
          </table:table-cell>
          <table:table-cell table:style-name="ce172" office:value-type="string" calcext:value-type="string">
            <text:p>Change metric. double to 0.0 and check on the log that the message is publish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8">
          <table:table-cell table:style-name="ce126" office:value-type="string" calcext:value-type="string">
            <text:p>DEN-CONF-022</text:p>
          </table:table-cell>
          <table:table-cell table:style-name="ce172" office:value-type="string" calcext:value-type="string">
            <text:p>Try to change metric.float to 32767, an error should be reported saying “Value must be smaller or equal to 32766.99”.</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8">
          <table:table-cell table:style-name="ce126" office:value-type="string" calcext:value-type="string">
            <text:p>DEN-CONF-023</text:p>
          </table:table-cell>
          <table:table-cell table:style-name="ce172" office:value-type="string" calcext:value-type="string">
            <text:p>Try to change metric.float to - 32767, an error should be reported saying “Value must be greater or equal to -32766.99”.</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office:value-type="string" calcext:value-type="string">
            <text:p>DEN-CONF-024</text:p>
          </table:table-cell>
          <table:table-cell table:style-name="ce172" office:value-type="string" calcext:value-type="string">
            <text:p>Change metric.float to 0.0 and check on the log that the message is publish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5">
          <table:table-cell table:style-name="ce126" office:value-type="string" calcext:value-type="string">
            <text:p>DEN-CONF-025</text:p>
          </table:table-cell>
          <table:table-cell table:style-name="ce166" office:value-type="string" calcext:value-type="string">
            <text:p>Try to change metric.char to A, an error should be reported saying “Value must be greater or equal to a”.</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office:value-type="string" calcext:value-type="string">
            <text:p>DEN-CONF-026</text:p>
          </table:table-cell>
          <table:table-cell table:style-name="ce172" office:value-type="string" calcext:value-type="string">
            <text:p>Change metric.char to m and check on the log that the message is publish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8">
          <table:table-cell table:style-name="ce126" office:value-type="string" calcext:value-type="string">
            <text:p>DEN-CONF-027</text:p>
          </table:table-cell>
          <table:table-cell table:style-name="ce172" office:value-type="string" calcext:value-type="string">
            <text:p>Try to change metric.byte to 121, an error should be reported saying “Value must be smaller or equal to 120”.</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8">
          <table:table-cell table:style-name="ce126" office:value-type="string" calcext:value-type="string">
            <text:p>DEN-CONF-028</text:p>
          </table:table-cell>
          <table:table-cell table:style-name="ce172" office:value-type="string" calcext:value-type="string">
            <text:p>Try to change metric.byte to -121, an error should be reported saying “Value must be greater or equal to -120”.</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5">
          <table:table-cell table:style-name="ce126" office:value-type="string" calcext:value-type="string">
            <text:p>DEN-CONF-029</text:p>
          </table:table-cell>
          <table:table-cell table:style-name="ce166" office:value-type="string" calcext:value-type="string">
            <text:p>Try to change metric.byte to 128, an error should be reported saying “Value 128 is invali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5">
          <table:table-cell table:style-name="ce126" office:value-type="string" calcext:value-type="string">
            <text:p>DEN-CONF-030</text:p>
          </table:table-cell>
          <table:table-cell table:style-name="ce166" office:value-type="string" calcext:value-type="string">
            <text:p>Try to change metric.byte to 0.1, an error should be reported saying “Value 0.1 is invali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office:value-type="string" calcext:value-type="string">
            <text:p>DEN-CONF-031</text:p>
          </table:table-cell>
          <table:table-cell table:style-name="ce172" office:value-type="string" calcext:value-type="string">
            <text:p>Change metric.byte to 0 and check on the log that the message is publish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8">
          <table:table-cell table:style-name="ce126" office:value-type="string" calcext:value-type="string">
            <text:p>DEN-CONF-032</text:p>
          </table:table-cell>
          <table:table-cell table:style-name="ce172" office:value-type="string" calcext:value-type="string">
            <text:p>Change metric.boolean to true using a radio button and check the value on EC console <text:s/>Results Table.</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7">
          <table:table-cell table:style-name="ce126" office:value-type="string" calcext:value-type="string">
            <text:p>DEN-CONF-033</text:p>
          </table:table-cell>
          <table:table-cell table:style-name="ce172" office:value-type="string" calcext:value-type="string">
            <text:p>Change the metric metric.string.array to be: string.value10,string.value20,string.value30,string.value40</text:p>
            <text:p>Log should display proper values.</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8">
          <table:table-cell table:style-name="ce126" office:value-type="string" calcext:value-type="string">
            <text:p>DEN-CONF-034</text:p>
          </table:table-cell>
          <table:table-cell table:style-name="ce172" office:value-type="string" calcext:value-type="string">
            <text:p>Change the metric metric.short.array to be: 10,20,30,40.</text:p>
            <text:p>Log should display proper values.</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8">
          <table:table-cell table:style-name="ce126" office:value-type="string" calcext:value-type="string">
            <text:p>DEN-CONF-036</text:p>
          </table:table-cell>
          <table:table-cell table:style-name="ce172" office:value-type="string" calcext:value-type="string">
            <text:p>Try to switch to the configuration of another service before clicking on Apply. A dialog warning for unsaved changes should appear. </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7">
          <table:table-cell table:style-name="ce126" office:value-type="string" calcext:value-type="string">
            <text:p>DEN-CONF-037</text:p>
          </table:table-cell>
          <table:table-cell table:style-name="ce172" office:value-type="string" calcext:value-type="string">
            <text:p>Reboot the gateway, check after reconnection that publisher application is still publishing with the same parameters and check in Kura Admin web page that parameters are retain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number-rows-repeated="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59" office:value-type="string" calcext:value-type="string">
            <text:p>Kura Data Service</text:p>
          </table:table-cell>
          <table:table-cell table:style-name="ce172" office:value-type="string" calcext:value-type="string">
            <text:p>Since 3.1.0</text:p>
          </table:table-cell>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8">
          <table:table-cell table:style-name="ce126" office:value-type="string" calcext:value-type="string">
            <text:p>DATA-LIMIT-001</text:p>
            <text:p/>
            <text:p>(No limiting)</text:p>
          </table:table-cell>
          <table:table-cell table:style-name="ce172" office:value-type="string" calcext:value-type="string">
            <text:p>Make sure only one network device is enabled for WAN e.g. eth0.</text:p>
            <text:p>In System-&gt;Cloud Services-&gt;DataService enable connect.auto-on-startup. Set this configuration (disable rate limiting):</text:p>
            <text:p><text:span text:style-name="T1">enable.rate.limit = false</text:span></text:p>
            <text:p>Apply and connect to the broker.</text:p>
            <text:p/>
            <text:p>In System-&gt;Packages install org.eclipse.kura.example.publisher.ExamplePublisher deployment package as in DEN-CONF-001.</text:p>
            <text:p>Make sure ExamplePublisher’s rate is 1000 and QOS is 0.</text:p>
            <text:p/>
            <text:p>Observe (in kura.log) that messages arrive (1/s) and are published immediately.</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9">
          <table:table-cell table:style-name="ce126" office:value-type="string" calcext:value-type="string">
            <text:p>DATA-LIMIT-002</text:p>
            <text:p/>
            <text:p>(Slow messages)</text:p>
          </table:table-cell>
          <table:table-cell table:style-name="ce172" office:value-type="string" calcext:value-type="string">
            <text:p>In System-&gt;Cloud Services-&gt;DataService set</text:p>
            <text:p>enable.rate.limit = true</text:p>
            <text:p>rate.limit.burst.size = 1.</text:p>
            <text:p/>
            <text:p>Observe that messages are still published immediately i.e. 1/s.</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0">
          <table:table-cell table:style-name="ce126" office:value-type="string" calcext:value-type="string">
            <text:p>DATA-LIMIT-003</text:p>
            <text:p/>
            <text:p>(Slow messages)</text:p>
          </table:table-cell>
          <table:table-cell table:style-name="ce172" office:value-type="string" calcext:value-type="string">
            <text:p>Set rate.limit.average = 10</text:p>
            <text:p>rate.limit.time.unit = SECONDS.</text:p>
            <text:p/>
            <text:p>Observe that messages are still published immediately i.e. 1/s.</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3">
          <table:table-cell table:style-name="ce126" office:value-type="string" calcext:value-type="string">
            <text:p>DATA-LIMIT-004</text:p>
            <text:p/>
            <text:p>(No interference with life<text:span text:style-name="T1">cycle messages and device management)</text:span></text:p>
          </table:table-cell>
          <table:table-cell table:style-name="ce172" office:value-type="string" calcext:value-type="string">
            <text:p><text:span text:style-name="T1">Configure rate.limit.* = 1/second, rate.limit.burst.size = 10.</text:span></text:p>
            <text:p>Configure ExamplePublisher publish.rate = 10 (i.e. 100/s).</text:p>
            <text:p/>
            <text:p>Wait for DataService’s DB capacity is exceeded, then set publish.rate to 100000 (1msg/100s).</text:p>
            <text:p/>
            <text:p>Observe that remote configuration on the broker (e.g. EC) is accessible and changeable.</text:p>
            <text:p>Observe that messages are published 1/s.</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7">
          <table:table-cell table:style-name="ce126" office:value-type="string" calcext:value-type="string">
            <text:p>DATA-LIMIT-005</text:p>
            <text:p/>
            <text:p>(Burst works)</text:p>
          </table:table-cell>
          <table:table-cell table:style-name="ce159" office:value-type="string" calcext:value-type="string">
            <text:p><text:span text:style-name="T5">Update rate.limit.burst.size =</text:span><text:span text:style-name="T6"> 100.</text:span></text:p>
            <text:p/>
            <text:p><text:span text:style-name="T7">Observe that 100 messages are sent immediately, the rest are still coming 1/s.</text:span></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0">
          <table:table-cell table:style-name="ce126" office:value-type="string" calcext:value-type="string">
            <text:p>DATA-LIMIT-006</text:p>
            <text:p/>
            <text:p>(Average limiting works)</text:p>
          </table:table-cell>
          <table:table-cell table:style-name="ce172" office:value-type="string" calcext:value-type="string">
            <text:p>Update rate.limit.average = 10.</text:p>
            <text:p/>
            <text:p>Observe that 10 msg/s are published until the queue is empty. After that 1 msg every 100 s is publish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7">
          <table:table-cell table:style-name="ce126" office:value-type="string" calcext:value-type="string">
            <text:p>DATA-LIMIT-007</text:p>
            <text:p/>
            <text:p>(No interference with life<text:span text:style-name="T1">cycle messages and device management</text:span>)</text:p>
          </table:table-cell>
          <table:table-cell table:style-name="ce172" office:value-type="string" calcext:value-type="string">
            <text:p>Make sure that DB capacity is exceeded by setting</text:p>
            <text:p>ExamplePublisher publish.rate = 10</text:p>
            <text:p>DataService rate.limit.average = 1.</text:p>
            <text:p/>
            <text:p>Connect to the broker (e.g. EC).</text:p>
            <text:p>Observe that the device is connected.</text:p>
            <text:p>Update ExamplePublisher publish.rate = 10000 on the broker and observe that the publishing actually slows down.</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9">
          <table:table-cell table:style-name="ce126" office:value-type="string" calcext:value-type="string">
            <text:p>DATA-LIMIT-008</text:p>
            <text:p/>
            <text:p>(No interference with life<text:span text:style-name="T1">cycle messages and device management</text:span>)</text:p>
          </table:table-cell>
          <table:table-cell table:style-name="ce172" office:value-type="string" calcext:value-type="string">
            <text:p>Make sure that DB capacity is exceeded by setting</text:p>
            <text:p>ExamplePublisher publish.rate = 10</text:p>
            <text:p>DataService rate.limit.average = 1.</text:p>
            <text:p/>
            <text:p>Enable WiFi interface on gateway and connect to Kura via wlan IP.</text:p>
            <text:p/>
            <text:p>Connect to the broker (e.g. EC).</text:p>
            <text:p>Observe that the device is connected.</text:p>
            <text:p>Disconnect the device (change eth0 WAN-&gt;LAN), if possible also disconnect the network cable.</text:p>
            <text:p>Wait until the device is disconnected.</text:p>
            <text:p>Connect the device (change eth0 LAN-&gt;WAN)/connect network cable.</text:p>
            <text:p>Observe that the device is connected ’immediately’.</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9">
          <table:table-cell table:style-name="ce126" office:value-type="string" calcext:value-type="string">
            <text:p>DATA-LIMIT-009</text:p>
            <text:p/>
            <text:p>(No interference with life<text:span text:style-name="T1">cycle messages and device management</text:span>)</text:p>
          </table:table-cell>
          <table:table-cell table:style-name="ce172" office:value-type="string" calcext:value-type="string">
            <text:p>Shutdown the device and observe that it ’immediately’ becomes disconnected on the broker.</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40">
          <table:table-cell table:style-name="ce126" office:value-type="string" calcext:value-type="string">
            <text:p>DATA-CRIT-001</text:p>
            <text:p/>
            <text:p>(disconnect)</text:p>
          </table:table-cell>
          <table:table-cell table:style-name="ce172" office:value-type="string" calcext:value-type="string">
            <text:p>Prepare the following setup.</text:p>
            <text:p>System-&gt;Network:</text:p>
            <text:p>Disable all network interfaces except lo, eth0 and wlan0.</text:p>
            <text:p>Setup eth0 as Enabled for WAN.</text:p>
            <text:p>Setup wlan0 as Enabled for LAN and access point with a 'DHCP and NAT', 'Pass DNS Servers through DHCP' = false.</text:p>
            <text:p/>
            <text:p>System-&gt;Cloud Services-&gt;DataService:</text:p>
            <text:p>connect.auto-on-startup = true</text:p>
            <text:p>connect.retry-interval = 60</text:p>
            <text:p>enable.recovery.on.connection.failure = true</text:p>
            <text:p>connection.recovery.max.failures = 3</text:p>
            <text:p>Make sure device connects to the broker (setup MqttDataTransport service appropriately).</text:p>
            <text:p/>
            <text:p>Enable Watchdog service:</text:p>
            <text:p>Services-&gt;WatchdogService:</text:p>
            <text:p>Watchdog enable = true</text:p>
            <text:p/>
            <text:p>Connect to Kura through wlan0.</text:p>
            <text:p>Observe the log: tail -f /var/log/kura.log</text:p>
            <text:p/>
            <text:p>Disconnect the network cable. Make sure device cannot ping the outside network.</text:p>
            <text:p/>
            <text:p>There will be messages that the eth0 interface is down and later that the client connection was lost. 3 reconnect attempts will be made. After the last one times out, there will be a warning message that connection failed, info 'Maximum number of connection attempts reached. Requested reboot' and in the end a Watchdog service's warning: 'Critical service DataServiceImpl failed -&gt; SYSTEM REBOOT'.</text:p>
            <text:p/>
            <text:p>After this the device should reboot.</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41">
          <table:table-cell table:style-name="ce126" office:value-type="string" calcext:value-type="string">
            <text:p>DATA-CRIT-002</text:p>
            <text:p/>
            <text:p>(invalid credentials)</text:p>
          </table:table-cell>
          <table:table-cell table:style-name="ce172" office:value-type="string" calcext:value-type="string">
            <text:p>Prepare the same setup as DATA-CRIT-001.</text:p>
            <text:p/>
            <text:p>Change the MQTT transport's username to an invalid one:</text:p>
            <text:p>System-&gt;Cloud Services-&gt;MqttDataTransport:</text:p>
            <text:p>username = &lt;invalid user&gt;</text:p>
            <text:p/>
            <text:p>Apply and observe the log.</text:p>
            <text:p/>
            <text:p>After 3 attempts a reboot shouldn't be requested, but produces similar log messages as before.</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41">
          <table:table-cell table:style-name="ce126" office:value-type="string" calcext:value-type="string">
            <text:p>DATA-CRIT-003</text:p>
            <text:p/>
            <text:p>(invalid hostname)</text:p>
          </table:table-cell>
          <table:table-cell table:style-name="ce172" office:value-type="string" calcext:value-type="string">
            <text:p>Prepare the same setup as DATA-CRIT-001.</text:p>
            <text:p/>
            <text:p>Change the MQTT transport's broker to an invalid one:</text:p>
            <text:p>System-&gt;Cloud Services-&gt;MqttDataTransport:</text:p>
            <text:p>broker-url = "mqtt://&lt;nonexistinghost&gt;:1883"</text:p>
            <text:p/>
            <text:p>Apply and observe the log.</text:p>
            <text:p/>
            <text:p>After 3 attempts a reboot should be requested, and produce similar log messages as before (UnknownHostException should be visible in the log).</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0">
          <table:table-cell table:style-name="ce126" office:value-type="string" calcext:value-type="string">
            <text:p>DATA-CRIT-004</text:p>
            <text:p/>
            <text:p>(connection refused)</text:p>
          </table:table-cell>
          <table:table-cell table:style-name="ce172" office:value-type="string" calcext:value-type="string">
            <text:p>Prepare the same setup as DATA-CRIT-001.</text:p>
            <text:p/>
            <text:p>Change the MQTT transport's host to localhost, but with a closed port (make sure there's no server running on that port):</text:p>
            <text:p>System-&gt;Cloud Services-&gt;MqttDataTransport:</text:p>
            <text:p>broker-url = "mqtt://localhost:1883"</text:p>
            <text:p/>
            <text:p>Apply and observe the log.</text:p>
            <text:p/>
            <text:p>After 3 attempts a reboot should be requested, and produce similar log messages as before (Connection refused should be visible in the log).</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8">
          <table:table-cell table:style-name="ce126" office:value-type="string" calcext:value-type="string">
            <text:p>DATA-CRIT-005</text:p>
            <text:p/>
            <text:p>(reconfiguration)</text:p>
          </table:table-cell>
          <table:table-cell table:style-name="ce172" office:value-type="string" calcext:value-type="string">
            <text:p>Prepare the same (invalid) setup as DATA-CRIT-003 or DATA-CRIT-004.</text:p>
            <text:p/>
            <text:p>Apply and observe the log.</text:p>
            <text:p/>
            <text:p>Wait for 2 connection attempts to be made, then update the configuration to some other invalid option.</text:p>
            <text:p>Repeat the step above and observe that reboot is not requested even after 4 retries (connection attempts are reset at reconfiguration).</text:p>
            <text:p/>
            <text:p>After 3 attempts (5 altogether) a reboot should be requested, and produce similar log messages as before (Connection refused should be visible in the log).</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42">
          <table:table-cell table:style-name="ce126" office:value-type="string" calcext:value-type="string">
            <text:p>DATA-CRIT-006</text:p>
            <text:p/>
            <text:p>(period=0)</text:p>
          </table:table-cell>
          <table:table-cell table:style-name="ce172" office:value-type="string" calcext:value-type="string">
            <text:p>Prepare the same setup as DATA-CRIT-001.</text:p>
            <text:p/>
            <text:p>Update System-&gt;Cloud Services-&gt;DataService:</text:p>
            <text:p>connect.retry-interval = 0</text:p>
            <text:p/>
            <text:p><text:span text:style-name="T8">It should not be possible to set values &lt; 1.</text:span></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59" office:value-type="string" calcext:value-type="string">
            <text:p>Kura Database – H2</text:p>
          </table:table-cell>
          <table:table-cell table:style-name="ce172" office:value-type="string" calcext:value-type="string">
            <text:p>Since 3.1.0</text:p>
          </table:table-cell>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9">
          <table:table-cell table:style-name="ce126" office:value-type="string" calcext:value-type="string">
            <text:p>DB-H2-001</text:p>
            <text:p/>
            <text:p>(invalid config)</text:p>
          </table:table-cell>
          <table:table-cell table:style-name="ce172" office:value-type="string" calcext:value-type="string">
            <text:p>Navigate to Services-&gt;H2DbService</text:p>
            <text:p>Set:</text:p>
            <text:p>db.connector.url = jdbc:h2:mem:</text:p>
            <text:p/>
            <text:p>Observe that there’s error in kura.log.</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0">
          <table:table-cell table:style-name="ce126" office:value-type="string" calcext:value-type="string">
            <text:p>DB-H2-002</text:p>
            <text:p/>
            <text:p>(in-memory DB)</text:p>
          </table:table-cell>
          <table:table-cell table:style-name="ce172" office:value-type="string" calcext:value-type="string">
            <text:p>Restore</text:p>
            <text:p>db.connector.url = jdbc:h2:mem:kuradb</text:p>
            <text:p/>
            <text:p>Observe that there are no error messages this time in the log.</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0">
          <table:table-cell table:style-name="ce126" office:value-type="string" calcext:value-type="string">
            <text:p>DB-H2-003</text:p>
            <text:p/>
            <text:p>(file DB)</text:p>
          </table:table-cell>
          <table:table-cell table:style-name="ce172" office:value-type="string" calcext:value-type="string">
            <text:p>Update</text:p>
            <text:p>db.connector.url = jdbc:h2:<text:a xlink:href="../../../tmp/kuradb" xlink:type="simple">file:/tmp/kuradb</text:a></text:p>
            <text:p/>
            <text:p>Observe that /tmp/kuradb.*.db files are created.</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43">
          <table:table-cell table:style-name="ce126" office:value-type="string" calcext:value-type="string">
            <text:p>DB-H2-004</text:p>
            <text:p/>
            <text:p>(multiple instances)</text:p>
          </table:table-cell>
          <table:table-cell table:style-name="ce172" office:value-type="string" calcext:value-type="string">
            <text:p>Add another H2 DB service by going to Services-&gt;+. Select org.eclipse.kura.core.db.H2DbService factory and give it a name e.g. h2db.</text:p>
            <text:p>Leave the default configuration.</text:p>
            <text:p>Observe there are no errors.</text:p>
            <text:p/>
            <text:p>Add 4 wires components: 2 timers and 2 H2 DB stores. Connect one of each type to the other. Update the second DB store’s configuration:</text:p>
            <text:p>table.name = WR_data2</text:p>
            <text:p>db.service.pid = h2db.</text:p>
            <text:p/>
            <text:p>There should only be the one error for each DB: ERROR o.e.k.i.w.h.s.H2DbWireRecordStore - Insertion failed. Reconciling Table and Columns...</text:p>
            <text:p>org.h2.jdbc.JdbcSQLException: Column "TIMER" not found; SQL statement:</text:p>
            <text:p/>
            <text:p>The rest of the checks follow in the next procedure.</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44">
          <table:table-cell table:style-name="ce126" office:value-type="string" calcext:value-type="string">
            <text:p>DB-H2-005</text:p>
            <text:p/>
            <text:p>(web console)</text:p>
          </table:table-cell>
          <table:table-cell table:style-name="ce172" office:value-type="string" calcext:value-type="string">
            <text:p><text:span text:style-name="T9">In Services click the</text:span><text:span text:style-name="T8"> + </text:span><text:span text:style-name="T9">to add a new service.</text:span></text:p>
            <text:p><text:span text:style-name="T9">Select the org.eclipse.kura.core.db.H2DbServer factory. Set Name: H2ServerWeb. Apply.</text:span></text:p>
            <text:p/>
            <text:p><text:span text:style-name="T9">Navigate to Services-&gt;H2ServerWeb</text:span><text:span text:style-name="T8">:</text:span></text:p>
            <text:p>db.server.enabled = true</text:p>
            <text:p>db.server.type = WEB</text:p>
            <text:p>db.server.commandline = -webPort 9123 -webAllowOthers -ifExists</text:p>
            <text:p/>
            <text:p>Open TCP port 9123 on the gateway (System-&gt;Firewall-&gt;Open Ports-&gt;New).</text:p>
            <text:p/>
            <text:p>Open &lt;kura IP&gt;:9123 in browser.</text:p>
            <text:p/>
            <text:p>H2 DB login page should be displayed.</text:p>
            <text:p/>
            <text:p><text:span text:style-name="T5">Update JDBC URL to jdbc:h2:mem:kuradb and Connect.</text:span></text:p>
            <text:p/>
            <text:p><text:span text:style-name="T5">WR_data or WR_data2 table should be available and contain some data.</text:span></text:p>
            <text:p/>
            <text:p><text:span text:style-name="T5">Disconnect and update JDBC URL to jdbc:h2:file:/tmp/kuradb and Connect.</text:span></text:p>
            <text:p/>
            <text:p><text:span text:style-name="T5">WR_data2 or WR_data table should be available and also contain some data.</text:span></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45">
          <table:table-cell table:style-name="ce126" office:value-type="string" calcext:value-type="string">
            <text:p>DB-H2-006</text:p>
            <text:p/>
            <text:p>(TCP server)</text:p>
          </table:table-cell>
          <table:table-cell table:style-name="ce172" office:value-type="string" calcext:value-type="string">
            <text:p><text:span text:style-name="T9">In Services click the</text:span><text:span text:style-name="T8"> + </text:span><text:span text:style-name="T9">to add a new service.</text:span></text:p>
            <text:p><text:span text:style-name="T9">Select the org.eclipse.kura.core.db.H2DbServer factory. Set Name: H2ServerTcp. Apply.</text:span></text:p>
            <text:p/>
            <text:p><text:span text:style-name="T9">Navigate to Services-&gt;H2ServerTcp</text:span><text:span text:style-name="T8">:</text:span></text:p>
            <text:p>db.server.enabled = true</text:p>
            <text:p>db.server.type = TCP</text:p>
            <text:p>db.server.commandline = -tcpPort <text:span text:style-name="T8">9124</text:span> -tcpAllowOthers -ifExists</text:p>
            <text:p/>
            <text:p>Open TCP port <text:span text:style-name="T8">9124</text:span> as described above.</text:p>
            <text:p/>
            <text:p>Connect to &lt;IP&gt;:<text:span text:style-name="T8">9124</text:span> with your favourite JDBC client.</text:p>
            <text:p/>
            <text:p>Connection should work. <text:span text:style-name="T8">Web connection should still work on the other port.</text:span></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0">
          <table:table-cell table:style-name="ce126" office:value-type="string" calcext:value-type="string">
            <text:p>DB-H2-007</text:p>
            <text:p/>
            <text:p>(password update)</text:p>
          </table:table-cell>
          <table:table-cell table:style-name="ce172" office:value-type="string" calcext:value-type="string">
            <text:p>Connect to an existing DB through web.</text:p>
            <text:p>Update service’s db.password and apply.</text:p>
            <text:p>Attempt another connection using the old password – it should fail.</text:p>
            <text:p>Attempt another connection using the new password – it should succe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2">
          <table:table-cell table:style-name="ce126" office:value-type="string" calcext:value-type="string">
            <text:p>DB-H2-008</text:p>
            <text:p/>
            <text:p>(instance switching)</text:p>
          </table:table-cell>
          <table:table-cell table:style-name="ce172" office:value-type="string" calcext:value-type="string">
            <text:p>Set the services and wires as in DB-H2-004.</text:p>
            <text:p/>
            <text:p>Select first wires DB store and update its db.service.pid to h2db.</text:p>
            <text:p>Connect to the second database and observe the new table and data coming in to both tables.</text:p>
            <text:p>Undo the update and observe data coming in to the original database.</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2">
          <table:table-cell table:style-name="ce126" office:value-type="string" calcext:value-type="string">
            <text:p>DB-H2-009</text:p>
            <text:p/>
            <text:p>(instance switching)</text:p>
          </table:table-cell>
          <table:table-cell table:style-name="ce172" office:value-type="string" calcext:value-type="string">
            <text:p>Continue the previous test.</text:p>
            <text:p/>
            <text:p>Select first wires DB store and update its db.service.pid to a non-existing PID.</text:p>
            <text:p>Observe that data stop coming into the database. Warnings/errors should be visible in the log.</text:p>
            <text:p>Undo the update and observe data coming in to the original database.</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6">
          <table:table-cell table:style-name="ce126" office:value-type="string" calcext:value-type="string">
            <text:p>DB-H2-010</text:p>
            <text:p/>
            <text:p>(instance switching)</text:p>
          </table:table-cell>
          <table:table-cell table:style-name="ce172" office:value-type="string" calcext:value-type="string">
            <text:p>Continue the previous test.</text:p>
            <text:p> </text:p>
            <text:p>Select the second H2 DB service, note its name and delete it.</text:p>
            <text:p>Observe that data stop coming into the database. Warnings/errors should be visible in the log.</text:p>
            <text:p>Recreate the service with the same name and url (and other settings) and observe data coming in to the original database (if file-back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7">
          <table:table-cell table:style-name="ce126" office:value-type="string" calcext:value-type="string">
            <text:p>DB-H2-011</text:p>
            <text:p/>
            <text:p>(instance switching)</text:p>
          </table:table-cell>
          <table:table-cell table:style-name="ce172" office:value-type="string" calcext:value-type="string">
            <text:p>Continue the previous test.</text:p>
            <text:p/>
            <text:p>Select the second H2 DB service and update its db.connector.url to someting else, but still valid.</text:p>
            <text:p>Observe that data stop coming into the database original DB and come into the new DB. Error about a missing table should be visible in the log.</text:p>
            <text:p>Undo the update and observe data coming into the original database. The old data is still there (if file-back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59" office:value-type="string" calcext:value-type="string">
            <text:p>Kura Snapshots</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0">
          <table:table-cell table:style-name="ce126" office:value-type="string" calcext:value-type="string">
            <text:p>DEN-SNAP-001</text:p>
          </table:table-cell>
          <table:table-cell table:style-name="ce172" office:value-type="string" calcext:value-type="string">
            <text:p>After installing bundle ExamplePublisher, open configuration window by selecting ExamplePublisher in Services and modify some fields. Apply and check a new snapshot is listed in System-&gt;Settings-&gt;Snapshots with the right timestamp. Verify that the modifications are applied in EC console data.</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7">
          <table:table-cell table:style-name="ce126" office:value-type="string" calcext:value-type="string">
            <text:p>DEN-SNAP-002</text:p>
          </table:table-cell>
          <table:table-cell table:style-name="ce172" office:value-type="string" calcext:value-type="string">
            <text:p>Select the previous snapshot and click on Rollback. The corresponding configuration is restored and a new snapshot is created. Refresh page to see the changes.</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8">
          <table:table-cell table:style-name="ce126" office:value-type="string" calcext:value-type="string">
            <text:p>DEN-SNAP-003</text:p>
          </table:table-cell>
          <table:table-cell table:style-name="ce172" office:value-type="string" calcext:value-type="string">
            <text:p>Select the last snapshot created and click on Download: the xml file is downloaded on your station.</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9">
          <table:table-cell table:style-name="ce126" office:value-type="string" calcext:value-type="string">
            <text:p>DEN-SNAP-004</text:p>
          </table:table-cell>
          <table:table-cell table:style-name="ce172" office:value-type="string" calcext:value-type="string">
            <text:p>Open the xml file, modify one of the ExamplePublisher parameter in an editor and save the file. In Kura Admin web page click on Upload and Apply and select the modified xml file. After the modification is applied check that the modified values you made are reported in the bundle configuration (after page refresh).</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72"/>
          <table:table-cell table:style-name="ce209"/>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59" office:value-type="string" calcext:value-type="string">
            <text:p>Clock Service</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41">
          <table:table-cell table:style-name="ce126"/>
          <table:table-cell table:style-name="ce172" office:value-type="string" calcext:value-type="string">
            <text:p>Note on the Clock Service tests</text:p>
            <text:p/>
            <text:p>With the systems where the system clock is not retained across reboots simply check that if the Kura Clock Service has been disabled, after a reboot the system clock is not synchronized.</text:p>
            <text:p>The expectation is different (as in cases 001-003 below) on platforms with an RTC battery-backed.</text:p>
            <text:p/>
            <text:p>On BBB systemd's time-sync service interferes. It has to be disabled with the command "timedatectl set-ntp false" to be able to manually set date and time.</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57" table:number-columns-repeated="996"/>
        </table:table-row>
        <table:table-row table:style-name="ro22">
          <table:table-cell table:style-name="ce126" office:value-type="string" calcext:value-type="string">
            <text:p>DEN-CLOCK-001</text:p>
          </table:table-cell>
          <table:table-cell table:style-name="ce172" office:value-type="string" calcext:value-type="string">
            <text:p>Open an ssh console on the device and check the date. In Kura Admin web page Services-&gt;ClockService, disable the Clock service. Modify the date in the ssh console, choosing a date in the past to avoid that linux scripts recover the previous date. Reboot the device (with the reboot command to update the hwclock) and check in an ssh console that the date is consistent with the modified one.</text:p>
          </table:table-cell>
          <table:table-cell table:style-name="ce172" office:value-type="string" calcext:value-type="string">
            <text:p>date</text:p>
            <text:p>date 051521452016</text:p>
            <text:p/>
            <text:p>On BBB HW clock needs to be written explicitly:</text:p>
            <text:p>hwclock -w</text:p>
          </table:table-cell>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2">
          <table:table-cell table:style-name="ce126" office:value-type="string" calcext:value-type="string">
            <text:p>DEN-CLOCK-002</text:p>
          </table:table-cell>
          <table:table-cell table:style-name="ce172" office:value-type="string" calcext:value-type="string">
            <text:p>In Kura Admin web page Services-&gt;ClockService, enable the Clock service but disable the clock.set.hwclock. Verify in an ssh console that the date is correctly adjusted. Disable the Clock service again (to avoid it corrects the date on reboot) and power OFF/ON the gateway without using reboot command. Check after reboot that the date has been restored to the previous one (the one you set by hand). </text:p>
          </table:table-cell>
          <table:table-cell table:style-name="ce17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19">
          <table:table-cell table:style-name="ce126" office:value-type="string" calcext:value-type="string">
            <text:p>DEN-CLOCK-003</text:p>
          </table:table-cell>
          <table:table-cell table:style-name="ce172" office:value-type="string" calcext:value-type="string">
            <text:p>In Kura Admin web page Services-&gt;ClockService, enable the Clock service AND the clock.set.hwclock. Verify in a ssh console that the date is correctly adjusted. Disable the Clock service again (to avoid it corrects the date on reboot) and power OFF/ON the gateway without using reboot command. Check after reboot that the date is correctly sav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59" office:value-type="string" calcext:value-type="string">
            <text:p>Position Service</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2">
          <table:table-cell table:style-name="ce126" office:value-type="string" calcext:value-type="string">
            <text:p>DEN-POS-001</text:p>
          </table:table-cell>
          <table:table-cell table:style-name="ce163" office:value-type="string" calcext:value-type="string">
            <text:p><text:span text:style-name="T3">In Kura Admin web page Services-&gt;PositionService, enable the Position service, enable the static position, set the latitude, longitude, altitude fields to a well known position, apply and check after a while in EC console that the Device Profile correctly reports the GPS information.</text:span></text:p>
            <text:p><text:span text:style-name="T3">The information will be published only if republish.mqtt.birth.cert.on.gps.lock* in cloudservice is set to true.</text:span></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7">
          <table:table-cell table:style-name="ce126" office:value-type="string" calcext:value-type="string">
            <text:p>DEN-POS-002</text:p>
          </table:table-cell>
          <table:table-cell table:style-name="ce172" office:value-type="string" calcext:value-type="string">
            <text:p>In Kura Admin web page Services &gt; PositionService, enable the Position service, disable the static position, apply and check after a while in EC console <text:s/>that the Device Profile correctly reports the GPS position.</text:p>
          </table:table-cell>
          <table:table-cell table:style-name="ce17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18">
          <table:table-cell table:style-name="ce126" office:value-type="string" calcext:value-type="string">
            <text:p>DEN-POS-003</text:p>
          </table:table-cell>
          <table:table-cell table:style-name="ce172" office:value-type="string" calcext:value-type="string">
            <text:p>Repeat step DEN-POS-001 and verify in EC console that the previous static position is correctly reported in Device Profile.</text:p>
          </table:table-cell>
          <table:table-cell table:style-name="ce17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2">
          <table:table-cell table:style-name="ce126"/>
          <table:table-cell table:style-name="ce159" office:value-type="string" calcext:value-type="string">
            <text:p>Watchdog Service</text:p>
          </table:table-cell>
          <table:table-cell table:style-name="ce17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46">
          <table:table-cell table:style-name="ce126" office:value-type="string" calcext:value-type="string">
            <text:p>DEN-WD-002</text:p>
          </table:table-cell>
          <table:table-cell table:style-name="ce172" office:value-type="string" calcext:value-type="string">
            <text:p>In Services-&gt;WatchdogService set enabled to true.</text:p>
            <text:p>In System-&gt;Cloud Services-&gt;DataService set:</text:p>
            <text:p>- connect.auto-on-startup: true</text:p>
            <text:p>- connect.critical.component.failures: 2</text:p>
            <text:p>- connect.critical.component.timeout: 90</text:p>
            <text:p>In System-&gt;Cloud Services-&gt;MqttDataTransport set broker-url to mqtt://broker-url:1883/ (or some other non-available host).</text:p>
            <text:p/>
            <text:p>Observe /var/log/kura.log:</text:p>
            <text:p>After 3 unsuccessful connection tries WatchdogService should report that a critical service has failed: Critical service DataServiceImpl failed -&gt; SYSTEM REBOOT.</text:p>
            <text:p>If watchdog device is present and properly configured, the gateway should also reboot.</text:p>
          </table:table-cell>
          <table:table-cell table:style-name="ce172" office:value-type="string" calcext:value-type="string">
            <text:p>Note: not available in Kura 3.0.0</text:p>
          </table:table-cell>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59" office:value-type="string" calcext:value-type="string">
            <text:p>GPIO</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8">
          <table:table-cell table:style-name="ce126" office:value-type="string" calcext:value-type="string">
            <text:p>PTC-GPIO-002</text:p>
          </table:table-cell>
          <table:table-cell table:style-name="ce172" office:value-type="string" calcext:value-type="string">
            <text:p>Install org.eclipse.kura.example.gpio bundle and check in kura.log and kura-console.log that no error is report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47">
          <table:table-cell table:style-name="ce126" office:value-type="string" calcext:value-type="string">
            <text:p>PTC-GPIO-003</text:p>
          </table:table-cell>
          <table:table-cell table:style-name="ce172" office:value-type="string" calcext:value-type="string">
            <text:p>Raspberry Pi 2/3:</text:p>
            <text:p>Test Digital I/O on Raspberry Pi 2/3. Install a jumper on pins 11 and 12 on the header J8. </text:p>
            <text:p>Configure GPIO service with the following parameters:</text:p>
            <text:p>- gpio.pins : 17 / 18</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ext:p/>
            <text:p>BeagleBone Black:</text:p>
            <text:p>Test Digital I/O on BeagleBone Black. Install a jumper on pins 11 and 12 on the header P8. </text:p>
            <text:p>Configure GPIO service with the following parameters:</text:p>
            <text:p>- gpio.pins : 45 / 44</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able:table-cell>
          <table:table-cell table:style-name="ce172" office:value-type="string" calcext:value-type="string">
            <text:p>For BBB check configuration in:</text:p>
            <text:p>/sys/class/gpio/gpio45/</text:p>
            <text:p>/sys/class/gpio/gpio44/</text:p>
          </table:table-cell>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59" office:value-type="string" calcext:value-type="string">
            <text:p>Bluetooth Low Energy</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6">
          <table:table-cell table:style-name="ce126" office:value-type="string" calcext:value-type="string">
            <text:p>PTC-BLE-001</text:p>
          </table:table-cell>
          <table:table-cell table:style-name="ce167" office:value-type="string" calcext:value-type="string">
            <text:p>As explained in Kura documentation (<text:span text:style-name="T8">http://eclipse.github.io/kura/dev/bluetooth-le-example.html</text:span>), install bluez-4.101 or newer package on the device. <text:span text:style-name="T8">If necessary, </text:span>connect a Bluetooth 4.0 usb dongle and check that the interface is configured with 'sudo hciconfig up' and 'sudo hcitool lescan'.</text:p>
          </table:table-cell>
          <table:table-cell table:style-name="ce172" office:value-type="string" calcext:value-type="string">
            <text:p>Bluez package may already have been installed on the system.</text:p>
          </table:table-cell>
          <table:table-cell table:style-name="ce222"/>
          <table:table-cell table:style-name="ce167"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5" table:number-columns-repeated="3"/>
          <table:table-cell table:style-name="ce222"/>
          <table:table-cell table:style-name="ce167" table:number-columns-repeated="4"/>
          <table:table-cell table:style-name="ce225"/>
          <table:table-cell table:style-name="ce227" table:number-columns-repeated="19"/>
          <table:table-cell table:style-name="ce57"/>
          <table:table-cell table:number-columns-repeated="995"/>
        </table:table-row>
        <table:table-row table:style-name="ro48">
          <table:table-cell table:style-name="ce126" office:value-type="string" calcext:value-type="string">
            <text:p>PTC-BLE-002</text:p>
          </table:table-cell>
          <table:table-cell table:style-name="ce172" office:value-type="string" calcext:value-type="string">
            <text:p>Install org.eclipse.kura.example.ble.tisensortag bundle and check in kura.log and kura-console.log that no error is reported. A message indicating "startLeScan" is repeated periodically.</text:p>
          </table:table-cell>
          <table:table-cell table:style-name="ce172"/>
          <table:table-cell table:style-name="ce222"/>
          <table:table-cell table:style-name="ce233"/>
          <table:table-cell table:style-name="ce172" table:number-columns-repeated="3"/>
          <table:table-cell table:style-name="ce225"/>
          <table:table-cell table:style-name="ce227" table:number-columns-repeated="19"/>
          <table:table-cell table:style-name="ce57"/>
          <table:table-cell table:number-columns-repeated="995"/>
        </table:table-row>
        <table:table-row table:style-name="ro17">
          <table:table-cell table:style-name="ce126" office:value-type="string" calcext:value-type="string">
            <text:p>PTC-BLE-003</text:p>
          </table:table-cell>
          <table:table-cell table:style-name="ce172" office:value-type="string" calcext:value-type="string">
            <text:p>Power on the SensorTag by pressing its On/Off button and verify that the device is detected in kura.log, then the sensors values are periodically reported in the log.</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59" office:value-type="string" calcext:value-type="string">
            <text:p>Bluetooth Low Energy – TinyB</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49">
          <table:table-cell table:style-name="ce126" office:value-type="string" calcext:value-type="string">
            <text:p>PTC-BLE-012</text:p>
          </table:table-cell>
          <table:table-cell table:style-name="ce170" office:value-type="string" calcext:value-type="string">
            <text:p>As explained in Kura documentation (<text:span text:style-name="T10">TODO</text:span>), install bluez-5.41 or newer package on the device. If necessary, connect a Bluetooth 4.0 usb dongle and check that the interface is configured with 'sudo hciconfig up' and 'sudo hcitool lescan'.</text:p>
          </table:table-cell>
          <table:table-cell table:style-name="ce172" office:value-type="string" calcext:value-type="string">
            <text:p>Only on systems with BlueZ &gt;= 5.41 and TinyB support. Check this in System-&gt;Device-&gt;Bundles. If Tiny Bluetooth LE Library bundle is present along with its native fragment, it’s OK.</text:p>
            <text:p/>
            <text:p>Note: Raspbian 8 (jessie) doesn’t have 5.41+ available, the latest version is 5.23-2. 5.43 is available in Raspbian 9 (stretch).</text:p>
          </table:table-cell>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6">
          <table:table-cell table:style-name="ce126" office:value-type="string" calcext:value-type="string">
            <text:p>PTC-BLE-013</text:p>
          </table:table-cell>
          <table:table-cell table:style-name="ce177" office:value-type="string" calcext:value-type="string">
            <text:p><text:span text:style-name="T8">Uninstall the org.eclipse.kura.example.ble.tisensortag bundle.</text:span></text:p>
            <text:p/>
            <text:p><text:span text:style-name="T8">Install org.eclipse.kura.example.ble.tisensortag.tinyb bundle and check in kura.log and kura-console.log that no error is reported.</text:span></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9">
          <table:table-cell table:style-name="ce126" office:value-type="string" calcext:value-type="string">
            <text:p>PTC-BLE-014</text:p>
          </table:table-cell>
          <table:table-cell table:style-name="ce177" table:formula="of:=[.B206]" office:value-type="string" office:string-value="Power on the SensorTag by pressing its On/Off button and verify that the device is detected in kura.log, then the sensors values are periodically reported in the log." calcext:value-type="string">
            <text:p>Power on the SensorTag by pressing its On/Off button and verify that the device is detected in kura.log, then the sensors values are periodically reported in the log.</text:p>
          </table:table-cell>
          <table:table-cell table:style-name="ce210"/>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5" table:number-columns-repeated="3"/>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59" office:value-type="string" calcext:value-type="string">
            <text:p>Bluetooth Low Energy Beacon</text:p>
          </table:table-cell>
          <table:table-cell table:style-name="ce159"/>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office:value-type="string" calcext:value-type="string">
            <text:p>PTC-BLE-004</text:p>
          </table:table-cell>
          <table:table-cell table:style-name="ce172" office:value-type="string" calcext:value-type="string">
            <text:p>Run PTC-BLE-001 test in order to detect BLE capabilities of the device</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18">
          <table:table-cell table:style-name="ce126" office:value-type="string" calcext:value-type="string">
            <text:p>PTC-BLE-005</text:p>
          </table:table-cell>
          <table:table-cell table:style-name="ce172" office:value-type="string" calcext:value-type="string">
            <text:p>Install org.eclipse.kura.example.beacon bundle and check in kura.log and kura-console.log that no errors are report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35">
          <table:table-cell table:style-name="ce126" office:value-type="string" calcext:value-type="string">
            <text:p>PTC-BLE-006</text:p>
          </table:table-cell>
          <table:table-cell table:style-name="ce172" office:value-type="string" calcext:value-type="string">
            <text:p>Change some parameters for the beacon bundle from the web UI and enable advertising. Check that in the log files all commands succedeed.</text:p>
          </table:table-cell>
          <table:table-cell table:style-name="ce17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35">
          <table:table-cell table:style-name="ce126" office:value-type="string" calcext:value-type="string">
            <text:p>PTC-BLE-007</text:p>
          </table:table-cell>
          <table:table-cell table:style-name="ce172" office:value-type="string" calcext:value-type="string">
            <text:p>Using an Android app (like <text:span text:style-name="T8">nRF Connect</text:span>) check that the beacons are received and the parameters are consistent with ones on the web UI.</text:p>
          </table:table-cell>
          <table:table-cell table:style-name="ce17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2">
          <table:table-cell table:style-name="ce126"/>
          <table:table-cell table:style-name="ce174" office:value-type="string" calcext:value-type="string">
            <text:p><text:span text:style-name="T11">Bluetooth Low Energy iBeacon </text:span><text:span text:style-name="T12">Advertiser </text:span><text:span text:style-name="T11">– TinyB</text:span></text:p>
          </table:table-cell>
          <table:table-cell table:style-name="ce17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36">
          <table:table-cell table:style-name="ce126" office:value-type="string" calcext:value-type="string">
            <text:p>PTC-BLE-015</text:p>
          </table:table-cell>
          <table:table-cell table:style-name="ce177" office:value-type="string" calcext:value-type="string">
            <text:p><text:span text:style-name="T8">Uninstall org.eclipse.kura.example.beacon bundle.</text:span></text:p>
            <text:p/>
            <text:p><text:span text:style-name="T8">Install org.eclipse.kura.example.ibeacon.advertiser bundle and check in kura.log and kura-console.log that no errors are reported.</text:span></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50">
          <table:table-cell table:style-name="ce126" office:value-type="string" calcext:value-type="string">
            <text:p>PTC-BLE-016</text:p>
          </table:table-cell>
          <table:table-cell table:style-name="ce177" table:formula="of:=[.B217]" office:value-type="string" office:string-value="Change some parameters for the beacon bundle from the web UI and enable advertising. Check that in the log files all commands succedeed." calcext:value-type="string">
            <text:p>Change some parameters for the beacon bundle from the web UI and enable advertising. Check that in the log files all commands succedeed.</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9">
          <table:table-cell table:style-name="ce126" office:value-type="string" calcext:value-type="string">
            <text:p>PTC-BLE-017</text:p>
          </table:table-cell>
          <table:table-cell table:style-name="ce177" table:formula="of:=[.B218]" office:value-type="string" office:string-value="Using an Android app (like nRF Connect) check that the beacons are received and the parameters are consistent with ones on the web UI." calcext:value-type="string">
            <text:p>Using an Android app (like nRF Connect) check that the beacons are received and the parameters are consistent with ones on the web UI.</text:p>
          </table:table-cell>
          <table:table-cell table:style-name="ce172"/>
          <table:table-cell table:style-name="ce222"/>
          <table:table-cell table:style-name="ce172" table:number-columns-repeated="4"/>
          <table:table-cell table:style-name="ce225"/>
          <table:table-cell table:style-name="ce227" table:number-columns-repeated="19"/>
          <table:table-cell table:style-name="ce57"/>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2">
          <table:table-cell table:style-name="ce126"/>
          <table:table-cell table:style-name="ce159" office:value-type="string" calcext:value-type="string">
            <text:p>Bluetooth Low Energy Beacon Scanner</text:p>
          </table:table-cell>
          <table:table-cell table:style-name="ce159"/>
          <table:table-cell table:style-name="ce222"/>
          <table:table-cell table:style-name="ce172" table:number-columns-repeated="4"/>
          <table:table-cell table:style-name="ce227" table:number-columns-repeated="20"/>
          <table:table-cell table:style-name="ce57" table:number-columns-repeated="996"/>
        </table:table-row>
        <table:table-row table:style-name="ro2">
          <table:table-cell table:style-name="ce126" office:value-type="string" calcext:value-type="string">
            <text:p>PTC-BLE-008</text:p>
          </table:table-cell>
          <table:table-cell table:style-name="ce172" office:value-type="string" calcext:value-type="string">
            <text:p>Run PTC-BLE-001 test in order to detect BLE capabilities of the device</text:p>
          </table:table-cell>
          <table:table-cell table:style-name="ce17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18">
          <table:table-cell table:style-name="ce126" office:value-type="string" calcext:value-type="string">
            <text:p>PTC-BLE-009</text:p>
          </table:table-cell>
          <table:table-cell table:style-name="ce172" office:value-type="string" calcext:value-type="string">
            <text:p>Install org.eclipse.kura.example.beacon.scanner bundle and check in kura.log and kura-console.log that no errors are reported.</text:p>
          </table:table-cell>
          <table:table-cell table:style-name="ce172" office:value-type="string" calcext:value-type="string">
            <text:p>requires package bluez-hcidump</text:p>
          </table:table-cell>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18">
          <table:table-cell table:style-name="ce126" office:value-type="string" calcext:value-type="string">
            <text:p>PTC-BLE-010</text:p>
          </table:table-cell>
          <table:table-cell table:style-name="ce172" office:value-type="string" calcext:value-type="string">
            <text:p>Configure a different device with a org.eclipse.kura.example.beacon bundle and set the company code (e.g. abcd)</text:p>
          </table:table-cell>
          <table:table-cell table:style-name="ce17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18">
          <table:table-cell table:style-name="ce126" office:value-type="string" calcext:value-type="string">
            <text:p>PTC-BLE-011</text:p>
          </table:table-cell>
          <table:table-cell table:style-name="ce172" office:value-type="string" calcext:value-type="string">
            <text:p>Set the same company code in the org.eclipse.kura.example.beacon.scanner (e.g. abcd) and check the kura.log file for detected beacons.</text:p>
          </table:table-cell>
          <table:table-cell table:style-name="ce17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2">
          <table:table-cell table:style-name="ce126"/>
          <table:table-cell table:style-name="ce172" table:number-columns-repeated="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2">
          <table:table-cell table:style-name="ce126"/>
          <table:table-cell table:style-name="ce159" office:value-type="string" calcext:value-type="string">
            <text:p>Bluetooth Low Energy iBeacon Scanner – TinyB</text:p>
          </table:table-cell>
          <table:table-cell table:style-name="ce17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36">
          <table:table-cell table:style-name="ce126" office:value-type="string" calcext:value-type="string">
            <text:p>PTC-BLE-018</text:p>
          </table:table-cell>
          <table:table-cell table:style-name="ce177" office:value-type="string" calcext:value-type="string">
            <text:p><text:span text:style-name="T8">Uninstall org.eclipse.kura.example.beacon.scanner bundle.</text:span></text:p>
            <text:p/>
            <text:p><text:span text:style-name="T8">Install org.eclipse.kura.example.ibeacon.scanner bundle and check in kura.log and kura-console.log that no errors are reported. Start the scan.</text:span></text:p>
          </table:table-cell>
          <table:table-cell table:style-name="ce172"/>
          <table:table-cell table:style-name="ce222"/>
          <table:table-cell table:style-name="ce172" table:number-columns-repeated="4"/>
          <table:table-cell table:style-name="ce227" table:number-columns-repeated="20"/>
          <table:table-cell table:style-name="ce57" table:number-columns-repeated="996"/>
        </table:table-row>
        <table:table-row table:style-name="ro50">
          <table:table-cell table:style-name="ce126" office:value-type="string" calcext:value-type="string">
            <text:p>PTC-BLE-019</text:p>
          </table:table-cell>
          <table:table-cell table:style-name="ce177" office:value-type="string" calcext:value-type="string">
            <text:p>Configure a different device with a org.eclipse.kura.example.ibeacon.advertiser bundle.</text:p>
          </table:table-cell>
          <table:table-cell table:style-name="ce172"/>
          <table:table-cell table:style-name="ce222"/>
          <table:table-cell table:style-name="ce172" table:number-columns-repeated="4"/>
          <table:table-cell table:style-name="ce227" table:number-columns-repeated="20"/>
          <table:table-cell table:style-name="ce57" table:number-columns-repeated="996"/>
        </table:table-row>
        <table:table-row table:style-name="ro2">
          <table:table-cell table:style-name="ce126" office:value-type="string" calcext:value-type="string">
            <text:p>PTC-BLE-020</text:p>
          </table:table-cell>
          <table:table-cell table:style-name="ce177" office:value-type="string" calcext:value-type="string">
            <text:p>Check the kura.log file for detected beacons and configuration.</text:p>
          </table:table-cell>
          <table:table-cell table:style-name="ce172"/>
          <table:table-cell table:style-name="ce222"/>
          <table:table-cell table:style-name="ce172" table:number-columns-repeated="4"/>
          <table:table-cell table:style-name="ce227" table:number-columns-repeated="20"/>
          <table:table-cell table:style-name="ce57" table:number-columns-repeated="996"/>
        </table:table-row>
        <table:table-row table:style-name="ro2">
          <table:table-cell table:style-name="ce126"/>
          <table:table-cell table:style-name="ce177"/>
          <table:table-cell table:style-name="ce172"/>
          <table:table-cell table:style-name="ce222"/>
          <table:table-cell table:style-name="ce172" table:number-columns-repeated="4"/>
          <table:table-cell table:style-name="ce227" table:number-columns-repeated="20"/>
          <table:table-cell table:style-name="ce57" table:number-columns-repeated="996"/>
        </table:table-row>
        <table:table-row table:style-name="ro2">
          <table:table-cell table:style-name="ce126"/>
          <table:table-cell table:style-name="ce176" office:value-type="string" calcext:value-type="string">
            <text:p>Bluetooth Low Energy Eddystone Advertiser – TinyB</text:p>
          </table:table-cell>
          <table:table-cell table:style-name="ce166"/>
          <table:table-cell table:style-name="ce228"/>
          <table:table-cell table:style-name="ce235"/>
          <table:table-cell table:style-name="ce166" table:number-columns-repeated="4"/>
          <table:table-cell table:style-name="ce227" table:number-columns-repeated="19"/>
          <table:table-cell table:style-name="ce57" table:number-columns-repeated="2"/>
          <table:table-cell table:number-columns-repeated="994"/>
        </table:table-row>
        <table:table-row table:style-name="ro35">
          <table:table-cell table:style-name="ce126" office:value-type="string" calcext:value-type="string">
            <text:p>PTC-BLE-021</text:p>
          </table:table-cell>
          <table:table-cell table:style-name="ce179" office:value-type="string" calcext:value-type="string">
            <text:p>Install org.eclipse.kura.example.eddystone.advertiser bundle and check in kura.log and kura-console.log that no errors are reported.</text:p>
          </table:table-cell>
          <table:table-cell table:style-name="ce166"/>
          <table:table-cell table:style-name="ce228"/>
          <table:table-cell table:style-name="ce235"/>
          <table:table-cell table:style-name="ce166" table:number-columns-repeated="4"/>
          <table:table-cell table:style-name="ce227" table:number-columns-repeated="19"/>
          <table:table-cell table:style-name="ce57" table:number-columns-repeated="2"/>
          <table:table-cell table:number-columns-repeated="994"/>
        </table:table-row>
        <table:table-row table:style-name="ro35">
          <table:table-cell table:style-name="ce126" office:value-type="string" calcext:value-type="string">
            <text:p>PTC-BLE-022</text:p>
          </table:table-cell>
          <table:table-cell table:style-name="ce180" office:value-type="string" calcext:value-type="string">
            <text:p>Change some parameters for the eddsytone advertiser bundle from the web UI and enable advertising. Check that in the log files all commands succedeed.</text:p>
          </table:table-cell>
          <table:table-cell table:style-name="ce166"/>
          <table:table-cell table:style-name="ce228"/>
          <table:table-cell table:style-name="ce235"/>
          <table:table-cell table:style-name="ce166" table:number-columns-repeated="4"/>
          <table:table-cell table:style-name="ce227" table:number-columns-repeated="19"/>
          <table:table-cell table:style-name="ce57" table:number-columns-repeated="2"/>
          <table:table-cell table:number-columns-repeated="994"/>
        </table:table-row>
        <table:table-row table:style-name="ro51">
          <table:table-cell table:style-name="ce126" office:value-type="string" calcext:value-type="string">
            <text:p>PTC-BLE-023</text:p>
          </table:table-cell>
          <table:table-cell table:style-name="ce180" office:value-type="string" calcext:value-type="string">
            <text:p>Using an Android app (like nRF Connect) check that the eddsytones are received and the parameters are consistent with ones on the web UI.</text:p>
          </table:table-cell>
          <table:table-cell table:style-name="ce166"/>
          <table:table-cell table:style-name="ce228"/>
          <table:table-cell table:style-name="ce235"/>
          <table:table-cell table:style-name="ce166" table:number-columns-repeated="4"/>
          <table:table-cell table:style-name="ce227" table:number-columns-repeated="19"/>
          <table:table-cell table:style-name="ce57" table:number-columns-repeated="2"/>
          <table:table-cell table:number-columns-repeated="994"/>
        </table:table-row>
        <table:table-row table:style-name="ro2">
          <table:table-cell table:style-name="ce127"/>
          <table:table-cell table:style-name="ce166" table:number-columns-repeated="2"/>
          <table:table-cell table:style-name="ce228"/>
          <table:table-cell table:style-name="ce235"/>
          <table:table-cell table:style-name="ce166" table:number-columns-repeated="4"/>
          <table:table-cell table:style-name="ce227" table:number-columns-repeated="19"/>
          <table:table-cell table:style-name="ce57" table:number-columns-repeated="2"/>
          <table:table-cell table:number-columns-repeated="994"/>
        </table:table-row>
        <table:table-row table:style-name="ro2">
          <table:table-cell table:style-name="ce127"/>
          <table:table-cell table:style-name="ce181" office:value-type="string" calcext:value-type="string">
            <text:p>Bluetooth Low Energy Eddystone Scanner – TinyB</text:p>
          </table:table-cell>
          <table:table-cell table:style-name="ce166"/>
          <table:table-cell table:style-name="ce228"/>
          <table:table-cell table:style-name="ce235"/>
          <table:table-cell table:style-name="ce166" table:number-columns-repeated="4"/>
          <table:table-cell table:style-name="ce227" table:number-columns-repeated="19"/>
          <table:table-cell table:style-name="ce57" table:number-columns-repeated="2"/>
          <table:table-cell table:number-columns-repeated="994"/>
        </table:table-row>
        <table:table-row table:style-name="ro35">
          <table:table-cell table:style-name="ce126" office:value-type="string" calcext:value-type="string">
            <text:p>PTC-BLE-024</text:p>
          </table:table-cell>
          <table:table-cell table:style-name="ce177" office:value-type="string" calcext:value-type="string">
            <text:p>Install org.eclipse.kura.example.eddystone.scanner bundle and check in kura.log and kura-console.log that no errors are reported. Start the scan.</text:p>
          </table:table-cell>
          <table:table-cell table:style-name="ce166"/>
          <table:table-cell table:style-name="ce228"/>
          <table:table-cell table:style-name="ce235"/>
          <table:table-cell table:style-name="ce166" table:number-columns-repeated="4"/>
          <table:table-cell table:style-name="ce227" table:number-columns-repeated="19"/>
          <table:table-cell table:style-name="ce57" table:number-columns-repeated="2"/>
          <table:table-cell table:number-columns-repeated="994"/>
        </table:table-row>
        <table:table-row table:style-name="ro35">
          <table:table-cell table:style-name="ce126" office:value-type="string" calcext:value-type="string">
            <text:p>PTC-BLE-025</text:p>
          </table:table-cell>
          <table:table-cell table:style-name="ce166" office:value-type="string" calcext:value-type="string">
            <text:p>Configure a different device with a org.eclipse.kura.example.eddystone.advertiser bundle.</text:p>
          </table:table-cell>
          <table:table-cell table:style-name="ce166"/>
          <table:table-cell table:style-name="ce228"/>
          <table:table-cell table:style-name="ce235"/>
          <table:table-cell table:style-name="ce166" table:number-columns-repeated="4"/>
          <table:table-cell table:style-name="ce227" table:number-columns-repeated="19"/>
          <table:table-cell table:style-name="ce57" table:number-columns-repeated="2"/>
          <table:table-cell table:number-columns-repeated="994"/>
        </table:table-row>
        <table:table-row table:style-name="ro2">
          <table:table-cell table:style-name="ce126" office:value-type="string" calcext:value-type="string">
            <text:p>PTC-BLE-026</text:p>
          </table:table-cell>
          <table:table-cell table:style-name="ce166" office:value-type="string" calcext:value-type="string">
            <text:p>Check the kura.log file for detected eddystones and configuration.</text:p>
          </table:table-cell>
          <table:table-cell table:style-name="ce166"/>
          <table:table-cell table:style-name="ce228"/>
          <table:table-cell table:style-name="ce235"/>
          <table:table-cell table:style-name="ce166" table:number-columns-repeated="4"/>
          <table:table-cell table:style-name="ce227" table:number-columns-repeated="19"/>
          <table:table-cell table:style-name="ce57" table:number-columns-repeated="2"/>
          <table:table-cell table:number-columns-repeated="994"/>
        </table:table-row>
        <table:table-row table:style-name="ro2">
          <table:table-cell table:style-name="ce126"/>
          <table:table-cell table:style-name="ce172" table:number-columns-repeated="2"/>
          <table:table-cell table:style-name="ce222"/>
          <table:table-cell table:style-name="ce172" table:number-columns-repeated="4"/>
          <table:table-cell table:style-name="ce227" table:number-columns-repeated="20"/>
          <table:table-cell table:style-name="ce57" table:number-columns-repeated="996"/>
        </table:table-row>
        <table:table-row table:style-name="ro2">
          <table:table-cell table:style-name="ce126"/>
          <table:table-cell table:style-name="ce159" office:value-type="string" calcext:value-type="string">
            <text:p>Apache Camel Integration</text:p>
          </table:table-cell>
          <table:table-cell table:style-name="ce172"/>
          <table:table-cell table:style-name="ce222"/>
          <table:table-cell table:style-name="ce172" table:number-columns-repeated="4"/>
          <table:table-cell table:style-name="ce227" table:number-columns-repeated="20"/>
          <table:table-cell table:style-name="ce57" table:number-columns-repeated="996"/>
        </table:table-row>
        <table:table-row table:style-name="ro20">
          <table:table-cell table:style-name="ce126" office:value-type="string" calcext:value-type="string">
            <text:p>CAMEL-RTR-001</text:p>
          </table:table-cell>
          <table:table-cell table:style-name="ce172" office:value-type="string" calcext:value-type="string">
            <text:p>Install the package “org.eclipse.kura.example.camel.publisher” bundle and check in kura.log and kura-console.log that no errors are being reported. Check that a new service “Camel example publisher” is available in the service list on the left in the Web UI.</text:p>
          </table:table-cell>
          <table:table-cell table:style-name="ce172"/>
          <table:table-cell table:style-name="ce222"/>
          <table:table-cell table:style-name="ce172" table:number-columns-repeated="4"/>
          <table:table-cell table:style-name="ce227" table:number-columns-repeated="20"/>
          <table:table-cell table:style-name="ce57" table:number-columns-repeated="996"/>
        </table:table-row>
        <table:table-row table:style-name="ro17">
          <table:table-cell table:style-name="ce126" office:value-type="string" calcext:value-type="string">
            <text:p>CAMEL-RTR-002</text:p>
          </table:table-cell>
          <table:table-cell table:style-name="ce172" office:value-type="string" calcext:value-type="string">
            <text:p>Connect the device to the cloud using the standard Kura cloud service.</text:p>
            <text:p>Set "Enable service" to "true". Under the app id “camel/example” there should be metric data being publish under the tags “intValue” and “doubleValue”.</text:p>
          </table:table-cell>
          <table:table-cell table:style-name="ce172"/>
          <table:table-cell table:style-name="ce222"/>
          <table:table-cell table:style-name="ce172" table:number-columns-repeated="4"/>
          <table:table-cell table:style-name="ce227" table:number-columns-repeated="20"/>
          <table:table-cell table:style-name="ce57" table:number-columns-repeated="996"/>
        </table:table-row>
        <table:table-row table:style-name="ro20">
          <table:table-cell table:style-name="ce126" office:value-type="string" calcext:value-type="string">
            <text:p>CAMEL-RTR-003</text:p>
          </table:table-cell>
          <table:table-cell table:style-name="ce172" office:value-type="string" calcext:value-type="string">
            <text:p>Select the service “Camel example publisher” in the Web UI. Change the parameters (amplitude, offset, period) for the service and monitor in the cloud that the values are still being updated but in the range of the updated parameters.</text:p>
          </table:table-cell>
          <table:table-cell table:style-name="ce172"/>
          <table:table-cell table:style-name="ce222"/>
          <table:table-cell table:style-name="ce172" table:number-columns-repeated="4"/>
          <table:table-cell table:style-name="ce227" table:number-columns-repeated="20"/>
          <table:table-cell table:style-name="ce57" table:number-columns-repeated="996"/>
        </table:table-row>
        <table:table-row table:style-name="ro18">
          <table:table-cell table:style-name="ce126" office:value-type="string" calcext:value-type="string">
            <text:p>CAMEL-RTR-004</text:p>
          </table:table-cell>
          <table:table-cell table:style-name="ce172" office:value-type="string" calcext:value-type="string">
            <text:p>Change the cloud service PID to some non-existing PID. Telemetry data must stop in the cloud.</text:p>
          </table:table-cell>
          <table:table-cell table:style-name="ce172"/>
          <table:table-cell table:style-name="ce222"/>
          <table:table-cell table:style-name="ce172" table:number-columns-repeated="4"/>
          <table:table-cell table:style-name="ce227" table:number-columns-repeated="20"/>
          <table:table-cell table:style-name="ce57" table:number-columns-repeated="996"/>
        </table:table-row>
        <table:table-row table:style-name="ro18">
          <table:table-cell table:style-name="ce126" office:value-type="string" calcext:value-type="string">
            <text:p>CAMEL-RTR-005</text:p>
          </table:table-cell>
          <table:table-cell table:style-name="ce172" office:value-type="string" calcext:value-type="string">
            <text:p>Change the cloud service PID back to the original setting. Telemetry data must re-start in the cloud.</text:p>
          </table:table-cell>
          <table:table-cell table:style-name="ce172"/>
          <table:table-cell table:style-name="ce222"/>
          <table:table-cell table:style-name="ce172" table:number-columns-repeated="4"/>
          <table:table-cell table:style-name="ce227" table:number-columns-repeated="20"/>
          <table:table-cell table:style-name="ce57" table:number-columns-repeated="996"/>
        </table:table-row>
        <table:table-row table:style-name="ro2">
          <table:table-cell table:style-name="ce126"/>
          <table:table-cell table:style-name="ce172" table:number-columns-repeated="2"/>
          <table:table-cell table:style-name="ce222"/>
          <table:table-cell table:style-name="ce172" table:number-columns-repeated="4"/>
          <table:table-cell table:style-name="ce227" table:number-columns-repeated="20"/>
          <table:table-cell table:style-name="ce57" table:number-columns-repeated="996"/>
        </table:table-row>
        <table:table-row table:style-name="ro33">
          <table:table-cell table:style-name="ce126" office:value-type="string" calcext:value-type="string">
            <text:p>CAMEL-XML-001</text:p>
          </table:table-cell>
          <table:table-cell table:style-name="ce172" office:value-type="string" calcext:value-type="string">
            <text:p>Select the “Camel XML router” service in the Web UI. Enter the following XML routes (be sure to use proper quotation marks!):</text:p>
            <text:p/>
            <text:p>&lt;routes xmlns="http://camel.apache.org/schema/spring"&gt;</text:p>
            <text:p>&lt;route id="route1"&gt;</text:p>
            <text:p>&lt;from uri="timer:foo"/&gt;</text:p>
            <text:p>&lt;setBody&gt;&lt;simple&gt;${random(0,10)}&lt;/simple&gt;&lt;/setBody&gt;</text:p>
            <text:p>&lt;to uri="stream:out"/&gt;</text:p>
            <text:p>&lt;/route&gt;</text:p>
            <text:p>&lt;/routes&gt;</text:p>
            <text:p/>
            <text:p>And the following required components: timer</text:p>
            <text:p/>
            <text:p>On the kura-console.log there should be a new random number between 0 and 10 printed out every second.</text:p>
          </table:table-cell>
          <table:table-cell table:style-name="ce172"/>
          <table:table-cell table:style-name="ce222"/>
          <table:table-cell table:style-name="ce172" table:number-columns-repeated="4"/>
          <table:table-cell table:style-name="ce227" table:number-columns-repeated="20"/>
          <table:table-cell table:style-name="ce57" table:number-columns-repeated="996"/>
        </table:table-row>
        <table:table-row table:style-name="ro17">
          <table:table-cell table:style-name="ce126" office:value-type="string" calcext:value-type="string">
            <text:p>CAMEL-XML-002</text:p>
          </table:table-cell>
          <table:table-cell table:style-name="ce172" office:value-type="string" calcext:value-type="string">
            <text:p>Change the required components to “timer, non-existing-id”. The output in the kura-console.log must stop. Change the setting back to the original setting afterwards. The output must re-start.</text:p>
          </table:table-cell>
          <table:table-cell table:style-name="ce172"/>
          <table:table-cell table:style-name="ce222"/>
          <table:table-cell table:style-name="ce172" table:number-columns-repeated="4"/>
          <table:table-cell table:style-name="ce227" table:number-columns-repeated="20"/>
          <table:table-cell table:style-name="ce57" table:number-columns-repeated="996"/>
        </table:table-row>
        <table:table-row table:style-name="ro17">
          <table:table-cell table:style-name="ce126" office:value-type="string" calcext:value-type="string">
            <text:p>CAMEL-XML-003</text:p>
          </table:table-cell>
          <table:table-cell table:style-name="ce172" office:value-type="string" calcext:value-type="string">
            <text:p>Change the Cloud Service Mappings to some non-existing cloud service PID. The output in the kura-console.log must stop. Change the setting back to the original setting afterwards. The output must re-start.</text:p>
          </table:table-cell>
          <table:table-cell table:style-name="ce172"/>
          <table:table-cell table:style-name="ce222"/>
          <table:table-cell table:style-name="ce172" table:number-columns-repeated="4"/>
          <table:table-cell table:style-name="ce227" table:number-columns-repeated="20"/>
          <table:table-cell table:style-name="ce57" table:number-columns-repeated="996"/>
        </table:table-row>
        <table:table-row table:style-name="ro19">
          <table:table-cell table:style-name="ce126" office:value-type="string" calcext:value-type="string">
            <text:p>CAMEL-XML-004</text:p>
          </table:table-cell>
          <table:table-cell table:style-name="ce172" office:value-type="string" calcext:value-type="string">
            <text:p>Change the init code to (be sure to use proper quotation marks!):</text:p>
            <text:p/>
            <text:p>print("Foo Bar\n");</text:p>
            <text:p/>
            <text:p>The text “Foo Bar” should appear in the kura-console.log file.</text:p>
          </table:table-cell>
          <table:table-cell table:style-name="ce172"/>
          <table:table-cell table:style-name="ce222"/>
          <table:table-cell table:style-name="ce172" table:number-columns-repeated="4"/>
          <table:table-cell table:style-name="ce227" table:number-columns-repeated="20"/>
          <table:table-cell table:style-name="ce57" table:number-columns-repeated="996"/>
        </table:table-row>
        <table:table-row table:style-name="ro18">
          <table:table-cell table:style-name="ce126" office:value-type="string" calcext:value-type="string">
            <text:p>CAMEL-XML-005</text:p>
          </table:table-cell>
          <table:table-cell table:style-name="ce172" office:value-type="string" calcext:value-type="string">
            <text:p>Change the init code back to an empty string. The text “Foo Bar” must not appear a second time in the kura-console.log.</text:p>
          </table:table-cell>
          <table:table-cell table:style-name="ce172"/>
          <table:table-cell table:style-name="ce222"/>
          <table:table-cell table:style-name="ce172" table:number-columns-repeated="4"/>
          <table:table-cell table:style-name="ce227" table:number-columns-repeated="20"/>
          <table:table-cell table:style-name="ce57" table:number-columns-repeated="996"/>
        </table:table-row>
        <table:table-row table:style-name="ro2">
          <table:table-cell table:style-name="ce126"/>
          <table:table-cell table:style-name="ce172" table:number-columns-repeated="2"/>
          <table:table-cell table:style-name="ce222"/>
          <table:table-cell table:style-name="ce172" table:number-columns-repeated="4"/>
          <table:table-cell table:style-name="ce125" table:number-columns-repeated="20"/>
          <table:table-cell table:number-columns-repeated="996"/>
        </table:table-row>
        <table:table-row table:style-name="ro42">
          <table:table-cell table:style-name="ce126" office:value-type="string" calcext:value-type="string">
            <text:p>CAMEL-CCS-001</text:p>
          </table:table-cell>
          <table:table-cell table:style-name="ce166" office:value-type="string" calcext:value-type="string">
            <text:p>Ensure that there are no Camel based cloud services. Install the following package from Eclipse Marketplace (<text:a xlink:href="https://marketplace.eclipse.org/taxonomy/term/4397%2C4396/title" xlink:type="simple">https://marketplace.eclipse.org/taxonomy/term/4397%2C4396/title</text:a>):</text:p>
            <text:p>OPC UA component for Apache Camel</text:p>
            <text:p/>
            <text:p>Check in kura.log and kura-console.log that no errors are being reported.</text:p>
          </table:table-cell>
          <table:table-cell table:style-name="ce172"/>
          <table:table-cell table:style-name="ce222"/>
          <table:table-cell table:style-name="ce172" table:number-columns-repeated="4"/>
          <table:table-cell table:style-name="ce125" table:number-columns-repeated="20"/>
          <table:table-cell table:number-columns-repeated="996"/>
        </table:table-row>
        <table:table-row table:style-name="ro18">
          <table:table-cell table:style-name="ce126" office:value-type="string" calcext:value-type="string">
            <text:p>CAMEL-CCS-002</text:p>
          </table:table-cell>
          <table:table-cell table:style-name="ce172" office:value-type="string" calcext:value-type="string">
            <text:p>Create a new Camel cloud service instance. Enter no additional configuration. The service instance should be created and reported as “Connected”.</text:p>
          </table:table-cell>
          <table:table-cell table:style-name="ce172"/>
          <table:table-cell table:style-name="ce222"/>
          <table:table-cell table:style-name="ce172" table:number-columns-repeated="4"/>
          <table:table-cell table:style-name="ce125" table:number-columns-repeated="20"/>
          <table:table-cell table:number-columns-repeated="996"/>
        </table:table-row>
        <table:table-row table:style-name="ro52">
          <table:table-cell table:style-name="ce126" office:value-type="string" calcext:value-type="string">
            <text:p>CAMEL-CCS-003</text:p>
          </table:table-cell>
          <table:table-cell table:style-name="ce163" office:value-type="string" calcext:value-type="string">
            <text:p><text:span text:style-name="T3">Configure the following XML routes in this new cloud service on "Router XML" in "CamelFactory - CloudFactory" tab (be sure to use proper quotation marks!):</text:span></text:p>
            <text:p/>
            <text:p><text:span text:style-name="T3">&lt;routes xmlns="http://camel.apache.org/schema/spring"&gt;</text:span></text:p>
            <text:p><text:span text:style-name="T3">&lt;route id="opc-ua-example"&gt;</text:span></text:p>
            <text:p><text:span text:style-name="T3">&lt;from uri="vm:camel:example"/&gt;</text:span></text:p>
            <text:p><text:span text:style-name="T3">&lt;split&gt;</text:span></text:p>
            <text:p><text:span text:style-name="T3">&lt;simple&gt;${body.metrics().entrySet()}&lt;/simple&gt;</text:span></text:p>
            <text:p><text:span text:style-name="T3">&lt;setHeader headerName="item"&gt;</text:span></text:p>
            <text:p><text:span text:style-name="T3">&lt;simple&gt;${body.key()}&lt;/simple&gt;</text:span></text:p>
            <text:p><text:span text:style-name="T3">&lt;/setHeader&gt;</text:span></text:p>
            <text:p><text:span text:style-name="T3">&lt;setBody&gt;</text:span></text:p>
            <text:p><text:span text:style-name="T3">&lt;simple&gt;${body.value()}&lt;/simple&gt;</text:span></text:p>
            <text:p><text:span text:style-name="T3">&lt;/setBody&gt;</text:span></text:p>
            <text:p><text:span text:style-name="T3">&lt;toD uri="my-milo-server:${header.item}"/&gt;</text:span></text:p>
            <text:p><text:span text:style-name="T3">&lt;/split&gt;</text:span></text:p>
            <text:p><text:span text:style-name="T3">&lt;/route&gt;</text:span></text:p>
            <text:p><text:span text:style-name="T3">&lt;/routes&gt;</text:span></text:p>
            <text:p/>
            <text:p><text:span text:style-name="T3">And the following init code (be sure to use proper quotation marks!):</text:span></text:p>
            <text:p/>
            <text:p><text:span text:style-name="T3">var milo = new org.apache.camel.component.milo.server.MiloServerComponent();</text:span></text:p>
            <text:p><text:span text:style-name="T3">milo.setEnableAnonymousAuthentication(true);</text:span></text:p>
            <text:p><text:span text:style-name="T3">camelContext.addComponent("my-milo-server", milo);</text:span></text:p>
            <text:p/>
            <text:p><text:span text:style-name="T3">The cloud service must still be “Connected”.</text:span></text:p>
            <text:p/>
            <text:p><text:span text:style-name="T3">Now set Cloud Service Mappings in Camel ecample publisher to:</text:span></text:p>
            <text:p><text:span text:style-name="T3">cloud=&lt;camel cloud service PID&gt;</text:span></text:p>
          </table:table-cell>
          <table:table-cell table:style-name="ce172" office:value-type="string" calcext:value-type="string">
            <text:p>Replace "&lt;camel cloud service PID&gt;" with the cloud service PID that you entered for the camel cloud service in "Cloud Services" page.</text:p>
          </table:table-cell>
          <table:table-cell table:style-name="ce222"/>
          <table:table-cell table:style-name="ce172" table:number-columns-repeated="4"/>
          <table:table-cell table:style-name="ce125" table:number-columns-repeated="20"/>
          <table:table-cell table:number-columns-repeated="996"/>
        </table:table-row>
        <table:table-row table:style-name="ro37">
          <table:table-cell table:style-name="ce126" office:value-type="string" calcext:value-type="string">
            <text:p>CAMEL-CCS-004</text:p>
          </table:table-cell>
          <table:table-cell table:style-name="ce172" office:value-type="string" calcext:value-type="string">
            <text:p>Open port 12685 in System-&gt;Firewall.</text:p>
            <text:p>In the Web UI, switch to the “Camel example publisher” and enter the PID of the camel cloud service which was just created and enter in in the field “Cloud Service PID”. Use an OPC UA client (e.g. https://github.com/FreeOpcUa/opcua-client-gui) and connect it to “opc.tcp://&lt;IP&gt;:12685” and monitor the items “intValue” and “doubleValue” under “Objects/Camel” namespace. Those items must exist and be updated once a second according to the parameters of the Camel example publisher.</text:p>
          </table:table-cell>
          <table:table-cell table:style-name="ce172"/>
          <table:table-cell table:style-name="ce222"/>
          <table:table-cell table:style-name="ce172" table:number-columns-repeated="4"/>
          <table:table-cell table:style-name="ce125" table:number-columns-repeated="20"/>
          <table:table-cell table:number-columns-repeated="996"/>
        </table:table-row>
        <table:table-row table:style-name="ro2">
          <table:table-cell table:style-name="ce126"/>
          <table:table-cell table:style-name="ce172" table:number-columns-repeated="2"/>
          <table:table-cell table:style-name="ce222"/>
          <table:table-cell table:style-name="ce172" table:number-columns-repeated="4"/>
          <table:table-cell table:style-name="ce125" table:number-columns-repeated="20"/>
          <table:table-cell table:number-columns-repeated="996"/>
        </table:table-row>
        <table:table-row table:style-name="ro2">
          <table:table-cell table:style-name="ce126"/>
          <table:table-cell table:style-name="ce159" office:value-type="string" calcext:value-type="string">
            <text:p>Artemis Broker</text:p>
          </table:table-cell>
          <table:table-cell table:style-name="ce172"/>
          <table:table-cell table:style-name="ce222"/>
          <table:table-cell table:style-name="ce172" table:number-columns-repeated="4"/>
          <table:table-cell table:style-name="ce125" table:number-columns-repeated="20"/>
          <table:table-cell table:number-columns-repeated="996"/>
        </table:table-row>
        <table:table-row table:style-name="ro53">
          <table:table-cell table:style-name="ce126" office:value-type="string" calcext:value-type="string">
            <text:p>ART-SIM-001</text:p>
          </table:table-cell>
          <table:table-cell table:style-name="ce177" office:value-type="string" calcext:value-type="string">
            <text:p><text:span text:style-name="T8">Navigate to Services-&gt;Simple Artemis MQTT Broker.</text:span></text:p>
            <text:p><text:span text:style-name="T8">Set Enabled to true and apply.</text:span></text:p>
            <text:p/>
            <text:p><text:span text:style-name="T8">Observe that TCP port 1883 is now open (netstat -antup).</text:span></text:p>
            <text:p/>
            <text:p><text:span text:style-name="T8">Configure System-&gt;Cloud Services-&gt;MqttDataTransport to use mqtt://localhost:1883 broker and guest username.</text:span></text:p>
            <text:p><text:span text:style-name="T8">Likely client-id will need to be set as well.</text:span></text:p>
            <text:p/>
            <text:p><text:span text:style-name="T8">Connect the service and observe it actually connects.</text:span></text:p>
          </table:table-cell>
          <table:table-cell table:style-name="ce172"/>
          <table:table-cell table:style-name="ce222"/>
          <table:table-cell table:style-name="ce172" table:number-columns-repeated="4"/>
          <table:table-cell table:style-name="ce125" table:number-columns-repeated="20"/>
          <table:table-cell table:number-columns-repeated="996"/>
        </table:table-row>
        <table:table-row table:style-name="ro54">
          <table:table-cell table:style-name="ce126" office:value-type="string" calcext:value-type="string">
            <text:p>ART-AMQ-001</text:p>
          </table:table-cell>
          <table:table-cell table:style-name="ce177" office:value-type="string" calcext:value-type="string">
            <text:p>Navigate to Services-&gt;ActiveMQ Artemis Broker.</text:p>
            <text:p>Set Enabled to true.</text:p>
            <text:p>Set Broker XML to</text:p>
            <text:p>&lt;?xml version="1.0" encoding="UTF-8"?&gt;</text:p>
            <text:p/>
            <text:p>&lt;configuration xmlns="urn:activemq"</text:p>
            <text:p>    xmlns:xsi="http://www.w3.org/2001/XMLSchema-instance"</text:p>
            <text:p>    xsi:schemaLocation="</text:p>
            <text:p>    urn:activemq https://raw.githubusercontent.com/apache/activemq-artemis/master/artemis-server/src/main/resources/schema/artemis-server.xsd</text:p>
            <text:p>    urn:activemq:core https://raw.githubusercontent.com/apache/activemq-artemis/master/artemis-server/src/main/resources/schema/artemis-configuration.xsd</text:p>
            <text:p>    urn:activemq:jms https://raw.githubusercontent.com/apache/activemq-artemis/master/artemis-jms-server/src/main/resources/schema/artemis-jms.xsd</text:p>
            <text:p>    "&gt;</text:p>
            <text:p/>
            <text:p>    &lt;core xmlns="urn:activemq:core"&gt;</text:p>
            <text:p>        &lt;persistence-enabled&gt;false&lt;/persistence-enabled&gt;</text:p>
            <text:p>        </text:p>
            <text:p>        &lt;acceptors&gt;</text:p>
            <text:p>            &lt;acceptor name="netty-acceptor"&gt;tcp://localhost:61616&lt;/acceptor&gt;</text:p>
            <text:p>            &lt;acceptor name="amqp-acceptor"&gt;tcp://localhost:5672?protocols=AMQP&lt;/acceptor&gt;</text:p>
            <text:p>            &lt;acceptor name="mqtt-acceptor"&gt;tcp://localhost:1883?protocols=MQTT&lt;/acceptor&gt;</text:p>
            <text:p>        &lt;/acceptors&gt;</text:p>
            <text:p>        </text:p>
            <text:p>        &lt;resolve-protocols&gt;false&lt;/resolve-protocols&gt;</text:p>
            <text:p>        </text:p>
            <text:p>        &lt;security-settings&gt;</text:p>
            <text:p>            &lt;!-- WARNING: this is only for testing and completely insecure --&gt;</text:p>
            <text:p>            &lt;security-setting match="#"&gt;</text:p>
            <text:p>                &lt;permission type="createDurableQueue" roles="guest"/&gt;</text:p>
            <text:p>                &lt;permission type="deleteDurableQueue" roles="guest"/&gt;</text:p>
            <text:p>                &lt;permission type="createNonDurableQueue" roles="guest"/&gt;</text:p>
            <text:p>                &lt;permission type="deleteNonDurableQueue" roles="guest"/&gt;</text:p>
            <text:p>                &lt;permission type="consume" roles="guest"/&gt;</text:p>
            <text:p>                &lt;permission type="send" roles="guest"/&gt;</text:p>
            <text:p>            &lt;/security-setting&gt;</text:p>
            <text:p>        &lt;/security-settings&gt;</text:p>
            <text:p/>
            <text:p>    &lt;/core&gt;</text:p>
            <text:p/>
            <text:p>    &lt;jms xmlns="urn:activemq:jms"&gt;</text:p>
            <text:p>        &lt;topic name="TEST.T.1" /&gt;</text:p>
            <text:p>    &lt;/jms&gt;</text:p>
            <text:p/>
            <text:p>&lt;/configuration&gt;</text:p>
            <text:p/>
            <text:p>Set user configuration to: guest=test12|guest</text:p>
            <text:p>Set Default user name to: guest</text:p>
            <text:p/>
            <text:p>Observe that TCP ports 1883, 5672 and 61616 are now open (netstat -antup).</text:p>
            <text:p/>
            <text:p>Configure System-&gt;Cloud Services-&gt;MqttDataTransport to use mqtt://localhost:1883 broker, guest username and test12 password.</text:p>
            <text:p/>
            <text:p>Connect the service and observe it actually connects.</text:p>
          </table:table-cell>
          <table:table-cell table:style-name="ce172"/>
          <table:table-cell table:style-name="ce222"/>
          <table:table-cell table:style-name="ce172" table:number-columns-repeated="4"/>
          <table:table-cell table:style-name="ce125" table:number-columns-repeated="20"/>
          <table:table-cell table:number-columns-repeated="996"/>
        </table:table-row>
        <table:table-row table:style-name="ro2" table:number-rows-repeated="2">
          <table:table-cell table:style-name="ce126"/>
          <table:table-cell table:style-name="ce172" table:number-columns-repeated="2"/>
          <table:table-cell table:style-name="ce222"/>
          <table:table-cell table:style-name="ce172" table:number-columns-repeated="4"/>
          <table:table-cell table:style-name="ce125" table:number-columns-repeated="20"/>
          <table:table-cell table:number-columns-repeated="996"/>
        </table:table-row>
        <table:table-row table:style-name="ro2">
          <table:table-cell table:style-name="ce126"/>
          <table:table-cell table:style-name="ce159" office:value-type="string" calcext:value-type="string">
            <text:p>Kura User Workspace</text:p>
          </table:table-cell>
          <table:table-cell table:style-name="ce159"/>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30">
          <table:table-cell table:style-name="ce126" office:value-type="string" calcext:value-type="string">
            <text:p>UW-SETUP-001</text:p>
          </table:table-cell>
          <table:table-cell table:style-name="ce172" office:value-type="string" calcext:value-type="string">
            <text:p>Import distrib/target/user_workspace_archive_x.y.z.zip in a fresh Eclipse workspace.</text:p>
            <text:p>File | Import | General | Existing Projects into Workspace.</text:p>
            <text:p>Check “Select Archive File” and select the above zip file.</text:p>
            <text:p>Click “Finish”.</text:p>
            <text:p/>
            <text:p>The workspace is populated with the following projects:</text:p>
            <text:p>Org.eclipse.kura.api</text:p>
            <text:p>Org.eclipse.kura.emulator</text:p>
            <text:p>Target-definition</text:p>
            <text:p>org.eclipse.kura.demo.heater</text:p>
          </table:table-cell>
          <table:table-cell table:style-name="ce172" office:value-type="string" calcext:value-type="string">
            <text:p>api is present as a binary in dependencies</text:p>
          </table:table-cell>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22">
          <table:table-cell table:style-name="ce126" office:value-type="string" calcext:value-type="string">
            <text:p>UW-SETUP-002</text:p>
          </table:table-cell>
          <table:table-cell table:style-name="ce172" office:value-type="string" calcext:value-type="string">
            <text:p>In Eclipse expand the target-definition project and open the kura-equinox_3.<text:span text:style-name="T13">11</text:span>.1.target.</text:p>
            <text:p>In the Target Definition editor (Definition tab) click on the link “Set as Target Platform” in the upper right corner. A full build is started.</text:p>
            <text:p/>
            <text:p>No errors must appear in the workspace.</text:p>
          </table:table-cell>
          <table:table-cell table:style-name="ce17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55">
          <table:table-cell table:style-name="ce126" office:value-type="string" calcext:value-type="string">
            <text:p>UW-OOMPH-001</text:p>
          </table:table-cell>
          <table:table-cell table:style-name="ce172" office:value-type="string" calcext:value-type="string">
            <text:p>Download Eclipse installer from https://www.eclipse.org/downloads/eclipse-packages/</text:p>
            <text:p>Start the Eclipse Installer</text:p>
            <text:p>  Switch to advanced mode (in simple mode you cannot add the custom installer)</text:p>
            <text:p>  Select "Eclipse for Committers" and select a JRE 1.8+ -&gt; Next</text:p>
            <text:p>  Add a new installer by URL (if Eclipse Kura is not already available): https://raw.githubusercontent.com/eclipse/kura/develop/kura/setups/kura.setup -&gt; Check and next</text:p>
            <text:p>  Update Eclipse Kura Git repository's username (and select https) and customize further settings (e.g. Root install folder, Installation folder name) -&gt; Next</text:p>
            <text:p>  Leave all Bootstrap Tasks selected -&gt; Finish</text:p>
            <text:p>  Accept the licenses</text:p>
            <text:p>  Wait for the installation to finish</text:p>
            <text:p>  At first startup Eclipse IDE will checkout the code and perform a full build</text:p>
            <text:p>  A few Working Sets will be prepared</text:p>
            <text:p/>
            <text:p>Make sure projects build successfully.</text:p>
          </table:table-cell>
          <table:table-cell table:style-name="ce172" office:value-type="string" calcext:value-type="string">
            <text:p>org.eclipse.kura.protocol.can requires de.entropia.can which is built separately:</text:p>
            <text:p>mvn -f manifest_pom.xml clean install -Pcan -Dmaven.test.skip=true</text:p>
            <text:p>and has to be installed separately, too</text:p>
            <text:p/>
            <text:p>org.eclipse.kura.docs has an issue, but doesn't affect the main build</text:p>
            <text:p/>
            <text:p>Karaf WS projects have a few problems...</text:p>
          </table:table-cell>
          <table:table-cell table:style-name="ce222"/>
          <table:table-cell table:style-name="ce172" table:number-columns-repeated="4"/>
          <table:table-cell table:style-name="ce227" table:number-columns-repeated="20"/>
          <table:table-cell table:style-name="ce57" table:number-columns-repeated="996"/>
        </table:table-row>
        <table:table-row table:style-name="ro56">
          <table:table-cell table:style-name="ce126" office:value-type="string" calcext:value-type="string">
            <text:p>UW-LAUNCH-001</text:p>
          </table:table-cell>
          <table:table-cell table:style-name="ce172" office:value-type="string" calcext:value-type="string">
            <text:p>Launch the emulator.</text:p>
            <text:p>Delete the temporary kura directories:</text:p>
            <text:p>rm -r /tmp/kura</text:p>
            <text:p>rm -r &lt;your_workspace&gt;/kura</text:p>
            <text:p/>
            <text:p>Expand the org.eclipse.kura.emulator project.</text:p>
            <text:p>Under src/main/resources right click on Kura_Emulator_&lt;OS&gt;.launch and select “Run as | Run Configurations...”. Expand “OSGi Framework” and select Kura_Emulator_&lt;OS&gt;.</text:p>
            <text:p>Make sure that the following workspace bundles are checked in the “Bundles” tab:</text:p>
            <text:p/>
            <text:p>org.eclipse.kura.emulator</text:p>
            <text:p>com.eurotech.demo.heater</text:p>
            <text:p/>
            <text:p>Click “Validate Bundles”. Ignore the missing javax.microedition.io Import-Package in org.eclipse.kura.api and org.eclipse.kura.core.comm.</text:p>
            <text:p/>
            <text:p>Click “Run”.</text:p>
            <text:p/>
            <text:p>In the Eclipse Console type “ss” and check that all bundles but log4j.apache-log4j-extras_1.1.0 and slf4j.log4j12_1.6.0 are in ACTIVE state.</text:p>
            <text:p/>
            <text:p>In the Eclipse Console type “ls” and check that all components are in Active state.</text:p>
            <text:p/>
            <text:p>In the Eclipse Console check for these repeated log lines:</text:p>
            <text:p>14:13:18,658 [] INFO  Heater:290  - Published to data message: <text:a xlink:href="mailto:org.eclipse.kura.message.KuraPayload@1" xlink:type="simple">org.eclipse.kura.message.KuraPayload@1</text:a></text:p>
          </table:table-cell>
          <table:table-cell table:style-name="ce17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17">
          <table:table-cell table:style-name="ce126" office:value-type="string" calcext:value-type="string">
            <text:p>UW-LAUNCH-002</text:p>
          </table:table-cell>
          <table:table-cell table:style-name="ce172" office:value-type="string" calcext:value-type="string">
            <text:p>Open a browser at localhost:8080.</text:p>
            <text:p/>
            <text:p>The Kura WEB UI must appear.</text:p>
          </table:table-cell>
          <table:table-cell table:style-name="ce17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22">
          <table:table-cell table:style-name="ce126" office:value-type="string" calcext:value-type="string">
            <text:p>UW-LAUNCH-003</text:p>
          </table:table-cell>
          <table:table-cell table:style-name="ce172" office:value-type="string" calcext:value-type="string">
            <text:p>Create a configuration snapshot: In the Kura WEB UI, select System-&gt;CloudService. Change the value of the property “device.custom-name” and click “Apply”.</text:p>
            <text:p/>
            <text:p>A first snapshot file is created in &lt;your_workspace&gt;/kura/snapshots.</text:p>
            <text:p>Open the snaphot file. Its contents must appear encrypted.</text:p>
          </table:table-cell>
          <table:table-cell table:style-name="ce172"/>
          <table:table-cell table:style-name="ce222"/>
          <table:table-cell table:style-name="ce172" table:number-columns-repeated="4"/>
          <table:table-cell table:style-name="ce227" table:number-columns-repeated="20"/>
          <table:table-cell table:style-name="ce57"/>
          <table:table-cell table:number-columns-repeated="995"/>
        </table:table-row>
        <table:table-row table:style-name="ro2" table:number-rows-repeated="2">
          <table:table-cell table:style-name="ce126"/>
          <table:table-cell table:style-name="ce172" table:number-columns-repeated="2"/>
          <table:table-cell table:style-name="ce222"/>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2">
          <table:table-cell table:style-name="ce128"/>
          <table:table-cell table:style-name="ce182" office:value-type="string" calcext:value-type="string">
            <text:p>Kura Wires</text:p>
          </table:table-cell>
          <table:table-cell table:style-name="ce172"/>
          <table:table-cell table:style-name="ce222"/>
          <table:table-cell table:style-name="ce172" table:number-columns-repeated="4"/>
          <table:table-cell table:style-name="ce140" table:number-columns-repeated="20"/>
          <table:table-cell table:style-name="ce141" table:number-columns-repeated="996"/>
        </table:table-row>
        <table:table-row table:style-name="ro20">
          <table:table-cell table:style-name="ce129" office:value-type="string" calcext:value-type="string">
            <text:p>WIRES-001</text:p>
          </table:table-cell>
          <table:table-cell table:style-name="ce183" office:value-type="string" calcext:value-type="string">
            <text:p>Add Timer and connect it to Logger. Apply. Check the log for messages that arrive every 10 s.</text:p>
            <text:p>Update interval and logging level. Apply. Verify that interval in the log is updated and that log message is more detailed.</text:p>
          </table:table-cell>
          <table:table-cell table:style-name="ce172"/>
          <table:table-cell table:style-name="ce222"/>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45">
          <table:table-cell table:style-name="ce130" office:value-type="string" calcext:value-type="string">
            <text:p>WIRES-002</text:p>
          </table:table-cell>
          <table:table-cell table:style-name="ce184" office:value-type="string" calcext:value-type="string">
            <text:p>Use DB Store and DB Filter:</text:p>
            <text:p>Add a Timer that triggers every 4 seconds</text:p>
            <text:p>Add DB Store that stores data and truncates everything (periodic.cleanup.records.keep = 0) when full (maximum.table.size = 10)</text:p>
            <text:p>Add another Timer that triggers every 20 s</text:p>
            <text:p>Add DB Filter that selects last 10 items from the db table: SELECT * FROM "WR_data" ORDER BY timestamp DESC LIMIT 15;</text:p>
            <text:p>Set DB Filter's cache.expiration.interval = 0</text:p>
            <text:p>Add Logger with VERBOSE level</text:p>
            <text:p/>
            <text:p>Connect first 2 components and last 3. Apply. Observe the effect:</text:p>
            <text:p>- DB should be filled properly (max 10 items before truncating - visible in the log)</text:p>
            <text:p>- logger should log maximum 10 elements.</text:p>
          </table:table-cell>
          <table:table-cell table:style-name="ce172"/>
          <table:table-cell table:style-name="ce222"/>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20">
          <table:table-cell table:style-name="ce130" office:value-type="string" calcext:value-type="string">
            <text:p>WIRES-003</text:p>
          </table:table-cell>
          <table:table-cell table:style-name="ce184" office:value-type="string" calcext:value-type="string">
            <text:p>Modify a few parameters in the last test:</text:p>
            <text:p>- DB Filter's cache.expiration.interval</text:p>
            <text:p>- DB Store's maximum.table.size</text:p>
            <text:p>- DB Store's periodic.cleanup.records.keep</text:p>
          </table:table-cell>
          <table:table-cell table:style-name="ce172"/>
          <table:table-cell table:style-name="ce222"/>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57">
          <table:table-cell table:style-name="ce130" office:value-type="string" calcext:value-type="string">
            <text:p>WIRES-004</text:p>
          </table:table-cell>
          <table:table-cell table:style-name="ce185" office:value-type="string" calcext:value-type="string">
            <text:p>Install Wires Script Filter plug-in from Marketplace.</text:p>
            <text:p>Use the setup from WIRES-001. Add ScriptFilter component to graph. Connect it between Timer and Logger. Apply.</text:p>
            <text:p>Observe that that 2 recors arrive each time: one with more properties – the ones added by the script – and one with increasing counter global variable.</text:p>
          </table:table-cell>
          <table:table-cell table:style-name="ce172"/>
          <table:table-cell table:style-name="ce222"/>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35">
          <table:table-cell table:style-name="ce130" office:value-type="string" calcext:value-type="string">
            <text:p>WIRES-005</text:p>
          </table:table-cell>
          <table:table-cell table:style-name="ce185" office:value-type="string" calcext:value-type="string">
            <text:p>Verify also that if script.context.drop is set to true, the counter global variable is reset to 0 when graph is saved.</text:p>
          </table:table-cell>
          <table:table-cell table:style-name="ce172"/>
          <table:table-cell table:style-name="ce222"/>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58">
          <table:table-cell table:style-name="ce129" office:value-type="string" calcext:value-type="string">
            <text:p>WIRES-MOD-001</text:p>
          </table:table-cell>
          <table:table-cell table:style-name="ce184" office:value-type="string" calcext:value-type="string">
            <text:p><text:span text:style-name="T8">Add Modbus driver:</text:span></text:p>
            <text:p><text:span text:style-name="T8">  Click Services-&gt;+</text:span></text:p>
            <text:p><text:span text:style-name="T8">  Select org.eclipse.kura.driver.modbus, type in a name and click Create. New driver will show up under System-&gt;Drivers and Assets.</text:span></text:p>
            <text:p><text:span text:style-name="T8">Configure the new driver:</text:span></text:p>
            <text:p>  access.type = RTU</text:p>
            <text:p>  modbus.rtu.port.name = /dev/ttyUSB0</text:p>
            <text:p>Go to System-&gt;Wires</text:p>
            <text:p>  Add a new simple Timer</text:p>
            <text:p>  Add a new Asset with the previously added Modbus <text:span text:style-name="T8">driver</text:span></text:p>
            <text:p>  Configure the new asset:</text:p>
            <text:p>    add new Channel, name it, set type READ_WRITE, value type BOOLEAN, primary table COILS and appropriate memory address (e.g. 1)</text:p>
            <text:p>  Add a Publisher:</text:p>
            <text:p>    publish.qos = 0</text:p>
            <text:p>  Add Logger</text:p>
            <text:p>  Connect timer to asset, and asset to publisher and logger</text:p>
            <text:p>  Save</text:p>
            <text:p>Observe the log and events (only that there are no errors save maybe missing modbus device).</text:p>
          </table:table-cell>
          <table:table-cell table:style-name="ce172" office:value-type="string" calcext:value-type="string">
            <text:p>Nothing should happen, so far.</text:p>
          </table:table-cell>
          <table:table-cell table:style-name="ce222"/>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26">
          <table:table-cell table:style-name="ce130" office:value-type="string" calcext:value-type="string">
            <text:p>WIRES-MOD-002</text:p>
          </table:table-cell>
          <table:table-cell table:style-name="ce192" office:value-type="string" calcext:value-type="string">
            <text:p><text:span text:style-name="T14">Run a Modbus emulator on PC (e.g. Modbus Pal)</text:span></text:p>
            <text:p><text:span text:style-name="T14">Configure the previous Modbus asset on TCP, update Modbus driver's modbus.tcp-udp.ip to IP of the PC and try much the same</text:span></text:p>
            <text:p/>
            <text:p><text:span text:style-name="T14">ModbusPal config:</text:span></text:p>
            <text:p><text:span text:style-name="T14">Add 1 slave and configure it:</text:span></text:p>
            <text:p><text:span text:style-name="T14">  Add 1 coils channel; you can change value while wires run</text:span></text:p>
          </table:table-cell>
          <table:table-cell table:style-name="ce172"/>
          <table:table-cell table:style-name="ce222"/>
          <table:table-cell table:style-name="ce172" table:number-columns-repeated="4"/>
          <table:table-cell table:style-name="ce227" table:number-columns-repeated="20"/>
          <table:table-cell table:style-name="ce57" table:number-columns-repeated="996"/>
        </table:table-row>
        <table:table-row table:style-name="ro59">
          <table:table-cell table:style-name="ce130" office:value-type="string" calcext:value-type="string">
            <text:p>WIRES-OPC-001</text:p>
          </table:table-cell>
          <table:table-cell table:style-name="ce184" office:value-type="string" calcext:value-type="string">
            <text:p><text:span text:style-name="T8">Add OPC UA driver:</text:span></text:p>
            <text:p><text:span text:style-name="T8">  Navigate to System-&gt;Drivers and Assets, click New Driver.</text:span></text:p>
            <text:p><text:span text:style-name="T8">  Select org.eclipse.kura.driver.opcua factory, type in a name and click Create. New driver will show up under System-&gt;Drivers and Assets.</text:span></text:p>
            <text:p>Configure the new driver:</text:p>
            <text:p>  endpoint.ip = appropriate server ip</text:p>
            <text:p>  endpoint.port = appropriate server port</text:p>
            <text:p>Go to System-&gt;Wires</text:p>
            <text:p>  Add a new simple Timer</text:p>
            <text:p>  Add a new Asset with the previously added OPC UA <text:span text:style-name="T8">driver</text:span></text:p>
            <text:p>  Configure the new asset:</text:p>
            <text:p>    add new Channel, name it, set type READ, value type DOUBLE, appropriate node.id and node.namespace.index</text:p>
            <text:p>  Add Logger</text:p>
            <text:p>  Connect timer to asset and asset to logger</text:p>
            <text:p>  Save</text:p>
            <text:p>Observe the log and events – server’s value must be read and be visible in the log.</text:p>
          </table:table-cell>
          <table:table-cell table:style-name="ce172"/>
          <table:table-cell table:style-name="ce216"/>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48">
          <table:table-cell table:style-name="ce130" office:value-type="string" calcext:value-type="string">
            <text:p>DRIVERS-001</text:p>
          </table:table-cell>
          <table:table-cell table:style-name="ce185" office:value-type="string" calcext:value-type="string">
            <text:p><text:span text:style-name="T8">Verify that the new OPC-UA asset is also visible in System-&gt;Drivers and Assets. Click on it and try to add a new channel and read its data.</text:span></text:p>
            <text:p><text:span text:style-name="T8">Channel should be added and data should be displayed.</text:span></text:p>
          </table:table-cell>
          <table:table-cell table:style-name="ce172"/>
          <table:table-cell table:style-name="ce216"/>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2">
          <table:table-cell table:style-name="ce130" office:value-type="string" calcext:value-type="string">
            <text:p>DRIVERS-BLE-001</text:p>
          </table:table-cell>
          <table:table-cell table:style-name="ce195" office:value-type="string" calcext:value-type="string">
            <text:p>Install org.eclipse.kura.driver.ble.sensortag.feature.dp package.</text:p>
          </table:table-cell>
          <table:table-cell table:style-name="ce172"/>
          <table:table-cell table:style-name="ce216"/>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49">
          <table:table-cell table:style-name="ce130" office:value-type="string" calcext:value-type="string">
            <text:p>DRIVERS-BLE-002</text:p>
          </table:table-cell>
          <table:table-cell table:style-name="ce197" office:value-type="string" calcext:value-type="string">
            <text:p><text:span text:style-name="T15">Navigate to System-&gt;Drivers and Assets, click New Driver. Select org.eclipse.kura.driver.ble.sensortag factory, set stdriver as name and Create.</text:span></text:p>
            <text:p><text:span text:style-name="T15">Add new Asset: use stdriver as Driver Name and set stasset ad Asset Name.</text:span></text:p>
            <text:p><text:span text:style-name="T16">On the wire graph, create a graph Timer -&gt; stasset -&gt; Log. Configure the stasset adding new channels on this asset: set the appropriate sensortag.address, select e.g. LIGHT and DOUBLE value.type. Configure the logger setting the verbosity to verbose. Apply and check that the value on kura.log.</text:span></text:p>
          </table:table-cell>
          <table:table-cell table:style-name="ce172"/>
          <table:table-cell table:style-name="ce216"/>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5">
          <table:table-cell table:style-name="ce136"/>
          <table:table-cell table:style-name="ce172" table:number-columns-repeated="2"/>
          <table:table-cell table:style-name="ce216"/>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2">
          <table:table-cell table:style-name="ce126"/>
          <table:table-cell table:style-name="ce159" office:value-type="string" calcext:value-type="string">
            <text:p>Rest Service</text:p>
          </table:table-cell>
          <table:table-cell table:style-name="ce172"/>
          <table:table-cell table:style-name="ce216"/>
          <table:table-cell table:style-name="ce172" table:number-columns-repeated="4"/>
          <table:table-cell table:style-name="ce227" table:number-columns-repeated="18"/>
          <table:table-cell table:style-name="ce125" table:number-columns-repeated="2"/>
          <table:table-cell table:number-columns-repeated="996"/>
        </table:table-row>
        <table:table-row table:style-name="ro60">
          <table:table-cell table:style-name="ce138" office:value-type="string" calcext:value-type="string">
            <text:p>REST-001</text:p>
          </table:table-cell>
          <table:table-cell table:style-name="ce198" office:value-type="string" calcext:value-type="string">
            <text:p>Make sure RestService is available under Services.</text:p>
            <text:p/>
            <text:p>Fetch the following URLs using e.g. curl:</text:p>
            <text:p>- http://localhost/services/assets – result is JSON array of avaialble assets</text:p>
            <text:p>e.g. ["asset1","1 more opc asset"]</text:p>
            <text:p>- http://localhost/services/assets/&lt;asset&gt; – result is list of channel configurations (name, type, valueType) e.g. [{"name":"Channel-1","type":"READ","valueType":"BOOLEAN"}]</text:p>
            <text:p>- http://localhost/services/assets/&lt;asset&gt;/_read – result is status of the read operation on that channel e.g. [{"channelStatus":{"channelFlag":"SUCCESS"},"name":"Channel-1","valueType":"BOOLEAN","timestamp":1505140595881}]</text:p>
          </table:table-cell>
          <table:table-cell table:style-name="ce198" office:value-type="string" calcext:value-type="string">
            <text:p>curl -G -u admin:admin http://localhost/services/assets</text:p>
            <text:p/>
            <text:p>Don’t forget to urlencode the urls!</text:p>
          </table:table-cell>
          <table:table-cell table:style-name="ce229"/>
          <table:table-cell table:style-name="ce140" table:number-columns-repeated="4"/>
          <table:table-cell table:style-name="ce227" table:number-columns-repeated="18"/>
          <table:table-cell table:style-name="ce125" table:number-columns-repeated="2"/>
          <table:table-cell table:number-columns-repeated="996"/>
        </table:table-row>
        <table:table-row table:style-name="ro5" table:number-rows-repeated="2">
          <table:table-cell table:style-name="ce140" table:number-columns-repeated="3"/>
          <table:table-cell table:style-name="ce229"/>
          <table:table-cell table:style-name="ce140" table:number-columns-repeated="4"/>
          <table:table-cell table:style-name="ce227" table:number-columns-repeated="18"/>
          <table:table-cell table:style-name="ce125" table:number-columns-repeated="2"/>
          <table:table-cell table:number-columns-repeated="996"/>
        </table:table-row>
        <table:table-row table:style-name="ro5" table:number-rows-repeated="5">
          <table:table-cell table:style-name="ce140" table:number-columns-repeated="3"/>
          <table:table-cell table:style-name="ce229"/>
          <table:table-cell table:style-name="ce140" table:number-columns-repeated="4"/>
          <table:table-cell table:style-name="ce125" table:number-columns-repeated="20"/>
          <table:table-cell table:number-columns-repeated="996"/>
        </table:table-row>
        <table:table-row table:style-name="ro5" table:number-rows-repeated="5">
          <table:table-cell table:style-name="ce141" table:number-columns-repeated="2"/>
          <table:table-cell/>
          <table:table-cell table:style-name="ce141" table:number-columns-repeated="5"/>
          <table:table-cell table:number-columns-repeated="1016"/>
        </table:table-row>
        <table:table-row table:style-name="ro5" table:number-rows-repeated="757">
          <table:table-cell table:style-name="ce142"/>
          <table:table-cell table:style-name="ce141"/>
          <table:table-cell/>
          <table:table-cell table:style-name="ce142" table:number-columns-repeated="5"/>
          <table:table-cell table:number-columns-repeated="1016"/>
        </table:table-row>
        <table:table-row table:style-name="ro1" table:number-rows-repeated="1047514">
          <table:table-cell table:number-columns-repeated="1024"/>
        </table:table-row>
        <table:table-row table:style-name="ro5">
          <table:table-cell table:number-columns-repeated="1024"/>
        </table:table-row>
        <calcext:conditional-formats>
          <calcext:conditional-format calcext:target-range-address="Report.B28:Report.B28">
            <calcext:data-bar calcext:gradient="false" calcext:min-length="10" calcext:max-length="90" calcext:negative-color="#ff0000" calcext:positive-color="#63c384" calcext:axis-color="#000000">
              <calcext:formatting-entry calcext:value="0" calcext:type="number"/>
              <calcext:formatting-entry calcext:value="=[.$B$27]" calcext:type="formula"/>
            </calcext:data-bar>
          </calcext:conditional-format>
          <calcext:conditional-format calcext:target-range-address="Report.B29:Report.B29">
            <calcext:data-bar calcext:gradient="false" calcext:min-length="10" calcext:max-length="90" calcext:negative-color="#ff0000" calcext:positive-color="#ffb628" calcext:axis-color="#000000">
              <calcext:formatting-entry calcext:value="0" calcext:type="number"/>
              <calcext:formatting-entry calcext:value="=[.$B$27]" calcext:type="formula"/>
            </calcext:data-bar>
          </calcext:conditional-format>
          <calcext:conditional-format calcext:target-range-address="Report.B30:Report.B30">
            <calcext:data-bar calcext:gradient="false" calcext:min-length="10" calcext:max-length="90" calcext:negative-color="#ff0000" calcext:positive-color="#ff555a" calcext:axis-color="#000000">
              <calcext:formatting-entry calcext:value="0" calcext:type="number"/>
              <calcext:formatting-entry calcext:value="=[.$B$27]" calcext:type="formula"/>
            </calcext:data-bar>
          </calcext:conditional-format>
          <calcext:conditional-format calcext:target-range-address="Report.B31:Report.B31">
            <calcext:data-bar calcext:gradient="false" calcext:min-length="10" calcext:max-length="90" calcext:negative-color="#ff0000" calcext:positive-color="#d9d9d9" calcext:axis-color="#000000">
              <calcext:formatting-entry calcext:value="0" calcext:type="number"/>
              <calcext:formatting-entry calcext:value="=[.$B$27]" calcext:type="formula"/>
            </calcext:data-bar>
          </calcext:conditional-format>
          <calcext:conditional-format calcext:target-range-address="Report.C28:Report.C28">
            <calcext:data-bar calcext:gradient="false" calcext:min-length="10" calcext:max-length="90" calcext:negative-color="#ff0000" calcext:positive-color="#63c384" calcext:axis-color="#000000">
              <calcext:formatting-entry calcext:value="0" calcext:type="number"/>
              <calcext:formatting-entry calcext:value="1" calcext:type="number"/>
            </calcext:data-bar>
          </calcext:conditional-format>
          <calcext:conditional-format calcext:target-range-address="Report.C29:Report.C29">
            <calcext:data-bar calcext:gradient="false" calcext:min-length="10" calcext:max-length="90" calcext:negative-color="#ff0000" calcext:positive-color="#ffc000" calcext:axis-color="#000000">
              <calcext:formatting-entry calcext:value="0" calcext:type="number"/>
              <calcext:formatting-entry calcext:value="1" calcext:type="number"/>
            </calcext:data-bar>
          </calcext:conditional-format>
          <calcext:conditional-format calcext:target-range-address="Report.C30:Report.C30">
            <calcext:data-bar calcext:gradient="false" calcext:min-length="10" calcext:max-length="90" calcext:negative-color="#ff0000" calcext:positive-color="#ff0000" calcext:axis-color="#000000">
              <calcext:formatting-entry calcext:value="0" calcext:type="number"/>
              <calcext:formatting-entry calcext:value="1" calcext:type="number"/>
            </calcext:data-bar>
          </calcext:conditional-format>
          <calcext:conditional-format calcext:target-range-address="Report.D35:Report.D299">
            <calcext:condition calcext:apply-style-name="ConditionalStyle_9" calcext:value="=&quot;Y&quot;" calcext:base-cell-address="Report.D35"/>
            <calcext:condition calcext:apply-style-name="ConditionalStyle_8" calcext:value="=&quot;N&quot;" calcext:base-cell-address="Report.D35"/>
            <calcext:condition calcext:apply-style-name="ConditionalStyle_7" calcext:value="=&quot;P&quot;" calcext:base-cell-address="Report.D35"/>
          </calcext:conditional-format>
          <calcext:conditional-format calcext:target-range-address="Report.A35:Report.AB299">
            <calcext:condition calcext:apply-style-name="zebra_odd" calcext:value="formula-is(ISODD(ROW()))" calcext:base-cell-address="Report.A221"/>
          </calcext:conditional-format>
        </calcext:conditional-formats>
      </table:table>
      <table:named-expressions/>
      <table:database-ranges>
        <table:database-range table:name="Table1" table:target-range-address="Report.A34:Report.H28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 style:font-family-generic="swiss"/>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sl" fo:country="SI"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 %</number:text>
    </number:percentage-style>
    <number:currency-style style:name="N108P0" style:volatile="true">
      <number:number number:decimal-places="2" loext:min-decimal-places="2" number:min-integer-digits="1" number:grouping="true"/>
      <number:text> </number:text>
      <number:currency-symbol number:language="sl" number:country="SI">€</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4P0" style:volatile="true">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 €</number:text>
      <style:map style:condition="value()&gt;=0" style:apply-style-name="N114P0"/>
    </number:number-style>
    <number:number-style style:name="N115P0" style:volatile="true">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 €</number:text>
      <style:map style:condition="value()&gt;=0" style:apply-style-name="N115P0"/>
    </number:number-style>
    <number:number-style style:name="N117P0" style:volatile="true">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 €</number:text>
      <style:map style:condition="value()&gt;=0" style:apply-style-name="N117P0"/>
    </number:number-style>
    <number:number-style style:name="N118P0" style:volatile="true">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 €</number:text>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6P0" style:volatile="true">
      <loext:fill-character> </loext:fill-character>
      <number:number number:decimal-places="0" loext:min-decimal-places="0" number:min-integer-digits="1" number:grouping="true"/>
      <number:text>    </number:text>
    </number:number-style>
    <number:number-style style:name="N126P1" style:volatile="true">
      <loext:text>-</loext:text>
      <loext:fill-character> </loext:fill-character>
      <number:number number:decimal-places="0" loext:min-decimal-places="0" number:min-integer-digits="1" number:grouping="true"/>
      <number:text>    </number:text>
    </number:number-style>
    <number:number-style style:name="N126P2" style:volatile="true">
      <loext:fill-character> </loext:fill-character>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fill-character> </loext:fill-character>
      <number:number number:decimal-places="0" loext:min-decimal-places="0" number:min-integer-digits="1" number:grouping="true"/>
      <number:text> € </number:text>
    </number:number-style>
    <number:number-style style:name="N130P1" style:volatile="true">
      <loext:text>-</loext:text>
      <loext:fill-character> </loext:fill-character>
      <number:number number:decimal-places="0" loext:min-decimal-places="0" number:min-integer-digits="1" number:grouping="true"/>
      <number:text> € </number:text>
    </number:number-style>
    <number:number-style style:name="N130P2" style:volatile="true">
      <loext:fill-character> </loext:fill-character>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fill-character> </loext:fill-character>
      <number:text>-</number:text>
      <number:number number:decimal-places="0" loext:min-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 </number:text>
    </number:number-style>
    <number:number-style style:name="N138P1" style:volatile="true">
      <loext:text>-</loext:text>
      <loext:fill-character> </loext:fill-character>
      <number:number number:decimal-places="2" loext:min-decimal-places="2" number:min-integer-digits="1" number:grouping="true"/>
      <number:text> € </number:text>
    </number:number-style>
    <number:number-style style:name="N138P2" style:volatile="true">
      <loext:fill-character> </loext:fill-character>
      <number:text>-</number:text>
      <number:number number:decimal-places="0" loext:min-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loext:text>
      <loext:fill-character> </loext:fill-character>
      <number:number number:decimal-places="0" loext:min-decimal-places="0" number:min-integer-digits="1" number:grouping="true"/>
      <number:text>    </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6P0" style:volatile="true">
      <loext:text> </loext:text>
      <loext:fill-character> </loext:fill-character>
      <number:number number:decimal-places="0" loext:min-decimal-places="0" number:min-integer-digits="1" number:grouping="true"/>
      <number:text> € </number:text>
    </number:number-style>
    <number:number-style style:name="N146P1" style:volatile="true">
      <loext:text>-</loext:text>
      <loext:fill-character> </loext:fill-character>
      <number:number number:decimal-places="0" loext:min-decimal-places="0" number:min-integer-digits="1" number:grouping="true"/>
      <number:text> € </number:text>
    </number:number-style>
    <number:number-style style:name="N146P2" style:volatile="true">
      <loext:text> </loext:text>
      <loext:fill-character> </loext:fill-character>
      <number:text>- €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9P0" style:volatile="true">
      <loext:text> </loext:text>
      <loext:fill-character> </loext:fill-character>
      <number:number number:decimal-places="2" loext:min-decimal-places="2" number:min-integer-digits="1" number:grouping="true"/>
      <number:text>    </number:text>
    </number:number-style>
    <number:number-style style:name="N149P1" style:volatile="true">
      <loext:text>-</loext:text>
      <loext:fill-character> </loext:fill-character>
      <number:number number:decimal-places="2" loext:min-decimal-places="2" number:min-integer-digits="1" number:grouping="true"/>
      <number:text>    </number:text>
    </number:number-style>
    <number:number-style style:name="N149P2" style:volatile="true">
      <loext:text> </loext:text>
      <loext:fill-character> </loext:fill-character>
      <number:text>-</number:text>
      <number:number number:decimal-places="0" loext:min-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2P0" style:volatile="true">
      <loext:text> </loext:text>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text> </loext:text>
      <loext:fill-character> </loext:fill-character>
      <number:text>-</number:text>
      <number:number number:decimal-places="0" loext:min-decimal-places="0" number:min-integer-digits="0"/>
      <number:text> €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3">
      <number:number number:decimal-places="0" loext:min-decimal-places="0" number:min-integer-digits="2"/>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number:number-style style:name="N10108P0" style:volatile="true" number:language="sl" number:country="SI">
      <number:number number:decimal-places="0" loext:min-decimal-places="0" number:min-integer-digits="1" number:grouping="true"/>
      <number:text> SIT</number:text>
    </number:number-style>
    <number:number-style style:name="N10108" number:language="sl" number:country="SI">
      <number:text>-</number:text>
      <number:number number:decimal-places="0" loext:min-decimal-places="0" number:min-integer-digits="1" number:grouping="true"/>
      <number:text> SIT</number:text>
      <style:map style:condition="value()&gt;=0" style:apply-style-name="N10108P0"/>
    </number:number-style>
    <number:number-style style:name="N10109P0" style:volatile="true" number:language="sl" number:country="SI">
      <number:number number:decimal-places="0" loext:min-decimal-places="0" number:min-integer-digits="1" number:grouping="true"/>
      <number:text> SIT</number:text>
    </number:number-style>
    <number:number-style style:name="N10109" number:language="sl" number:country="SI">
      <style:text-properties fo:color="#ff0000"/>
      <number:text>-</number:text>
      <number:number number:decimal-places="0" loext:min-decimal-places="0" number:min-integer-digits="1" number:grouping="true"/>
      <number:text> SIT</number:text>
      <style:map style:condition="value()&gt;=0" style:apply-style-name="N10109P0"/>
    </number:number-style>
    <number:number-style style:name="N10111P0" style:volatile="true" number:language="sl" number:country="SI">
      <number:number number:decimal-places="2" loext:min-decimal-places="2" number:min-integer-digits="1" number:grouping="true"/>
      <number:text> SIT</number:text>
    </number:number-style>
    <number:number-style style:name="N10111" number:language="sl" number:country="SI">
      <number:text>-</number:text>
      <number:number number:decimal-places="2" loext:min-decimal-places="2" number:min-integer-digits="1" number:grouping="true"/>
      <number:text> SIT</number:text>
      <style:map style:condition="value()&gt;=0" style:apply-style-name="N10111P0"/>
    </number:number-style>
    <number:number-style style:name="N10112P0" style:volatile="true" number:language="sl" number:country="SI">
      <number:number number:decimal-places="2" loext:min-decimal-places="2" number:min-integer-digits="1" number:grouping="true"/>
      <number:text> SIT</number:text>
    </number:number-style>
    <number:number-style style:name="N10112" number:language="sl" number:country="SI">
      <style:text-properties fo:color="#ff0000"/>
      <number:text>-</number:text>
      <number:number number:decimal-places="2" loext:min-decimal-places="2" number:min-integer-digits="1" number:grouping="true"/>
      <number:text> SIT</number:text>
      <style:map style:condition="value()&gt;=0" style:apply-style-name="N10112P0"/>
    </number:number-style>
    <number:date-style style:name="N10113" number:language="sl" number:country="SI">
      <number:day/>
      <number:text>.</number:text>
      <number:month/>
      <number:text>.</number:text>
      <number:year number:style="long"/>
    </number:date-style>
    <number:date-style style:name="N10114" number:language="sl" number:country="SI">
      <number:day/>
      <number:text>.</number:text>
      <number:month number:textual="true"/>
      <number:text>.</number:text>
      <number:year/>
    </number:date-style>
    <number:date-style style:name="N10115" number:language="sl" number:country="SI">
      <number:day/>
      <number:text>.</number:text>
      <number:month number:textual="true"/>
    </number:date-style>
    <number:date-style style:name="N10116" number:language="sl" number:country="SI">
      <number:month number:textual="true"/>
      <number:text>.</number:text>
      <number:year/>
    </number:date-style>
    <number:time-style style:name="N10117" number:language="sl" number:country="SI">
      <number:hours/>
      <number:text>:</number:text>
      <number:minutes number:style="long"/>
      <number:text> </number:text>
      <number:am-pm/>
    </number:time-style>
    <number:time-style style:name="N10118" number:language="sl" number:country="SI">
      <number:hours/>
      <number:text>:</number:text>
      <number:minutes number:style="long"/>
      <number:text>:</number:text>
      <number:seconds number:style="long"/>
      <number:text> </number:text>
      <number:am-pm/>
    </number:time-style>
    <number:time-style style:name="N10119" number:language="sl" number:country="SI">
      <number:hours/>
      <number:text>:</number:text>
      <number:minutes number:style="long"/>
    </number:time-style>
    <number:time-style style:name="N10120" number:language="sl" number:country="SI">
      <number:hours/>
      <number:text>:</number:text>
      <number:minutes number:style="long"/>
      <number:text>:</number:text>
      <number:seconds number:style="long"/>
    </number:time-style>
    <number:date-style style:name="N10121" number:language="sl" number:country="SI">
      <number:day/>
      <number:text>.</number:text>
      <number:month/>
      <number:text>.</number:text>
      <number:year number:style="long"/>
      <number:text> </number:text>
      <number:hours/>
      <number:text>:</number:text>
      <number:minutes number:style="long"/>
    </number:date-style>
    <number:number-style style:name="N10123P0" style:volatile="true" number:language="sl" number:country="SI">
      <number:number number:decimal-places="0" loext:min-decimal-places="0" number:min-integer-digits="1" number:grouping="true"/>
      <number:text>      </number:text>
    </number:number-style>
    <number:number-style style:name="N10123" number:language="sl" number:country="SI">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sl" number:country="SI">
      <number:number number:decimal-places="0" loext:min-decimal-places="0" number:min-integer-digits="1" number:grouping="true"/>
      <number:text>      </number:text>
    </number:number-style>
    <number:number-style style:name="N10124" number:language="sl" number:country="SI">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sl" number:country="SI">
      <number:number number:decimal-places="2" loext:min-decimal-places="2" number:min-integer-digits="1" number:grouping="true"/>
      <number:text>      </number:text>
    </number:number-style>
    <number:number-style style:name="N10126" number:language="sl" number:country="SI">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sl" number:country="SI">
      <number:number number:decimal-places="2" loext:min-decimal-places="2" number:min-integer-digits="1" number:grouping="true"/>
      <number:text>      </number:text>
    </number:number-style>
    <number:number-style style:name="N10127" number:language="sl" number:country="SI">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sl" number:country="SI">
      <loext:fill-character> </loext:fill-character>
      <number:number number:decimal-places="0" loext:min-decimal-places="0" number:min-integer-digits="1" number:grouping="true"/>
      <number:text>       </number:text>
    </number:number-style>
    <number:number-style style:name="N10131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31P2" style:volatile="true" number:language="sl" number:country="SI">
      <loext:fill-character> </loext:fill-character>
      <number:text>-       </number:text>
    </number:number-style>
    <number:text-style style:name="N10131" number:language="sl" number:country="S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l" number:country="SI">
      <loext:fill-character> </loext:fill-character>
      <number:number number:decimal-places="0" loext:min-decimal-places="0" number:min-integer-digits="1" number:grouping="true"/>
      <number:text> SIT </number:text>
    </number:number-style>
    <number:number-style style:name="N10135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35P2" style:volatile="true" number:language="sl" number:country="SI">
      <loext:fill-character> </loext:fill-character>
      <number:text>- SIT </number:text>
    </number:number-style>
    <number:text-style style:name="N10135" number:language="sl" number:country="S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l" number:country="SI">
      <loext:fill-character> </loext:fill-character>
      <number:number number:decimal-places="2" loext:min-decimal-places="2" number:min-integer-digits="1" number:grouping="true"/>
      <number:text>       </number:text>
    </number:number-style>
    <number:number-style style:name="N10139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39P2" style:volatile="true" number:language="sl" number:country="SI">
      <loext:fill-character> </loext:fill-character>
      <number:text>-</number:text>
      <number:number number:decimal-places="0" loext:min-decimal-places="0" number:min-integer-digits="0"/>
      <number:text>       </number:text>
    </number:number-style>
    <number:text-style style:name="N10139" number:language="sl" number:country="S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sl" number:country="SI">
      <loext:fill-character> </loext:fill-character>
      <number:number number:decimal-places="2" loext:min-decimal-places="2" number:min-integer-digits="1" number:grouping="true"/>
      <number:text> SIT </number:text>
    </number:number-style>
    <number:number-style style:name="N10143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43P2" style:volatile="true" number:language="sl" number:country="SI">
      <loext:fill-character> </loext:fill-character>
      <number:text>-</number:text>
      <number:number number:decimal-places="0" loext:min-decimal-places="0" number:min-integer-digits="0"/>
      <number:text> SIT </number:text>
    </number:number-style>
    <number:text-style style:name="N10143" number:language="sl" number:country="SI">
      <number:text-content/>
      <number:text> </number:text>
      <style:map style:condition="value()&gt;0" style:apply-style-name="N10143P0"/>
      <style:map style:condition="value()&lt;0" style:apply-style-name="N10143P1"/>
      <style:map style:condition="value()=0" style:apply-style-name="N10143P2"/>
    </number:text-style>
    <number:number-style style:name="N10146P0" style:volatile="true" number:language="sl" number:country="SI">
      <loext:text> </loext:text>
      <loext:fill-character> </loext:fill-character>
      <number:number number:decimal-places="0" loext:min-decimal-places="0" number:min-integer-digits="1" number:grouping="true"/>
      <number:text>       </number:text>
    </number:number-style>
    <number:number-style style:name="N10146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46P2" style:volatile="true" number:language="sl" number:country="SI">
      <loext:text> </loext:text>
      <loext:fill-character> </loext:fill-character>
      <number:text>-       </number:text>
    </number:number-style>
    <number:text-style style:name="N10146" number:language="sl" number:country="SI">
      <number:text> </number:text>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sl" number:country="SI">
      <loext:text> </loext:text>
      <loext:fill-character> </loext:fill-character>
      <number:number number:decimal-places="0" loext:min-decimal-places="0" number:min-integer-digits="1" number:grouping="true"/>
      <number:text> SIT </number:text>
    </number:number-style>
    <number:number-style style:name="N10149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49P2" style:volatile="true" number:language="sl" number:country="SI">
      <loext:text> </loext:text>
      <loext:fill-character> </loext:fill-character>
      <number:text>- SIT </number:text>
    </number:number-style>
    <number:text-style style:name="N10149" number:language="sl" number:country="SI">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2P0" style:volatile="true" number:language="sl" number:country="SI">
      <loext:text> </loext:text>
      <loext:fill-character> </loext:fill-character>
      <number:number number:decimal-places="2" loext:min-decimal-places="2" number:min-integer-digits="1" number:grouping="true"/>
      <number:text>       </number:text>
    </number:number-style>
    <number:number-style style:name="N10152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52P2" style:volatile="true" number:language="sl" number:country="SI">
      <loext:text> </loext:text>
      <loext:fill-character> </loext:fill-character>
      <number:text>-</number:text>
      <number:number number:decimal-places="0" loext:min-decimal-places="0" number:min-integer-digits="0"/>
      <number:text>       </number:text>
    </number:number-style>
    <number:text-style style:name="N10152" number:language="sl" number:country="SI">
      <number:text> </number:text>
      <number:text-content/>
      <number:text> </number:text>
      <style:map style:condition="value()&gt;0" style:apply-style-name="N10152P0"/>
      <style:map style:condition="value()&lt;0" style:apply-style-name="N10152P1"/>
      <style:map style:condition="value()=0" style:apply-style-name="N10152P2"/>
    </number:text-style>
    <number:number-style style:name="N10155P0" style:volatile="true" number:language="sl" number:country="SI">
      <loext:text> </loext:text>
      <loext:fill-character> </loext:fill-character>
      <number:number number:decimal-places="2" loext:min-decimal-places="2" number:min-integer-digits="1" number:grouping="true"/>
      <number:text> SIT </number:text>
    </number:number-style>
    <number:number-style style:name="N10155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55P2" style:volatile="true" number:language="sl" number:country="SI">
      <loext:text> </loext:text>
      <loext:fill-character> </loext:fill-character>
      <number:text>-</number:text>
      <number:number number:decimal-places="0" loext:min-decimal-places="0" number:min-integer-digits="0"/>
      <number:text> SIT </number:text>
    </number:number-style>
    <number:text-style style:name="N10155" number:language="sl" number:country="SI">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56" number:language="sl" number:country="SI">
      <number:number number:decimal-places="2" loext:min-decimal-places="2" number:min-integer-digits="1" number:grouping="true"/>
      <number:text> </number:text>
      <number:currency-symbol number:language="sl" number:country="SI">€</number:currency-symbol>
    </number:currency-style>
    <number:currency-style style:name="N10157P0" style:volatile="true" number:language="sl" number:country="SI">
      <number:number number:decimal-places="2" loext:min-decimal-places="2" number:min-integer-digits="1" number:grouping="true"/>
      <number:text> </number:text>
      <number:currency-symbol number:language="sl" number:country="SI">€</number:currency-symbol>
    </number:currency-style>
    <number:currency-style style:name="N10157" number:language="sl" number:country="SI">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157P0"/>
    </number:currency-style>
    <style:style style:name="Default" style:family="table-cell">
      <style:table-cell-properties fo:padding="0.71mm" style:rotation-align="none" style:vertical-align="bottom"/>
      <style:text-properties fo:color="#000000"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1"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style style:name="ConditionalStyle_5f_9" style:display-name="ConditionalStyle_9" style:family="table-cell" style:parent-style-name="Default">
      <style:table-cell-properties fo:background-color="#00b050"/>
    </style:style>
    <style:style style:name="ConditionalStyle_5f_8" style:display-name="ConditionalStyle_8" style:family="table-cell" style:parent-style-name="Default">
      <style:table-cell-properties fo:background-color="#ff0000"/>
    </style:style>
    <style:style style:name="ConditionalStyle_5f_7" style:display-name="ConditionalStyle_7" style:family="table-cell" style:parent-style-name="Default">
      <style:table-cell-properties fo:background-color="#ffff00"/>
    </style:style>
    <style:style style:name="zebra_5f_odd" style:display-name="zebra_odd" style:family="table-cell" style:parent-style-name="Default">
      <style:table-cell-properties fo:background-color="#eeeeee" style:vertical-align="top" loext:vertical-justify="auto"/>
      <style:paragraph-properties css3t:text-justify="auto"/>
    </style:style>
    <style:style style:name="Excel_5f_BuiltIn_5f_Explanatory_20_Text" style:display-name="Excel_BuiltIn_Explanatory Text" style:family="table-cell" style:parent-style-name="Default" style:data-style-name="N0">
      <style:table-cell-properties fo:background-color="#ffeb9c" fo:padding="0.71mm"/>
      <style:text-properties fo:color="#9c65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_20_1" style:display-name="Excel_CondFormat_1_1_1 1" style:family="table-cell" style:parent-style-name="Default">
      <style:table-cell-properties fo:background-color="#ff99cc"/>
      <style:text-properties fo:color="#800080"/>
    </style:style>
    <style:style style:name="Excel_5f_CondFormat_5f_1_5f_1_5f_1_20_2" style:display-name="Excel_CondFormat_1_1_1 2" style:family="table-cell" style:parent-style-name="Default">
      <style:table-cell-properties fo:background-color="#ff99cc"/>
      <style:text-properties fo:color="#800080"/>
    </style:style>
    <style:style style:name="Excel_5f_CondFormat_5f_1_5f_1_5f_1_20_3" style:display-name="Excel_CondFormat_1_1_1 3" style:family="table-cell" style:parent-style-name="Default">
      <style:table-cell-properties fo:background-color="#ff99cc"/>
      <style:text-properties fo:color="#800080"/>
    </style:style>
    <style:style style:name="Excel_5f_CondFormat_5f_1_5f_1_5f_1_20_4" style:display-name="Excel_CondFormat_1_1_1 4" style:family="table-cell" style:parent-style-name="Default">
      <style:table-cell-properties fo:background-color="#ff99cc"/>
      <style:text-properties fo:color="#800080"/>
    </style:style>
    <style:style style:name="Excel_5f_CondFormat_5f_1_5f_1_5f_1_20_5" style:display-name="Excel_CondFormat_1_1_1 5" style:family="table-cell" style:parent-style-name="Default">
      <style:table-cell-properties fo:background-color="#ff99cc"/>
      <style:text-properties fo:color="#800080"/>
    </style:style>
    <style:style style:name="Excel_5f_CondFormat_5f_1_5f_1_5f_1_20_6" style:display-name="Excel_CondFormat_1_1_1 6" style:family="table-cell" style:parent-style-name="Default">
      <style:table-cell-properties fo:background-color="#ff99cc"/>
      <style:text-properties fo:color="#800080"/>
    </style:style>
    <style:style style:name="Excel_5f_CondFormat_5f_1_5f_1_5f_1_20_7" style:display-name="Excel_CondFormat_1_1_1 7" style:family="table-cell" style:parent-style-name="Default">
      <style:table-cell-properties fo:background-color="#ff99cc"/>
      <style:text-properties fo:color="#800080"/>
    </style:style>
    <style:style style:name="Excel_5f_CondFormat_5f_1_5f_1_5f_1" style:display-name="Excel_CondFormat_1_1_1" style:family="table-cell" style:parent-style-name="Default">
      <style:table-cell-properties fo:background-color="#ff99cc"/>
      <style:text-properties fo:color="#80008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0.01mm" fo:page-height="297mm"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5">00.00.0000</text:date>, <text:time style:data-style-name="N2" text:time-value="15:29:41.317000000">00:00:00</text:time></text:p>
        </style:region-right>
      </style:header>
      <style:header-left style:display="false"/>
      <style:footer>
        <text:p>Page <text:page-number>1</text:page-number> / <text:page-count>99</text:page-count></text:p>
      </style:footer>
      <style:footer-left style:display="false"/>
    </style:master-page>
    <style:master-page style:name="PageStyle_5f_Revisions" style:display-name="PageStyle_Revisions" style:page-layout-name="Mpm3">
      <style:header style:display="false"/>
      <style:header-left style:display="false"/>
      <style:footer style:display="false"/>
      <style:footer-left style:display="false"/>
    </style:master-page>
    <style:master-page style:name="PageStyle_5f_Kura_20_QA" style:display-name="PageStyle_Kura QA" style:page-layout-name="Mpm4">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style:master-page style:name="PageStyle_5f_Sheet1" style:display-name="PageStyle_Sheet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2" style:display-name="PageStyle_Sheet1 2"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3" style:display-name="PageStyle_Sheet1 3"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4" style:display-name="PageStyle_Sheet1 4"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5" style:display-name="PageStyle_Sheet1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6" style:display-name="PageStyle_Sheet1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7" style:display-name="PageStyle_Sheet1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14-09-06T08:40:55</meta:creation-date>
    <dc:date>2017-09-25T15:30:28.167000000</dc:date>
    <meta:generator>LibreOffice/5.3.4.2$Windows_x86 LibreOffice_project/f82d347ccc0be322489bf7da61d7e4ad13fe2ff3</meta:generator>
    <meta:editing-duration>PT13H8M41S</meta:editing-duration>
    <meta:editing-cycles>79</meta:editing-cycles>
    <meta:document-statistic meta:table-count="3" meta:cell-count="564" meta:object-count="0"/>
    <meta:user-defined meta:name="AppVersion">14.0300</meta:user-defined>
    <meta:user-defined meta:name="ContentTypeId">0x010100D4533FBB1BD7174BABCDADE5CF596D5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lc_DocIdItemGuid" meta:value-type="string">b42d5de6-6fce-47aa-adc2-26ea40a89056</meta:user-defined>
  </office:meta>
</office:document-meta>
</file>